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 Unicode MS1" svg:font-family="'Arial Unicode MS'" style:font-family-generic="swiss"/>
    <style:font-face style:name="ヒラギノ丸ゴ ProN" svg:font-family="'ヒラギノ丸ゴ ProN'" style:font-family-generic="swiss"/>
    <style:font-face style:name="ヒラギノ丸ゴ ProN1" svg:font-family="'ヒラギノ丸ゴ Pr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asian="ヒラギノ丸ゴ ProN1"/>
    </style:style>
    <style:style style:name="P2" style:family="paragraph" style:parent-style-name="Standard">
      <style:text-properties officeooo:paragraph-rsid="0019167c" style:font-name-asian="ヒラギノ丸ゴ ProN1"/>
    </style:style>
    <style:style style:name="P3" style:family="paragraph" style:parent-style-name="Standard">
      <style:text-properties officeooo:paragraph-rsid="001acf04" style:font-name-asian="ヒラギノ丸ゴ ProN1"/>
    </style:style>
    <style:style style:name="P4" style:family="paragraph" style:parent-style-name="Standard">
      <style:text-properties officeooo:paragraph-rsid="00384fa3" style:font-name-asian="ヒラギノ丸ゴ ProN1"/>
    </style:style>
    <style:style style:name="P5" style:family="paragraph" style:parent-style-name="Standard">
      <style:text-properties officeooo:paragraph-rsid="00431b34" style:font-name-asian="ヒラギノ丸ゴ ProN1"/>
    </style:style>
    <style:style style:name="P6" style:family="paragraph" style:parent-style-name="Standard">
      <style:text-properties officeooo:paragraph-rsid="00485eff" style:font-name-asian="ヒラギノ丸ゴ ProN1"/>
    </style:style>
    <style:style style:name="P7" style:family="paragraph" style:parent-style-name="Standard">
      <style:text-properties officeooo:paragraph-rsid="004c6f88" style:font-name-asian="ヒラギノ丸ゴ ProN1"/>
    </style:style>
    <style:style style:name="P8" style:family="paragraph" style:parent-style-name="Standard">
      <style:text-properties officeooo:paragraph-rsid="004ca625" style:font-name-asian="ヒラギノ丸ゴ ProN1"/>
    </style:style>
    <style:style style:name="P9" style:family="paragraph" style:parent-style-name="Standard">
      <style:text-properties officeooo:paragraph-rsid="004da560" style:font-name-asian="ヒラギノ丸ゴ ProN1"/>
    </style:style>
    <style:style style:name="P10" style:family="paragraph" style:parent-style-name="Standard">
      <style:text-properties officeooo:paragraph-rsid="004e210f" style:font-name-asian="ヒラギノ丸ゴ ProN1"/>
    </style:style>
    <style:style style:name="P11" style:family="paragraph" style:parent-style-name="Standard">
      <style:text-properties officeooo:paragraph-rsid="004f7ed7" style:font-name-asian="ヒラギノ丸ゴ ProN1"/>
    </style:style>
    <style:style style:name="P12" style:family="paragraph" style:parent-style-name="Standard">
      <style:text-properties officeooo:paragraph-rsid="005162f8" style:font-name-asian="ヒラギノ丸ゴ ProN1"/>
    </style:style>
    <style:style style:name="P13" style:family="paragraph" style:parent-style-name="Standard">
      <style:text-properties officeooo:paragraph-rsid="00533aab" style:font-name-asian="ヒラギノ丸ゴ ProN1"/>
    </style:style>
    <style:style style:name="P14" style:family="paragraph" style:parent-style-name="Standard">
      <style:text-properties officeooo:paragraph-rsid="00541d3c" style:font-name-asian="ヒラギノ丸ゴ ProN1"/>
    </style:style>
    <style:style style:name="P15" style:family="paragraph" style:parent-style-name="Standard">
      <style:text-properties officeooo:paragraph-rsid="005883b6" style:font-name-asian="ヒラギノ丸ゴ ProN1"/>
    </style:style>
    <style:style style:name="P16" style:family="paragraph" style:parent-style-name="Standard">
      <style:text-properties officeooo:paragraph-rsid="005d4ad4" style:font-name-asian="ヒラギノ丸ゴ ProN1"/>
    </style:style>
    <style:style style:name="P17" style:family="paragraph" style:parent-style-name="Standard">
      <style:text-properties officeooo:paragraph-rsid="0028f5cd" style:font-name-asian="ヒラギノ丸ゴ ProN1"/>
    </style:style>
    <style:style style:name="P18" style:family="paragraph" style:parent-style-name="Standard">
      <style:text-properties officeooo:paragraph-rsid="00649344" style:font-name-asian="ヒラギノ丸ゴ ProN1"/>
    </style:style>
    <style:style style:name="P19" style:family="paragraph" style:parent-style-name="Standard">
      <style:text-properties officeooo:paragraph-rsid="0068a752" style:font-name-asian="ヒラギノ丸ゴ ProN1"/>
    </style:style>
    <style:style style:name="P20" style:family="paragraph" style:parent-style-name="Standard">
      <style:text-properties officeooo:paragraph-rsid="006a5854" style:font-name-asian="ヒラギノ丸ゴ ProN1"/>
    </style:style>
    <style:style style:name="P21" style:family="paragraph" style:parent-style-name="Standard">
      <style:text-properties officeooo:paragraph-rsid="006fcdd8" style:font-name-asian="ヒラギノ丸ゴ ProN1"/>
    </style:style>
    <style:style style:name="P22" style:family="paragraph" style:parent-style-name="Standard">
      <style:text-properties officeooo:paragraph-rsid="00707c2c" style:font-name-asian="ヒラギノ丸ゴ ProN1"/>
    </style:style>
    <style:style style:name="P23" style:family="paragraph" style:parent-style-name="Standard">
      <style:text-properties officeooo:paragraph-rsid="00708ebc" style:font-name-asian="ヒラギノ丸ゴ ProN1"/>
    </style:style>
    <style:style style:name="P24" style:family="paragraph" style:parent-style-name="Standard">
      <style:text-properties officeooo:paragraph-rsid="00728173" style:font-name-asian="ヒラギノ丸ゴ ProN1"/>
    </style:style>
    <style:style style:name="P25" style:family="paragraph" style:parent-style-name="Standard">
      <style:text-properties officeooo:paragraph-rsid="00770ef1" style:font-name-asian="ヒラギノ丸ゴ ProN1"/>
    </style:style>
    <style:style style:name="P26" style:family="paragraph" style:parent-style-name="Standard">
      <style:text-properties officeooo:paragraph-rsid="0079bc3d" style:font-name-asian="ヒラギノ丸ゴ ProN1"/>
    </style:style>
    <style:style style:name="P27" style:family="paragraph" style:parent-style-name="Standard">
      <style:text-properties officeooo:paragraph-rsid="007af434" style:font-name-asian="ヒラギノ丸ゴ ProN1"/>
    </style:style>
    <style:style style:name="P28" style:family="paragraph" style:parent-style-name="Standard">
      <style:text-properties officeooo:paragraph-rsid="007b8a0e" style:font-name-asian="ヒラギノ丸ゴ ProN1"/>
    </style:style>
    <style:style style:name="P29" style:family="paragraph" style:parent-style-name="Standard">
      <style:text-properties officeooo:paragraph-rsid="00893859" style:font-name-asian="ヒラギノ丸ゴ ProN1"/>
    </style:style>
    <style:style style:name="P30" style:family="paragraph" style:parent-style-name="Standard">
      <style:text-properties officeooo:paragraph-rsid="008a289f" style:font-name-asian="ヒラギノ丸ゴ ProN1"/>
    </style:style>
    <style:style style:name="P31" style:family="paragraph" style:parent-style-name="Standard">
      <style:text-properties officeooo:paragraph-rsid="00a3208c" style:font-name-asian="ヒラギノ丸ゴ ProN1"/>
    </style:style>
    <style:style style:name="P32" style:family="paragraph" style:parent-style-name="Standard">
      <style:text-properties officeooo:paragraph-rsid="00bd0cc7" style:font-name-asian="ヒラギノ丸ゴ ProN1"/>
    </style:style>
    <style:style style:name="P33" style:family="paragraph" style:parent-style-name="Standard">
      <style:text-properties officeooo:paragraph-rsid="00bf63ef" style:font-name-asian="ヒラギノ丸ゴ ProN1"/>
    </style:style>
    <style:style style:name="P34" style:family="paragraph" style:parent-style-name="Standard">
      <style:text-properties officeooo:paragraph-rsid="00b1eab6" style:font-name-asian="ヒラギノ丸ゴ ProN1"/>
    </style:style>
    <style:style style:name="P35" style:family="paragraph" style:parent-style-name="Standard">
      <style:text-properties officeooo:paragraph-rsid="00c8d6e0" style:font-name-asian="ヒラギノ丸ゴ ProN1"/>
    </style:style>
    <style:style style:name="P36" style:family="paragraph" style:parent-style-name="Standard">
      <style:text-properties officeooo:paragraph-rsid="00cda9b8" style:font-name-asian="ヒラギノ丸ゴ ProN1"/>
    </style:style>
    <style:style style:name="P37" style:family="paragraph" style:parent-style-name="Standard">
      <style:text-properties officeooo:paragraph-rsid="00d20add" style:font-name-asian="ヒラギノ丸ゴ ProN1"/>
    </style:style>
    <style:style style:name="P38" style:family="paragraph" style:parent-style-name="Standard">
      <style:text-properties officeooo:paragraph-rsid="00d36baf" style:font-name-asian="ヒラギノ丸ゴ ProN1"/>
    </style:style>
    <style:style style:name="P39" style:family="paragraph" style:parent-style-name="Standard">
      <style:text-properties officeooo:paragraph-rsid="00d5d33a" style:font-name-asian="ヒラギノ丸ゴ ProN1"/>
    </style:style>
    <style:style style:name="P40" style:family="paragraph" style:parent-style-name="Standard">
      <style:text-properties officeooo:paragraph-rsid="00d6c895" style:font-name-asian="ヒラギノ丸ゴ ProN1"/>
    </style:style>
    <style:style style:name="P41" style:family="paragraph" style:parent-style-name="Standard">
      <style:text-properties officeooo:rsid="00db11b7" officeooo:paragraph-rsid="00db11b7" style:font-name-asian="ヒラギノ丸ゴ ProN1"/>
    </style:style>
    <style:style style:name="P42" style:family="paragraph" style:parent-style-name="Standard">
      <style:text-properties officeooo:paragraph-rsid="00dff784" style:font-name-asian="ヒラギノ丸ゴ ProN1"/>
    </style:style>
    <style:style style:name="P43" style:family="paragraph" style:parent-style-name="Standard">
      <style:text-properties officeooo:paragraph-rsid="00e44dff" style:font-name-asian="ヒラギノ丸ゴ ProN1"/>
    </style:style>
    <style:style style:name="P44" style:family="paragraph" style:parent-style-name="Standard">
      <style:text-properties officeooo:paragraph-rsid="00e5cdbb" style:font-name-asian="ヒラギノ丸ゴ ProN1"/>
    </style:style>
    <style:style style:name="P45" style:family="paragraph" style:parent-style-name="Standard">
      <style:text-properties officeooo:paragraph-rsid="00e60d8f" style:font-name-asian="ヒラギノ丸ゴ ProN1"/>
    </style:style>
    <style:style style:name="P46" style:family="paragraph" style:parent-style-name="Standard">
      <style:text-properties officeooo:paragraph-rsid="00e7be46" style:font-name-asian="ヒラギノ丸ゴ ProN1"/>
    </style:style>
    <style:style style:name="P47" style:family="paragraph" style:parent-style-name="Standard">
      <style:text-properties officeooo:paragraph-rsid="00e8f7e7" style:font-name-asian="ヒラギノ丸ゴ ProN1"/>
    </style:style>
    <style:style style:name="P48" style:family="paragraph" style:parent-style-name="Standard">
      <style:text-properties officeooo:paragraph-rsid="00eb4e57" style:font-name-asian="ヒラギノ丸ゴ ProN1"/>
    </style:style>
    <style:style style:name="P49" style:family="paragraph" style:parent-style-name="Standard">
      <style:text-properties officeooo:paragraph-rsid="00ee8a39" style:font-name-asian="ヒラギノ丸ゴ ProN1"/>
    </style:style>
    <style:style style:name="P50" style:family="paragraph" style:parent-style-name="Standard">
      <style:text-properties officeooo:paragraph-rsid="00f28972" style:font-name-asian="ヒラギノ丸ゴ ProN1"/>
    </style:style>
    <style:style style:name="P51" style:family="paragraph" style:parent-style-name="Standard">
      <style:text-properties officeooo:paragraph-rsid="00f31cf3" style:font-name-asian="ヒラギノ丸ゴ ProN1"/>
    </style:style>
    <style:style style:name="P52" style:family="paragraph" style:parent-style-name="Standard">
      <style:text-properties officeooo:paragraph-rsid="01029d44" style:font-name-asian="ヒラギノ丸ゴ ProN1"/>
    </style:style>
    <style:style style:name="P53" style:family="paragraph" style:parent-style-name="Standard">
      <style:text-properties officeooo:paragraph-rsid="01042ab8" style:font-name-asian="ヒラギノ丸ゴ ProN1"/>
    </style:style>
    <style:style style:name="P54" style:family="paragraph" style:parent-style-name="Standard">
      <style:text-properties officeooo:rsid="01087566" officeooo:paragraph-rsid="01087566" style:font-name-asian="ヒラギノ丸ゴ ProN1"/>
    </style:style>
    <style:style style:name="P55" style:family="paragraph" style:parent-style-name="Standard">
      <style:text-properties officeooo:rsid="01087566" officeooo:paragraph-rsid="010fffd1" style:font-name-asian="ヒラギノ丸ゴ ProN1"/>
    </style:style>
    <style:style style:name="P56" style:family="paragraph" style:parent-style-name="Standard">
      <style:text-properties officeooo:rsid="01087566" officeooo:paragraph-rsid="011a9672" style:font-name-asian="ヒラギノ丸ゴ ProN1"/>
    </style:style>
    <style:style style:name="P57" style:family="paragraph" style:parent-style-name="Standard">
      <style:text-properties officeooo:rsid="01087566" officeooo:paragraph-rsid="011b20ac" style:font-name-asian="ヒラギノ丸ゴ ProN1"/>
    </style:style>
    <style:style style:name="P58" style:family="paragraph" style:parent-style-name="Standard">
      <style:text-properties officeooo:rsid="01087566" officeooo:paragraph-rsid="011f785d" style:font-name-asian="ヒラギノ丸ゴ ProN1"/>
    </style:style>
    <style:style style:name="P59" style:family="paragraph" style:parent-style-name="Standard">
      <style:text-properties officeooo:rsid="01087566" officeooo:paragraph-rsid="011fcb4b" style:font-name-asian="ヒラギノ丸ゴ ProN1"/>
    </style:style>
    <style:style style:name="P60" style:family="paragraph" style:parent-style-name="Standard">
      <style:text-properties officeooo:rsid="01087566" officeooo:paragraph-rsid="0128bf99" style:font-name-asian="ヒラギノ丸ゴ ProN1"/>
    </style:style>
    <style:style style:name="P61" style:family="paragraph" style:parent-style-name="Standard">
      <style:text-properties officeooo:rsid="01087566" officeooo:paragraph-rsid="012a141b" style:font-name-asian="ヒラギノ丸ゴ ProN1"/>
    </style:style>
    <style:style style:name="P62" style:family="paragraph" style:parent-style-name="Standard">
      <style:text-properties officeooo:rsid="01087566" officeooo:paragraph-rsid="012b93cb" style:font-name-asian="ヒラギノ丸ゴ ProN1"/>
    </style:style>
    <style:style style:name="P63" style:family="paragraph" style:parent-style-name="Standard">
      <style:text-properties officeooo:rsid="01087566" officeooo:paragraph-rsid="0131e56f" style:font-name-asian="ヒラギノ丸ゴ ProN1"/>
    </style:style>
    <style:style style:name="P64" style:family="paragraph" style:parent-style-name="Standard">
      <style:text-properties officeooo:rsid="01087566" officeooo:paragraph-rsid="013368e6" style:font-name-asian="ヒラギノ丸ゴ ProN1"/>
    </style:style>
    <style:style style:name="P65" style:family="paragraph" style:parent-style-name="Standard">
      <style:text-properties officeooo:rsid="01087566" officeooo:paragraph-rsid="01363f5c" style:font-name-asian="ヒラギノ丸ゴ ProN1"/>
    </style:style>
    <style:style style:name="P66" style:family="paragraph" style:parent-style-name="Standard">
      <style:text-properties officeooo:rsid="01087566" officeooo:paragraph-rsid="0138617a" style:font-name-asian="ヒラギノ丸ゴ ProN1"/>
    </style:style>
    <style:style style:name="P67" style:family="paragraph" style:parent-style-name="Standard">
      <style:text-properties officeooo:rsid="01087566" officeooo:paragraph-rsid="013b82d0" style:font-name-asian="ヒラギノ丸ゴ ProN1"/>
    </style:style>
    <style:style style:name="P68" style:family="paragraph" style:parent-style-name="Standard">
      <style:text-properties officeooo:rsid="01087566" officeooo:paragraph-rsid="01440fd8" style:font-name-asian="ヒラギノ丸ゴ ProN1"/>
    </style:style>
    <style:style style:name="P69" style:family="paragraph" style:parent-style-name="Standard">
      <style:text-properties officeooo:rsid="01087566" officeooo:paragraph-rsid="014739e5" style:font-name-asian="ヒラギノ丸ゴ ProN1"/>
    </style:style>
    <style:style style:name="P70" style:family="paragraph" style:parent-style-name="Standard">
      <style:text-properties officeooo:rsid="01087566" officeooo:paragraph-rsid="016032d0" style:font-name-asian="ヒラギノ丸ゴ ProN1"/>
    </style:style>
    <style:style style:name="P71" style:family="paragraph" style:parent-style-name="Standard">
      <style:text-properties officeooo:rsid="01087566" officeooo:paragraph-rsid="01663149" style:font-name-asian="ヒラギノ丸ゴ ProN1"/>
    </style:style>
    <style:style style:name="P72" style:family="paragraph" style:parent-style-name="Standard">
      <style:text-properties officeooo:rsid="01087566" officeooo:paragraph-rsid="016cfeed" style:font-name-asian="ヒラギノ丸ゴ ProN1"/>
    </style:style>
    <style:style style:name="P73" style:family="paragraph" style:parent-style-name="Standard">
      <style:text-properties officeooo:rsid="01087566" officeooo:paragraph-rsid="01786ed3" style:font-name-asian="ヒラギノ丸ゴ ProN1"/>
    </style:style>
    <style:style style:name="P74" style:family="paragraph" style:parent-style-name="Standard">
      <style:text-properties officeooo:rsid="01087566" officeooo:paragraph-rsid="0187e992" style:font-name-asian="ヒラギノ丸ゴ ProN1"/>
    </style:style>
    <style:style style:name="P75" style:family="paragraph" style:parent-style-name="Standard">
      <style:text-properties officeooo:rsid="01087566" officeooo:paragraph-rsid="01895e98" style:font-name-asian="ヒラギノ丸ゴ ProN1"/>
    </style:style>
    <style:style style:name="P76" style:family="paragraph" style:parent-style-name="Standard">
      <style:text-properties officeooo:rsid="01087566" officeooo:paragraph-rsid="018ba3d8" style:font-name-asian="ヒラギノ丸ゴ ProN1"/>
    </style:style>
    <style:style style:name="P77" style:family="paragraph" style:parent-style-name="Standard">
      <style:text-properties officeooo:rsid="01087566" officeooo:paragraph-rsid="018dc3b4" style:font-name-asian="ヒラギノ丸ゴ ProN1"/>
    </style:style>
    <style:style style:name="P78" style:family="paragraph" style:parent-style-name="Standard">
      <style:text-properties officeooo:rsid="01087566" officeooo:paragraph-rsid="01930129" style:font-name-asian="ヒラギノ丸ゴ ProN1"/>
    </style:style>
    <style:style style:name="P79" style:family="paragraph" style:parent-style-name="Standard">
      <style:text-properties officeooo:rsid="01087566" officeooo:paragraph-rsid="01aa33a0" style:font-name-asian="ヒラギノ丸ゴ ProN1"/>
    </style:style>
    <style:style style:name="P80" style:family="paragraph" style:parent-style-name="Standard">
      <style:text-properties officeooo:rsid="01087566" officeooo:paragraph-rsid="01b671cb" style:font-name-asian="ヒラギノ丸ゴ ProN1"/>
    </style:style>
    <style:style style:name="P81" style:family="paragraph" style:parent-style-name="Standard">
      <style:text-properties officeooo:rsid="01087566" officeooo:paragraph-rsid="0155df19" style:font-name-asian="ヒラギノ丸ゴ ProN1"/>
    </style:style>
    <style:style style:name="P82" style:family="paragraph" style:parent-style-name="Standard">
      <style:text-properties officeooo:rsid="01087566" officeooo:paragraph-rsid="01bb219a" style:font-name-asian="ヒラギノ丸ゴ ProN1"/>
    </style:style>
    <style:style style:name="P83" style:family="paragraph" style:parent-style-name="Standard">
      <style:text-properties officeooo:rsid="01087566" officeooo:paragraph-rsid="01bdd777" style:font-name-asian="ヒラギノ丸ゴ ProN1"/>
    </style:style>
    <style:style style:name="P84" style:family="paragraph" style:parent-style-name="Standard">
      <style:text-properties officeooo:rsid="01087566" officeooo:paragraph-rsid="01c08c62" style:font-name-asian="ヒラギノ丸ゴ ProN1"/>
    </style:style>
    <style:style style:name="P85" style:family="paragraph" style:parent-style-name="Standard">
      <style:text-properties officeooo:rsid="01087566" officeooo:paragraph-rsid="01c462b0" style:font-name-asian="ヒラギノ丸ゴ ProN1"/>
    </style:style>
    <style:style style:name="P86" style:family="paragraph" style:parent-style-name="Standard">
      <style:text-properties officeooo:rsid="01087566" officeooo:paragraph-rsid="01c55bfb" style:font-name-asian="ヒラギノ丸ゴ ProN1"/>
    </style:style>
    <style:style style:name="P87" style:family="paragraph" style:parent-style-name="Standard">
      <style:text-properties officeooo:rsid="01087566" officeooo:paragraph-rsid="01c6bc93" style:font-name-asian="ヒラギノ丸ゴ ProN1"/>
    </style:style>
    <style:style style:name="P88" style:family="paragraph" style:parent-style-name="Standard">
      <style:text-properties officeooo:rsid="01087566" officeooo:paragraph-rsid="01c751c8" style:font-name-asian="ヒラギノ丸ゴ ProN1"/>
    </style:style>
    <style:style style:name="P89" style:family="paragraph" style:parent-style-name="Standard">
      <style:text-properties officeooo:rsid="01087566" officeooo:paragraph-rsid="01c8d153" style:font-name-asian="ヒラギノ丸ゴ ProN1"/>
    </style:style>
    <style:style style:name="P90" style:family="paragraph" style:parent-style-name="Standard">
      <style:text-properties officeooo:rsid="01087566" officeooo:paragraph-rsid="01ccb331" style:font-name-asian="ヒラギノ丸ゴ ProN1"/>
    </style:style>
    <style:style style:name="P91" style:family="paragraph" style:parent-style-name="Standard">
      <style:text-properties officeooo:rsid="01087566" officeooo:paragraph-rsid="01cf52db" style:font-name-asian="ヒラギノ丸ゴ ProN1"/>
    </style:style>
    <style:style style:name="P92" style:family="paragraph" style:parent-style-name="Standard">
      <style:text-properties officeooo:rsid="01087566" officeooo:paragraph-rsid="01d1f4be" style:font-name-asian="ヒラギノ丸ゴ ProN1"/>
    </style:style>
    <style:style style:name="P93" style:family="paragraph" style:parent-style-name="Standard">
      <style:text-properties officeooo:rsid="01087566" officeooo:paragraph-rsid="01d4f65c" style:font-name-asian="ヒラギノ丸ゴ ProN1"/>
    </style:style>
    <style:style style:name="P94" style:family="paragraph" style:parent-style-name="Standard">
      <style:text-properties officeooo:rsid="01087566" officeooo:paragraph-rsid="01e81d9f" style:font-name-asian="ヒラギノ丸ゴ ProN1"/>
    </style:style>
    <style:style style:name="P95" style:family="paragraph" style:parent-style-name="Standard">
      <style:text-properties officeooo:rsid="01087566" officeooo:paragraph-rsid="01fca672" style:font-name-asian="ヒラギノ丸ゴ ProN1"/>
    </style:style>
    <style:style style:name="P96" style:family="paragraph" style:parent-style-name="Standard">
      <style:text-properties officeooo:rsid="01087566" officeooo:paragraph-rsid="0207762d" style:font-name-asian="ヒラギノ丸ゴ ProN1"/>
    </style:style>
    <style:style style:name="P97" style:family="paragraph" style:parent-style-name="Standard">
      <style:text-properties officeooo:rsid="01087566" officeooo:paragraph-rsid="02146c78" style:font-name-asian="ヒラギノ丸ゴ ProN1"/>
    </style:style>
    <style:style style:name="P98" style:family="paragraph" style:parent-style-name="Standard">
      <style:text-properties officeooo:rsid="01087566" officeooo:paragraph-rsid="022807e4" style:font-name-asian="ヒラギノ丸ゴ ProN1"/>
    </style:style>
    <style:style style:name="P99" style:family="paragraph" style:parent-style-name="Standard">
      <style:text-properties officeooo:rsid="01087566" officeooo:paragraph-rsid="02482e3d" style:font-name-asian="ヒラギノ丸ゴ ProN1"/>
    </style:style>
    <style:style style:name="P100" style:family="paragraph" style:parent-style-name="Standard">
      <style:text-properties officeooo:rsid="01087566" officeooo:paragraph-rsid="025304d9" style:font-name-asian="ヒラギノ丸ゴ ProN1"/>
    </style:style>
    <style:style style:name="P101" style:family="paragraph" style:parent-style-name="Standard">
      <style:text-properties officeooo:rsid="01087566" officeooo:paragraph-rsid="026c61d6" style:font-name-asian="ヒラギノ丸ゴ ProN1"/>
    </style:style>
    <style:style style:name="P102" style:family="paragraph" style:parent-style-name="Standard">
      <style:text-properties officeooo:rsid="01087566" officeooo:paragraph-rsid="029c05cf" style:font-name-asian="ヒラギノ丸ゴ ProN1"/>
    </style:style>
    <style:style style:name="P103" style:family="paragraph" style:parent-style-name="Standard">
      <style:text-properties officeooo:rsid="01087566" officeooo:paragraph-rsid="029fcd6d" style:font-name-asian="ヒラギノ丸ゴ ProN1"/>
    </style:style>
    <style:style style:name="P104" style:family="paragraph" style:parent-style-name="Standard">
      <style:text-properties officeooo:paragraph-rsid="010fffd1" style:font-name-asian="ヒラギノ丸ゴ ProN1"/>
    </style:style>
    <style:style style:name="P105" style:family="paragraph" style:parent-style-name="Standard">
      <style:text-properties officeooo:rsid="01440fd8" officeooo:paragraph-rsid="01440fd8" style:font-name-asian="ヒラギノ丸ゴ ProN1"/>
    </style:style>
    <style:style style:name="P106" style:family="paragraph" style:parent-style-name="Standard">
      <style:text-properties officeooo:paragraph-rsid="018dc3b4" style:font-name-asian="ヒラギノ丸ゴ ProN1"/>
    </style:style>
    <style:style style:name="P107" style:family="paragraph" style:parent-style-name="Standard">
      <style:text-properties officeooo:rsid="01977cf6" officeooo:paragraph-rsid="01977cf6" style:font-name-asian="ヒラギノ丸ゴ ProN1"/>
    </style:style>
    <style:style style:name="P108" style:family="paragraph" style:parent-style-name="Standard">
      <style:text-properties officeooo:rsid="01977cf6" officeooo:paragraph-rsid="01a87171" style:font-name-asian="ヒラギノ丸ゴ ProN1"/>
    </style:style>
    <style:style style:name="P109" style:family="paragraph" style:parent-style-name="Standard">
      <style:text-properties officeooo:rsid="01977cf6" officeooo:paragraph-rsid="01ac745f" style:font-name-asian="ヒラギノ丸ゴ ProN1"/>
    </style:style>
    <style:style style:name="P110" style:family="paragraph" style:parent-style-name="Standard">
      <style:text-properties officeooo:rsid="01d61f7f" officeooo:paragraph-rsid="01d61f7f" style:font-name-asian="ヒラギノ丸ゴ ProN1"/>
    </style:style>
    <style:style style:name="P111" style:family="paragraph" style:parent-style-name="Standard">
      <style:text-properties officeooo:rsid="01d61f7f" officeooo:paragraph-rsid="01dabe66" style:font-name-asian="ヒラギノ丸ゴ ProN1"/>
    </style:style>
    <style:style style:name="P112" style:family="paragraph" style:parent-style-name="Standard">
      <style:text-properties officeooo:rsid="01d61f7f" officeooo:paragraph-rsid="01dbdf58" style:font-name-asian="ヒラギノ丸ゴ ProN1"/>
    </style:style>
    <style:style style:name="P113" style:family="paragraph" style:parent-style-name="Standard">
      <style:text-properties officeooo:rsid="01d61f7f" officeooo:paragraph-rsid="01dda524" style:font-name-asian="ヒラギノ丸ゴ ProN1"/>
    </style:style>
    <style:style style:name="P114" style:family="paragraph" style:parent-style-name="Standard">
      <style:text-properties officeooo:rsid="01d61f7f" officeooo:paragraph-rsid="01e81d9f" style:font-name-asian="ヒラギノ丸ゴ ProN1"/>
    </style:style>
    <style:style style:name="P115" style:family="paragraph" style:parent-style-name="Standard">
      <style:text-properties officeooo:rsid="01d61f7f" officeooo:paragraph-rsid="01f65b71" style:font-name-asian="ヒラギノ丸ゴ ProN1"/>
    </style:style>
    <style:style style:name="P116" style:family="paragraph" style:parent-style-name="Standard">
      <style:text-properties officeooo:rsid="01d61f7f" officeooo:paragraph-rsid="01fa1f21" style:font-name-asian="ヒラギノ丸ゴ ProN1"/>
    </style:style>
    <style:style style:name="P117" style:family="paragraph" style:parent-style-name="Standard">
      <style:text-properties officeooo:rsid="01d61f7f" officeooo:paragraph-rsid="01fbe523" style:font-name-asian="ヒラギノ丸ゴ ProN1"/>
    </style:style>
    <style:style style:name="P118" style:family="paragraph" style:parent-style-name="Standard">
      <style:text-properties officeooo:rsid="01d61f7f" officeooo:paragraph-rsid="01fca672" style:font-name-asian="ヒラギノ丸ゴ ProN1"/>
    </style:style>
    <style:style style:name="P119" style:family="paragraph" style:parent-style-name="Standard">
      <style:text-properties officeooo:rsid="01d61f7f" officeooo:paragraph-rsid="01fe199a" style:font-name-asian="ヒラギノ丸ゴ ProN1"/>
    </style:style>
    <style:style style:name="P120" style:family="paragraph" style:parent-style-name="Standard">
      <style:text-properties officeooo:rsid="01d61f7f" officeooo:paragraph-rsid="0207762d" style:font-name-asian="ヒラギノ丸ゴ ProN1"/>
    </style:style>
    <style:style style:name="P121" style:family="paragraph" style:parent-style-name="Standard">
      <style:text-properties officeooo:rsid="01d61f7f" officeooo:paragraph-rsid="0209a5b2" style:font-name-asian="ヒラギノ丸ゴ ProN1"/>
    </style:style>
    <style:style style:name="P122" style:family="paragraph" style:parent-style-name="Standard">
      <style:text-properties officeooo:rsid="01d61f7f" officeooo:paragraph-rsid="020cc887" style:font-name-asian="ヒラギノ丸ゴ ProN1"/>
    </style:style>
    <style:style style:name="P123" style:family="paragraph" style:parent-style-name="Standard">
      <style:text-properties officeooo:rsid="01d61f7f" officeooo:paragraph-rsid="02108ae6" style:font-name-asian="ヒラギノ丸ゴ ProN1"/>
    </style:style>
    <style:style style:name="P124" style:family="paragraph" style:parent-style-name="Standard">
      <style:text-properties officeooo:rsid="01d61f7f" officeooo:paragraph-rsid="0212cfb7" style:font-name-asian="ヒラギノ丸ゴ ProN1"/>
    </style:style>
    <style:style style:name="P125" style:family="paragraph" style:parent-style-name="Standard">
      <style:text-properties officeooo:rsid="01d61f7f" officeooo:paragraph-rsid="02146c78" style:font-name-asian="ヒラギノ丸ゴ ProN1"/>
    </style:style>
    <style:style style:name="P126" style:family="paragraph" style:parent-style-name="Standard">
      <style:text-properties officeooo:rsid="01d61f7f" officeooo:paragraph-rsid="021fa7a2" style:font-name-asian="ヒラギノ丸ゴ ProN1"/>
    </style:style>
    <style:style style:name="P127" style:family="paragraph" style:parent-style-name="Standard">
      <style:text-properties officeooo:rsid="01d61f7f" officeooo:paragraph-rsid="022807e4" style:font-name-asian="ヒラギノ丸ゴ ProN1"/>
    </style:style>
    <style:style style:name="P128" style:family="paragraph" style:parent-style-name="Standard">
      <style:text-properties officeooo:rsid="01d61f7f" officeooo:paragraph-rsid="022bee38" style:font-name-asian="ヒラギノ丸ゴ ProN1"/>
    </style:style>
    <style:style style:name="P129" style:family="paragraph" style:parent-style-name="Standard">
      <style:text-properties officeooo:rsid="01d61f7f" officeooo:paragraph-rsid="02450feb" style:font-name-asian="ヒラギノ丸ゴ ProN1"/>
    </style:style>
    <style:style style:name="P130" style:family="paragraph" style:parent-style-name="Standard">
      <style:text-properties officeooo:rsid="01d61f7f" officeooo:paragraph-rsid="0259cc2d" style:font-name-asian="ヒラギノ丸ゴ ProN1"/>
    </style:style>
    <style:style style:name="P131" style:family="paragraph" style:parent-style-name="Standard">
      <style:text-properties officeooo:rsid="01d61f7f" officeooo:paragraph-rsid="02374d6c" style:font-name-asian="ヒラギノ丸ゴ ProN1"/>
    </style:style>
    <style:style style:name="P132" style:family="paragraph" style:parent-style-name="Standard">
      <style:text-properties officeooo:rsid="01d61f7f" officeooo:paragraph-rsid="026c61d6" style:font-name-asian="ヒラギノ丸ゴ ProN1"/>
    </style:style>
    <style:style style:name="P133" style:family="paragraph" style:parent-style-name="Standard">
      <style:text-properties officeooo:rsid="01d61f7f" officeooo:paragraph-rsid="02825d1f" style:font-name-asian="ヒラギノ丸ゴ ProN1"/>
    </style:style>
    <style:style style:name="P134" style:family="paragraph" style:parent-style-name="Standard">
      <style:text-properties officeooo:rsid="01d61f7f" officeooo:paragraph-rsid="0287576a" style:font-name-asian="ヒラギノ丸ゴ ProN1"/>
    </style:style>
    <style:style style:name="P135" style:family="paragraph" style:parent-style-name="Standard">
      <style:text-properties officeooo:rsid="01d61f7f" officeooo:paragraph-rsid="029c05cf" style:font-name-asian="ヒラギノ丸ゴ ProN1"/>
    </style:style>
    <style:style style:name="P136" style:family="paragraph" style:parent-style-name="Standard">
      <style:text-properties officeooo:rsid="01d61f7f" officeooo:paragraph-rsid="029d7295" style:font-name-asian="ヒラギノ丸ゴ ProN1"/>
    </style:style>
    <style:style style:name="P137" style:family="paragraph" style:parent-style-name="Standard">
      <style:text-properties officeooo:rsid="01d61f7f" officeooo:paragraph-rsid="029fcd6d" style:font-name-asian="ヒラギノ丸ゴ ProN1"/>
    </style:style>
    <style:style style:name="P138" style:family="paragraph" style:parent-style-name="Standard">
      <style:text-properties officeooo:rsid="01d61f7f" officeooo:paragraph-rsid="02a11a09" style:font-name-asian="ヒラギノ丸ゴ ProN1"/>
    </style:style>
    <style:style style:name="P139" style:family="paragraph" style:parent-style-name="Standard">
      <style:text-properties officeooo:rsid="01d61f7f" officeooo:paragraph-rsid="02add050" style:font-name-asian="ヒラギノ丸ゴ ProN1"/>
    </style:style>
    <style:style style:name="P140" style:family="paragraph" style:parent-style-name="Standard">
      <style:text-properties officeooo:rsid="01d61f7f" officeooo:paragraph-rsid="02bf1d89" style:font-name-asian="ヒラギノ丸ゴ ProN1"/>
    </style:style>
    <style:style style:name="P141" style:family="paragraph" style:parent-style-name="Standard">
      <style:text-properties officeooo:rsid="01d61f7f" officeooo:paragraph-rsid="02c24368" style:font-name-asian="ヒラギノ丸ゴ ProN1"/>
    </style:style>
    <style:style style:name="P142" style:family="paragraph" style:parent-style-name="Standard">
      <style:text-properties officeooo:rsid="01d61f7f" officeooo:paragraph-rsid="02dc26bd" style:font-name-asian="ヒラギノ丸ゴ ProN1"/>
    </style:style>
    <style:style style:name="P143" style:family="paragraph" style:parent-style-name="Standard">
      <style:text-properties officeooo:rsid="01d61f7f" officeooo:paragraph-rsid="02eadc12" style:font-name-asian="ヒラギノ丸ゴ ProN1"/>
    </style:style>
    <style:style style:name="P144" style:family="paragraph" style:parent-style-name="Standard">
      <style:text-properties officeooo:rsid="01d61f7f" officeooo:paragraph-rsid="02fb039a" style:font-name-asian="ヒラギノ丸ゴ ProN1"/>
    </style:style>
    <style:style style:name="P145" style:family="paragraph" style:parent-style-name="Standard">
      <style:text-properties officeooo:rsid="01d61f7f" officeooo:paragraph-rsid="0306f09c" style:font-name-asian="ヒラギノ丸ゴ ProN1"/>
    </style:style>
    <style:style style:name="P146" style:family="paragraph" style:parent-style-name="Standard">
      <style:text-properties officeooo:rsid="01d61f7f" officeooo:paragraph-rsid="03102314" style:font-name-asian="ヒラギノ丸ゴ ProN1"/>
    </style:style>
    <style:style style:name="P147" style:family="paragraph" style:parent-style-name="Standard">
      <style:text-properties officeooo:rsid="01d61f7f" officeooo:paragraph-rsid="031506dc" style:font-name-asian="ヒラギノ丸ゴ ProN1"/>
    </style:style>
    <style:style style:name="P148" style:family="paragraph" style:parent-style-name="Standard">
      <style:text-properties officeooo:rsid="01e1eb45" officeooo:paragraph-rsid="01e1eb45" style:font-name-asian="ヒラギノ丸ゴ ProN1"/>
    </style:style>
    <style:style style:name="P149" style:family="paragraph" style:parent-style-name="Standard">
      <style:text-properties officeooo:rsid="01f93eae" officeooo:paragraph-rsid="01f93eae" style:font-name-asian="ヒラギノ丸ゴ ProN1"/>
    </style:style>
    <style:style style:name="P150" style:family="paragraph" style:parent-style-name="Standard">
      <style:text-properties officeooo:rsid="021e0f30" officeooo:paragraph-rsid="021e0f30" style:font-name-asian="ヒラギノ丸ゴ ProN1"/>
    </style:style>
    <style:style style:name="P151" style:family="paragraph" style:parent-style-name="Standard">
      <style:text-properties officeooo:rsid="021e0f30" officeooo:paragraph-rsid="022807e4" style:font-name-asian="ヒラギノ丸ゴ ProN1"/>
    </style:style>
    <style:style style:name="P152" style:family="paragraph" style:parent-style-name="Standard">
      <style:text-properties officeooo:rsid="022cf04d" officeooo:paragraph-rsid="022f4375" style:font-name-asian="ヒラギノ丸ゴ ProN1"/>
    </style:style>
    <style:style style:name="P153" style:family="paragraph" style:parent-style-name="Standard">
      <style:text-properties officeooo:rsid="022cf04d" officeooo:paragraph-rsid="0233688d" style:font-name-asian="ヒラギノ丸ゴ ProN1"/>
    </style:style>
    <style:style style:name="P154" style:family="paragraph" style:parent-style-name="Standard">
      <style:text-properties officeooo:rsid="022cf04d" officeooo:paragraph-rsid="0234b963" style:font-name-asian="ヒラギノ丸ゴ ProN1"/>
    </style:style>
    <style:style style:name="P155" style:family="paragraph" style:parent-style-name="Standard">
      <style:text-properties officeooo:rsid="022cf04d" officeooo:paragraph-rsid="02374d6c" style:font-name-asian="ヒラギノ丸ゴ ProN1"/>
    </style:style>
    <style:style style:name="P156" style:family="paragraph" style:parent-style-name="Standard">
      <style:text-properties officeooo:rsid="022cf04d" officeooo:paragraph-rsid="0243c8fa" style:font-name-asian="ヒラギノ丸ゴ ProN1"/>
    </style:style>
    <style:style style:name="P157" style:family="paragraph" style:parent-style-name="Standard">
      <style:text-properties officeooo:rsid="022cf04d" officeooo:paragraph-rsid="0247051e" style:font-name-asian="ヒラギノ丸ゴ ProN1"/>
    </style:style>
    <style:style style:name="P158" style:family="paragraph" style:parent-style-name="Standard">
      <style:text-properties officeooo:rsid="022cf04d" officeooo:paragraph-rsid="02482e3d" style:font-name-asian="ヒラギノ丸ゴ ProN1"/>
    </style:style>
    <style:style style:name="P159" style:family="paragraph" style:parent-style-name="Standard">
      <style:text-properties officeooo:rsid="022cf04d" officeooo:paragraph-rsid="02514569" style:font-name-asian="ヒラギノ丸ゴ ProN1"/>
    </style:style>
    <style:style style:name="P160" style:family="paragraph" style:parent-style-name="Standard">
      <style:text-properties officeooo:rsid="022cf04d" officeooo:paragraph-rsid="0252b06b" style:font-name-asian="ヒラギノ丸ゴ ProN1"/>
    </style:style>
    <style:style style:name="P161" style:family="paragraph" style:parent-style-name="Standard">
      <style:text-properties officeooo:rsid="022cf04d" officeooo:paragraph-rsid="025304d9" style:font-name-asian="ヒラギノ丸ゴ ProN1"/>
    </style:style>
    <style:style style:name="P162" style:family="paragraph" style:parent-style-name="Standard">
      <style:text-properties officeooo:rsid="022cf04d" officeooo:paragraph-rsid="0259cc2d" style:font-name-asian="ヒラギノ丸ゴ ProN1"/>
    </style:style>
    <style:style style:name="P163" style:family="paragraph" style:parent-style-name="Standard">
      <style:text-properties officeooo:rsid="022cf04d" officeooo:paragraph-rsid="02694a6e" style:font-name-asian="ヒラギノ丸ゴ ProN1"/>
    </style:style>
    <style:style style:name="P164" style:family="paragraph" style:parent-style-name="Standard">
      <style:text-properties officeooo:rsid="022cf04d" officeooo:paragraph-rsid="02699c9c" style:font-name-asian="ヒラギノ丸ゴ ProN1"/>
    </style:style>
    <style:style style:name="P165" style:family="paragraph" style:parent-style-name="Standard">
      <style:text-properties officeooo:rsid="022cf04d" officeooo:paragraph-rsid="02eaff04" style:font-name-asian="ヒラギノ丸ゴ ProN1"/>
    </style:style>
    <style:style style:name="P166" style:family="paragraph" style:parent-style-name="Standard">
      <style:text-properties officeooo:rsid="022cf04d" officeooo:paragraph-rsid="02f50a59" style:font-name-asian="ヒラギノ丸ゴ ProN1"/>
    </style:style>
    <style:style style:name="P167" style:family="paragraph" style:parent-style-name="Standard">
      <style:text-properties officeooo:rsid="022cf04d" officeooo:paragraph-rsid="02f5d1b6" style:font-name-asian="ヒラギノ丸ゴ ProN1"/>
    </style:style>
    <style:style style:name="P168" style:family="paragraph" style:parent-style-name="Standard">
      <style:text-properties officeooo:rsid="022cf04d" officeooo:paragraph-rsid="02f7d0cd" style:font-name-asian="ヒラギノ丸ゴ ProN1"/>
    </style:style>
    <style:style style:name="P169" style:family="paragraph" style:parent-style-name="Standard">
      <style:text-properties officeooo:rsid="022cf04d" officeooo:paragraph-rsid="02f8c7a5" style:font-name-asian="ヒラギノ丸ゴ ProN1"/>
    </style:style>
    <style:style style:name="P170" style:family="paragraph" style:parent-style-name="Standard">
      <style:text-properties officeooo:rsid="022cf04d" officeooo:paragraph-rsid="02fcf028" style:font-name-asian="ヒラギノ丸ゴ ProN1"/>
    </style:style>
    <style:style style:name="P171" style:family="paragraph" style:parent-style-name="Standard">
      <style:text-properties officeooo:rsid="022cf04d" officeooo:paragraph-rsid="02fe85a4" style:font-name-asian="ヒラギノ丸ゴ ProN1"/>
    </style:style>
    <style:style style:name="P172" style:family="paragraph" style:parent-style-name="Standard">
      <style:text-properties officeooo:rsid="022cf04d" officeooo:paragraph-rsid="02ffce61" style:font-name-asian="ヒラギノ丸ゴ ProN1"/>
    </style:style>
    <style:style style:name="P173" style:family="paragraph" style:parent-style-name="Standard">
      <style:text-properties officeooo:rsid="022cf04d" officeooo:paragraph-rsid="030d028a" style:font-name-asian="ヒラギノ丸ゴ ProN1"/>
    </style:style>
    <style:style style:name="P174" style:family="paragraph" style:parent-style-name="Standard">
      <style:text-properties officeooo:rsid="022cf04d" officeooo:paragraph-rsid="030fa314" style:font-name-asian="ヒラギノ丸ゴ ProN1"/>
    </style:style>
    <style:style style:name="P175" style:family="paragraph" style:parent-style-name="Standard">
      <style:text-properties officeooo:rsid="022cf04d" officeooo:paragraph-rsid="031340e3" style:font-name-asian="ヒラギノ丸ゴ ProN1"/>
    </style:style>
    <style:style style:name="P176" style:family="paragraph" style:parent-style-name="Standard">
      <style:text-properties officeooo:rsid="022cf04d" officeooo:paragraph-rsid="03168541" style:font-name-asian="ヒラギノ丸ゴ ProN1"/>
    </style:style>
    <style:style style:name="P177" style:family="paragraph" style:parent-style-name="Standard">
      <style:text-properties officeooo:paragraph-rsid="024b8153" style:font-name-asian="ヒラギノ丸ゴ ProN1"/>
    </style:style>
    <style:style style:name="P178" style:family="paragraph" style:parent-style-name="Standard">
      <style:text-properties officeooo:paragraph-rsid="024bcf09" style:font-name-asian="ヒラギノ丸ゴ ProN1"/>
    </style:style>
    <style:style style:name="P179" style:family="paragraph" style:parent-style-name="Standard">
      <style:text-properties officeooo:paragraph-rsid="0296f680" style:font-name-asian="ヒラギノ丸ゴ ProN1"/>
    </style:style>
    <style:style style:name="P180" style:family="paragraph" style:parent-style-name="Standard">
      <style:text-properties officeooo:paragraph-rsid="029d7295" style:font-name-asian="ヒラギノ丸ゴ ProN1"/>
    </style:style>
    <style:style style:name="P181" style:family="paragraph" style:parent-style-name="Standard">
      <style:text-properties officeooo:rsid="02c9360a" officeooo:paragraph-rsid="02c9360a" style:font-name-asian="ヒラギノ丸ゴ ProN1"/>
    </style:style>
    <style:style style:name="P182" style:family="paragraph" style:parent-style-name="Standard">
      <style:text-properties officeooo:rsid="02c9360a" officeooo:paragraph-rsid="02caa7af" style:font-name-asian="ヒラギノ丸ゴ ProN1"/>
    </style:style>
    <style:style style:name="P183" style:family="paragraph" style:parent-style-name="Standard">
      <style:text-properties officeooo:rsid="02c9360a" officeooo:paragraph-rsid="02cad12e" style:font-name-asian="ヒラギノ丸ゴ ProN1"/>
    </style:style>
    <style:style style:name="P184" style:family="paragraph" style:parent-style-name="Standard">
      <style:text-properties officeooo:rsid="02c9360a" officeooo:paragraph-rsid="02cb85ed" style:font-name-asian="ヒラギノ丸ゴ ProN1"/>
    </style:style>
    <style:style style:name="P185" style:family="paragraph" style:parent-style-name="Standard">
      <style:text-properties officeooo:paragraph-rsid="02d56418" style:font-name-asian="ヒラギノ丸ゴ ProN1"/>
    </style:style>
    <style:style style:name="P186" style:family="paragraph" style:parent-style-name="Standard">
      <style:text-properties officeooo:rsid="02f41392" officeooo:paragraph-rsid="02f41392" style:font-name-asian="ヒラギノ丸ゴ ProN1"/>
    </style:style>
    <style:style style:name="P187" style:family="paragraph" style:parent-style-name="Standard">
      <style:paragraph-properties fo:text-align="center" style:justify-single-word="false"/>
      <style:text-properties style:font-name="ヒラギノ丸ゴ ProN" officeooo:rsid="005faf45" officeooo:paragraph-rsid="004c6f88" style:font-name-asian="ヒラギノ丸ゴ ProN" style:font-name-complex="ヒラギノ丸ゴ ProN"/>
    </style:style>
    <style:style style:name="P188" style:family="paragraph" style:parent-style-name="Standard">
      <style:paragraph-properties fo:text-align="center" style:justify-single-word="false"/>
      <style:text-properties style:font-name="ヒラギノ丸ゴ ProN" officeooo:rsid="005faf45" officeooo:paragraph-rsid="005faf45" style:font-name-asian="ヒラギノ丸ゴ ProN" style:font-name-complex="ヒラギノ丸ゴ ProN"/>
    </style:style>
    <style:style style:name="P189" style:family="paragraph" style:parent-style-name="Standard">
      <style:paragraph-properties fo:text-align="center" style:justify-single-word="false"/>
      <style:text-properties style:font-name="ヒラギノ丸ゴ ProN" officeooo:rsid="005faf45" officeooo:paragraph-rsid="006c31dc" style:font-name-asian="ヒラギノ丸ゴ ProN" style:font-name-complex="ヒラギノ丸ゴ ProN"/>
    </style:style>
    <style:style style:name="P190" style:family="paragraph" style:parent-style-name="Standard">
      <style:paragraph-properties fo:text-align="center" style:justify-single-word="false"/>
      <style:text-properties style:font-name="ヒラギノ丸ゴ ProN" officeooo:rsid="005faf45" officeooo:paragraph-rsid="007b8a0e" style:font-name-asian="ヒラギノ丸ゴ ProN" style:font-name-complex="ヒラギノ丸ゴ ProN"/>
    </style:style>
    <style:style style:name="P191" style:family="paragraph" style:parent-style-name="Standard">
      <style:paragraph-properties fo:text-align="center" style:justify-single-word="false"/>
      <style:text-properties style:font-name="ヒラギノ丸ゴ ProN" officeooo:rsid="005faf45" officeooo:paragraph-rsid="008a289f" style:font-name-asian="ヒラギノ丸ゴ ProN" style:font-name-complex="ヒラギノ丸ゴ ProN"/>
    </style:style>
    <style:style style:name="P192" style:family="paragraph" style:parent-style-name="Standard">
      <style:paragraph-properties fo:text-align="center" style:justify-single-word="false"/>
      <style:text-properties style:font-name="ヒラギノ丸ゴ ProN" officeooo:rsid="005faf45" officeooo:paragraph-rsid="009a362d" style:font-name-asian="ヒラギノ丸ゴ ProN" style:font-name-complex="ヒラギノ丸ゴ ProN"/>
    </style:style>
    <style:style style:name="P193" style:family="paragraph" style:parent-style-name="Standard">
      <style:paragraph-properties fo:text-align="center" style:justify-single-word="false"/>
      <style:text-properties style:font-name="ヒラギノ丸ゴ ProN" officeooo:rsid="005faf45" officeooo:paragraph-rsid="00d36baf" style:font-name-asian="ヒラギノ丸ゴ ProN" style:font-name-complex="ヒラギノ丸ゴ ProN"/>
    </style:style>
    <style:style style:name="P194" style:family="paragraph" style:parent-style-name="Standard">
      <style:paragraph-properties fo:text-align="center" style:justify-single-word="false"/>
      <style:text-properties style:font-name="ヒラギノ丸ゴ ProN" officeooo:rsid="005faf45" officeooo:paragraph-rsid="00e7be46" style:font-name-asian="ヒラギノ丸ゴ ProN" style:font-name-complex="ヒラギノ丸ゴ ProN"/>
    </style:style>
    <style:style style:name="P195" style:family="paragraph" style:parent-style-name="Standard">
      <style:paragraph-properties fo:text-align="center" style:justify-single-word="false"/>
      <style:text-properties style:font-name="ヒラギノ丸ゴ ProN" officeooo:rsid="005faf45" officeooo:paragraph-rsid="01029d44" style:font-name-asian="ヒラギノ丸ゴ ProN" style:font-name-complex="ヒラギノ丸ゴ ProN"/>
    </style:style>
    <style:style style:name="P196" style:family="paragraph" style:parent-style-name="Standard">
      <style:paragraph-properties fo:text-align="center" style:justify-single-word="false"/>
      <style:text-properties style:font-name="ヒラギノ丸ゴ ProN" officeooo:rsid="005faf45" officeooo:paragraph-rsid="010fffd1" style:font-name-asian="ヒラギノ丸ゴ ProN" style:font-name-complex="ヒラギノ丸ゴ ProN"/>
    </style:style>
    <style:style style:name="P197" style:family="paragraph" style:parent-style-name="Standard">
      <style:paragraph-properties fo:text-align="center" style:justify-single-word="false"/>
      <style:text-properties style:font-name="ヒラギノ丸ゴ ProN" officeooo:rsid="005faf45" officeooo:paragraph-rsid="011f785d" style:font-name-asian="ヒラギノ丸ゴ ProN" style:font-name-complex="ヒラギノ丸ゴ ProN"/>
    </style:style>
    <style:style style:name="P198" style:family="paragraph" style:parent-style-name="Standard">
      <style:paragraph-properties fo:text-align="center" style:justify-single-word="false"/>
      <style:text-properties style:font-name="ヒラギノ丸ゴ ProN" officeooo:rsid="005faf45" officeooo:paragraph-rsid="012a141b" style:font-name-asian="ヒラギノ丸ゴ ProN" style:font-name-complex="ヒラギノ丸ゴ ProN"/>
    </style:style>
    <style:style style:name="P199" style:family="paragraph" style:parent-style-name="Standard">
      <style:paragraph-properties fo:text-align="center" style:justify-single-word="false"/>
      <style:text-properties style:font-name="ヒラギノ丸ゴ ProN" officeooo:rsid="005faf45" officeooo:paragraph-rsid="013b82d0" style:font-name-asian="ヒラギノ丸ゴ ProN" style:font-name-complex="ヒラギノ丸ゴ ProN"/>
    </style:style>
    <style:style style:name="P200" style:family="paragraph" style:parent-style-name="Standard">
      <style:paragraph-properties fo:text-align="center" style:justify-single-word="false"/>
      <style:text-properties style:font-name="ヒラギノ丸ゴ ProN" officeooo:rsid="005faf45" officeooo:paragraph-rsid="01440fd8" style:font-name-asian="ヒラギノ丸ゴ ProN" style:font-name-complex="ヒラギノ丸ゴ ProN"/>
    </style:style>
    <style:style style:name="P201" style:family="paragraph" style:parent-style-name="Standard">
      <style:paragraph-properties fo:text-align="center" style:justify-single-word="false"/>
      <style:text-properties style:font-name="ヒラギノ丸ゴ ProN" officeooo:rsid="005faf45" officeooo:paragraph-rsid="016032d0" style:font-name-asian="ヒラギノ丸ゴ ProN" style:font-name-complex="ヒラギノ丸ゴ ProN"/>
    </style:style>
    <style:style style:name="P202" style:family="paragraph" style:parent-style-name="Standard">
      <style:paragraph-properties fo:text-align="center" style:justify-single-word="false"/>
      <style:text-properties style:font-name="ヒラギノ丸ゴ ProN" officeooo:rsid="005faf45" officeooo:paragraph-rsid="01aa33a0" style:font-name-asian="ヒラギノ丸ゴ ProN" style:font-name-complex="ヒラギノ丸ゴ ProN"/>
    </style:style>
    <style:style style:name="P203" style:family="paragraph" style:parent-style-name="Standard">
      <style:paragraph-properties fo:text-align="center" style:justify-single-word="false"/>
      <style:text-properties style:font-name="ヒラギノ丸ゴ ProN" officeooo:rsid="005faf45" officeooo:paragraph-rsid="01bdd777" style:font-name-asian="ヒラギノ丸ゴ ProN" style:font-name-complex="ヒラギノ丸ゴ ProN"/>
    </style:style>
    <style:style style:name="P204" style:family="paragraph" style:parent-style-name="Standard">
      <style:paragraph-properties fo:text-align="center" style:justify-single-word="false"/>
      <style:text-properties style:font-name="ヒラギノ丸ゴ ProN" officeooo:rsid="005faf45" officeooo:paragraph-rsid="01d4f65c" style:font-name-asian="ヒラギノ丸ゴ ProN" style:font-name-complex="ヒラギノ丸ゴ ProN"/>
    </style:style>
    <style:style style:name="P205" style:family="paragraph" style:parent-style-name="Standard">
      <style:paragraph-properties fo:text-align="center" style:justify-single-word="false"/>
      <style:text-properties style:font-name="ヒラギノ丸ゴ ProN" officeooo:rsid="005faf45" officeooo:paragraph-rsid="01e81d9f" style:font-name-asian="ヒラギノ丸ゴ ProN" style:font-name-complex="ヒラギノ丸ゴ ProN"/>
    </style:style>
    <style:style style:name="P206" style:family="paragraph" style:parent-style-name="Standard">
      <style:paragraph-properties fo:text-align="center" style:justify-single-word="false"/>
      <style:text-properties style:font-name="ヒラギノ丸ゴ ProN" officeooo:rsid="005faf45" officeooo:paragraph-rsid="01fca672" style:font-name-asian="ヒラギノ丸ゴ ProN" style:font-name-complex="ヒラギノ丸ゴ ProN"/>
    </style:style>
    <style:style style:name="P207" style:family="paragraph" style:parent-style-name="Standard">
      <style:paragraph-properties fo:text-align="center" style:justify-single-word="false"/>
      <style:text-properties style:font-name="ヒラギノ丸ゴ ProN" officeooo:rsid="005faf45" officeooo:paragraph-rsid="0207762d" style:font-name-asian="ヒラギノ丸ゴ ProN" style:font-name-complex="ヒラギノ丸ゴ ProN"/>
    </style:style>
    <style:style style:name="P208" style:family="paragraph" style:parent-style-name="Standard">
      <style:paragraph-properties fo:text-align="center" style:justify-single-word="false"/>
      <style:text-properties style:font-name="ヒラギノ丸ゴ ProN" officeooo:rsid="005faf45" officeooo:paragraph-rsid="02146c78" style:font-name-asian="ヒラギノ丸ゴ ProN" style:font-name-complex="ヒラギノ丸ゴ ProN"/>
    </style:style>
    <style:style style:name="P209" style:family="paragraph" style:parent-style-name="Standard">
      <style:paragraph-properties fo:text-align="center" style:justify-single-word="false"/>
      <style:text-properties style:font-name="ヒラギノ丸ゴ ProN" officeooo:rsid="005faf45" officeooo:paragraph-rsid="022807e4" style:font-name-asian="ヒラギノ丸ゴ ProN" style:font-name-complex="ヒラギノ丸ゴ ProN"/>
    </style:style>
    <style:style style:name="P210" style:family="paragraph" style:parent-style-name="Standard">
      <style:paragraph-properties fo:text-align="center" style:justify-single-word="false"/>
      <style:text-properties style:font-name="ヒラギノ丸ゴ ProN" officeooo:rsid="005faf45" officeooo:paragraph-rsid="025304d9" style:font-name-asian="ヒラギノ丸ゴ ProN" style:font-name-complex="ヒラギノ丸ゴ ProN"/>
    </style:style>
    <style:style style:name="P211" style:family="paragraph" style:parent-style-name="Standard">
      <style:paragraph-properties fo:text-align="center" style:justify-single-word="false"/>
      <style:text-properties style:font-name="ヒラギノ丸ゴ ProN" officeooo:rsid="005faf45" officeooo:paragraph-rsid="026c61d6" style:font-name-asian="ヒラギノ丸ゴ ProN" style:font-name-complex="ヒラギノ丸ゴ ProN"/>
    </style:style>
    <style:style style:name="P212" style:family="paragraph" style:parent-style-name="Standard">
      <style:paragraph-properties fo:text-align="center" style:justify-single-word="false"/>
      <style:text-properties style:font-name="ヒラギノ丸ゴ ProN" officeooo:rsid="005faf45" officeooo:paragraph-rsid="029c05cf" style:font-name-asian="ヒラギノ丸ゴ ProN" style:font-name-complex="ヒラギノ丸ゴ ProN"/>
    </style:style>
    <style:style style:name="P213" style:family="paragraph" style:parent-style-name="Standard">
      <style:paragraph-properties fo:text-align="center" style:justify-single-word="false"/>
      <style:text-properties style:font-name="ヒラギノ丸ゴ ProN" officeooo:rsid="005faf45" officeooo:paragraph-rsid="02c24368" style:font-name-asian="ヒラギノ丸ゴ ProN" style:font-name-complex="ヒラギノ丸ゴ ProN"/>
    </style:style>
    <style:style style:name="P214" style:family="paragraph" style:parent-style-name="Standard">
      <style:paragraph-properties fo:text-align="center" style:justify-single-word="false"/>
      <style:text-properties style:font-name="ヒラギノ丸ゴ ProN" officeooo:rsid="005faf45" officeooo:paragraph-rsid="02dc26bd" style:font-name-asian="ヒラギノ丸ゴ ProN" style:font-name-complex="ヒラギノ丸ゴ ProN"/>
    </style:style>
    <style:style style:name="P215" style:family="paragraph" style:parent-style-name="Standard">
      <style:paragraph-properties fo:text-align="center" style:justify-single-word="false"/>
      <style:text-properties style:font-name="ヒラギノ丸ゴ ProN" officeooo:rsid="005faf45" officeooo:paragraph-rsid="02eadc12" style:font-name-asian="ヒラギノ丸ゴ ProN" style:font-name-complex="ヒラギノ丸ゴ ProN"/>
    </style:style>
    <style:style style:name="P216" style:family="paragraph" style:parent-style-name="Standard">
      <style:paragraph-properties fo:text-align="center" style:justify-single-word="false"/>
      <style:text-properties style:font-name="ヒラギノ丸ゴ ProN" officeooo:rsid="005faf45" officeooo:paragraph-rsid="02fb039a" style:font-name-asian="ヒラギノ丸ゴ ProN" style:font-name-complex="ヒラギノ丸ゴ ProN"/>
    </style:style>
    <style:style style:name="P217" style:family="paragraph" style:parent-style-name="Standard">
      <style:paragraph-properties fo:text-align="center" style:justify-single-word="false"/>
      <style:text-properties style:font-name="ヒラギノ丸ゴ ProN" officeooo:rsid="005faf45" officeooo:paragraph-rsid="0306f09c" style:font-name-asian="ヒラギノ丸ゴ ProN" style:font-name-complex="ヒラギノ丸ゴ ProN"/>
    </style:style>
    <style:style style:name="P218" style:family="paragraph" style:parent-style-name="Standard">
      <style:paragraph-properties fo:text-align="center" style:justify-single-word="false"/>
      <style:text-properties style:font-name="ヒラギノ丸ゴ ProN" officeooo:rsid="005faf45" officeooo:paragraph-rsid="03102314" style:font-name-asian="ヒラギノ丸ゴ ProN" style:font-name-complex="ヒラギノ丸ゴ ProN"/>
    </style:style>
    <style:style style:name="P219" style:family="paragraph" style:parent-style-name="Standard">
      <style:paragraph-properties fo:text-align="center" style:justify-single-word="false"/>
      <style:text-properties style:font-name="ヒラギノ丸ゴ ProN" officeooo:rsid="005faf45" officeooo:paragraph-rsid="031506dc" style:font-name-asian="ヒラギノ丸ゴ ProN" style:font-name-complex="ヒラギノ丸ゴ ProN"/>
    </style:style>
    <style:style style:name="P220" style:family="paragraph" style:parent-style-name="Standard">
      <style:text-properties style:text-underline-style="none" officeooo:paragraph-rsid="00893859" style:font-name-asian="ヒラギノ丸ゴ ProN1"/>
    </style:style>
    <style:style style:name="P221" style:family="paragraph" style:parent-style-name="Standard">
      <style:text-properties style:text-underline-style="none" officeooo:paragraph-rsid="009a362d" style:font-name-asian="ヒラギノ丸ゴ ProN1"/>
    </style:style>
    <style:style style:name="P222" style:family="paragraph" style:parent-style-name="Standard">
      <style:text-properties style:text-underline-style="none" officeooo:paragraph-rsid="00d36baf" style:font-name-asian="ヒラギノ丸ゴ ProN1"/>
    </style:style>
    <style:style style:name="P223" style:family="paragraph" style:parent-style-name="Standard">
      <style:text-properties style:text-underline-style="none" officeooo:paragraph-rsid="0296f680" style:font-name-asian="ヒラギノ丸ゴ ProN1"/>
    </style:style>
    <style:style style:name="P224" style:family="paragraph" style:parent-style-name="Standard">
      <style:paragraph-properties fo:break-before="page"/>
      <style:text-properties officeooo:paragraph-rsid="0019167c" style:font-name-asian="ヒラギノ丸ゴ ProN1"/>
    </style:style>
    <style:style style:name="P225" style:family="paragraph" style:parent-style-name="Standard">
      <style:paragraph-properties fo:break-before="page"/>
      <style:text-properties officeooo:paragraph-rsid="00728173" style:font-name-asian="ヒラギノ丸ゴ ProN1"/>
    </style:style>
    <style:style style:name="P226" style:family="paragraph" style:parent-style-name="Standard">
      <style:paragraph-properties fo:break-before="page"/>
      <style:text-properties officeooo:paragraph-rsid="018dc3b4" style:font-name-asian="ヒラギノ丸ゴ ProN1"/>
    </style:style>
    <style:style style:name="P227" style:family="paragraph" style:parent-style-name="Standard">
      <style:paragraph-properties fo:break-before="page"/>
      <style:text-properties officeooo:rsid="01d61f7f" officeooo:paragraph-rsid="01d61f7f" style:font-name-asian="ヒラギノ丸ゴ ProN1"/>
    </style:style>
    <style:style style:name="P228" style:family="paragraph" style:parent-style-name="Standard">
      <style:paragraph-properties fo:break-before="page"/>
      <style:text-properties officeooo:rsid="022cf04d" officeooo:paragraph-rsid="0243c8fa" style:font-name-asian="ヒラギノ丸ゴ ProN1"/>
    </style:style>
    <style:style style:name="P229" style:family="paragraph" style:parent-style-name="Standard">
      <style:paragraph-properties fo:break-before="page"/>
      <style:text-properties officeooo:rsid="022cf04d" officeooo:paragraph-rsid="02eaff04" style:font-name-asian="ヒラギノ丸ゴ ProN1"/>
    </style:style>
    <style:style style:name="P230" style:family="paragraph" style:parent-style-name="Standard">
      <style:text-properties officeooo:rsid="022cf04d" officeooo:paragraph-rsid="03168541" style:font-name-asian="ヒラギノ丸ゴ ProN1"/>
    </style:style>
    <style:style style:name="P231" style:family="paragraph" style:parent-style-name="Standard">
      <style:text-properties officeooo:rsid="022cf04d" officeooo:paragraph-rsid="0324ac30" style:font-name-asian="ヒラギノ丸ゴ ProN1"/>
    </style:style>
    <style:style style:name="P232" style:family="paragraph" style:parent-style-name="Standard">
      <style:text-properties officeooo:rsid="022cf04d" officeooo:paragraph-rsid="0326f449" style:font-name-asian="ヒラギノ丸ゴ ProN1"/>
    </style:style>
    <style:style style:name="P233" style:family="paragraph" style:parent-style-name="Standard">
      <style:text-properties officeooo:rsid="022cf04d" officeooo:paragraph-rsid="0329fb3d" style:font-name-asian="ヒラギノ丸ゴ ProN1"/>
    </style:style>
    <style:style style:name="P234" style:family="paragraph" style:parent-style-name="Standard">
      <style:paragraph-properties fo:text-align="center" style:justify-single-word="false"/>
      <style:text-properties officeooo:rsid="022cf04d" officeooo:paragraph-rsid="0329fb3d" style:font-name-asian="ヒラギノ丸ゴ ProN1"/>
    </style:style>
    <style:style style:name="P235" style:family="paragraph" style:parent-style-name="Standard">
      <style:paragraph-properties fo:text-align="center" style:justify-single-word="false"/>
      <style:text-properties officeooo:rsid="022cf04d" officeooo:paragraph-rsid="032d644a" style:font-name-asian="ヒラギノ丸ゴ ProN1"/>
    </style:style>
    <style:style style:name="P236" style:family="paragraph" style:parent-style-name="Standard">
      <style:paragraph-properties fo:text-align="center" style:justify-single-word="false"/>
      <style:text-properties officeooo:rsid="022cf04d" officeooo:paragraph-rsid="033f966f" style:font-name-asian="ヒラギノ丸ゴ ProN1"/>
    </style:style>
    <style:style style:name="P237" style:family="paragraph" style:parent-style-name="Standard">
      <style:paragraph-properties fo:text-align="center" style:justify-single-word="false"/>
      <style:text-properties officeooo:rsid="022cf04d" officeooo:paragraph-rsid="034a3b03" style:font-name-asian="ヒラギノ丸ゴ ProN1"/>
    </style:style>
    <style:style style:name="P238" style:family="paragraph" style:parent-style-name="Standard">
      <style:paragraph-properties fo:text-align="center" style:justify-single-word="false"/>
      <style:text-properties officeooo:rsid="022cf04d" officeooo:paragraph-rsid="035c1afd" style:font-name-asian="ヒラギノ丸ゴ ProN1"/>
    </style:style>
    <style:style style:name="P239" style:family="paragraph" style:parent-style-name="Standard">
      <style:text-properties officeooo:rsid="022cf04d" officeooo:paragraph-rsid="032d644a" style:font-name-asian="ヒラギノ丸ゴ ProN1"/>
    </style:style>
    <style:style style:name="P240" style:family="paragraph" style:parent-style-name="Standard">
      <style:text-properties officeooo:rsid="022cf04d" officeooo:paragraph-rsid="032d9e25" style:font-name-asian="ヒラギノ丸ゴ ProN1"/>
    </style:style>
    <style:style style:name="P241" style:family="paragraph" style:parent-style-name="Standard">
      <style:text-properties officeooo:rsid="022cf04d" officeooo:paragraph-rsid="032e38ef" style:font-name-asian="ヒラギノ丸ゴ ProN1"/>
    </style:style>
    <style:style style:name="P242" style:family="paragraph" style:parent-style-name="Standard">
      <style:text-properties officeooo:rsid="022cf04d" officeooo:paragraph-rsid="033f966f" style:font-name-asian="ヒラギノ丸ゴ ProN1"/>
    </style:style>
    <style:style style:name="P243" style:family="paragraph" style:parent-style-name="Standard">
      <style:text-properties officeooo:rsid="022cf04d" officeooo:paragraph-rsid="0348811f" style:font-name-asian="ヒラギノ丸ゴ ProN1"/>
    </style:style>
    <style:style style:name="P244" style:family="paragraph" style:parent-style-name="Standard">
      <style:text-properties officeooo:rsid="022cf04d" officeooo:paragraph-rsid="034a3b03" style:font-name-asian="ヒラギノ丸ゴ ProN1"/>
    </style:style>
    <style:style style:name="P245" style:family="paragraph" style:parent-style-name="Standard">
      <style:text-properties officeooo:rsid="022cf04d" officeooo:paragraph-rsid="03507612" style:font-name-asian="ヒラギノ丸ゴ ProN1"/>
    </style:style>
    <style:style style:name="P246" style:family="paragraph" style:parent-style-name="Standard">
      <style:text-properties officeooo:rsid="022cf04d" officeooo:paragraph-rsid="0350c683" style:font-name-asian="ヒラギノ丸ゴ ProN1"/>
    </style:style>
    <style:style style:name="P247" style:family="paragraph" style:parent-style-name="Standard">
      <style:text-properties officeooo:rsid="022cf04d" officeooo:paragraph-rsid="0351cf75" style:font-name-asian="ヒラギノ丸ゴ ProN1"/>
    </style:style>
    <style:style style:name="P248" style:family="paragraph" style:parent-style-name="Standard">
      <style:text-properties officeooo:rsid="022cf04d" officeooo:paragraph-rsid="035495ce" style:font-name-asian="ヒラギノ丸ゴ ProN1"/>
    </style:style>
    <style:style style:name="P249" style:family="paragraph" style:parent-style-name="Standard">
      <style:text-properties officeooo:rsid="022cf04d" officeooo:paragraph-rsid="0355218f" style:font-name-asian="ヒラギノ丸ゴ ProN1"/>
    </style:style>
    <style:style style:name="P250" style:family="paragraph" style:parent-style-name="Standard">
      <style:text-properties officeooo:rsid="022cf04d" officeooo:paragraph-rsid="0357038e" style:font-name-asian="ヒラギノ丸ゴ ProN1"/>
    </style:style>
    <style:style style:name="P251" style:family="paragraph" style:parent-style-name="Standard">
      <style:text-properties officeooo:rsid="022cf04d" officeooo:paragraph-rsid="035c1afd" style:font-name-asian="ヒラギノ丸ゴ ProN1"/>
    </style:style>
    <style:style style:name="P252" style:family="paragraph" style:parent-style-name="Standard">
      <style:text-properties officeooo:rsid="022cf04d" officeooo:paragraph-rsid="0365b016" style:font-name-asian="ヒラギノ丸ゴ ProN1"/>
    </style:style>
    <style:style style:name="P253" style:family="paragraph" style:parent-style-name="Standard">
      <style:text-properties officeooo:rsid="022cf04d" officeooo:paragraph-rsid="036d6177" style:font-name-asian="ヒラギノ丸ゴ ProN1"/>
    </style:style>
    <style:style style:name="P254" style:family="paragraph" style:parent-style-name="Standard">
      <style:text-properties officeooo:rsid="022cf04d" officeooo:paragraph-rsid="037b208b" style:font-name-asian="ヒラギノ丸ゴ ProN1"/>
    </style:style>
    <style:style style:name="P255" style:family="paragraph" style:parent-style-name="Standard">
      <style:text-properties officeooo:rsid="022cf04d" officeooo:paragraph-rsid="037ef30c" style:font-name-asian="ヒラギノ丸ゴ ProN1"/>
    </style:style>
    <style:style style:name="P256" style:family="paragraph" style:parent-style-name="Standard">
      <style:text-properties officeooo:rsid="022cf04d" officeooo:paragraph-rsid="037fc826" style:font-name-asian="ヒラギノ丸ゴ ProN1"/>
    </style:style>
    <style:style style:name="P257" style:family="paragraph" style:parent-style-name="Standard">
      <style:paragraph-properties fo:text-align="end" style:justify-single-word="false"/>
      <style:text-properties officeooo:rsid="022cf04d" officeooo:paragraph-rsid="037fc826" style:font-name-asian="ヒラギノ丸ゴ ProN1"/>
    </style:style>
    <style:style style:name="P258" style:family="paragraph" style:parent-style-name="Standard">
      <style:text-properties officeooo:rsid="01d61f7f" officeooo:paragraph-rsid="03210127" style:font-name-asian="ヒラギノ丸ゴ ProN1"/>
    </style:style>
    <style:style style:name="P259" style:family="paragraph" style:parent-style-name="Standard">
      <style:text-properties officeooo:rsid="01d61f7f" officeooo:paragraph-rsid="0324ac30" style:font-name-asian="ヒラギノ丸ゴ ProN1"/>
    </style:style>
    <style:style style:name="P260" style:family="paragraph" style:parent-style-name="Standard">
      <style:text-properties officeooo:rsid="01d61f7f" officeooo:paragraph-rsid="03264001" style:font-name-asian="ヒラギノ丸ゴ ProN1"/>
    </style:style>
    <style:style style:name="P261" style:family="paragraph" style:parent-style-name="Standard">
      <style:text-properties officeooo:rsid="01d61f7f" officeooo:paragraph-rsid="0326f449" style:font-name-asian="ヒラギノ丸ゴ ProN1"/>
    </style:style>
    <style:style style:name="P262" style:family="paragraph" style:parent-style-name="Standard">
      <style:text-properties officeooo:rsid="01d61f7f" officeooo:paragraph-rsid="032753ce" style:font-name-asian="ヒラギノ丸ゴ ProN1"/>
    </style:style>
    <style:style style:name="P263" style:family="paragraph" style:parent-style-name="Standard">
      <style:text-properties officeooo:paragraph-rsid="001873fd" style:font-name-asian="ヒラギノ丸ゴ ProN1"/>
    </style:style>
    <style:style style:name="P264" style:family="paragraph" style:parent-style-name="Standard">
      <style:paragraph-properties fo:text-align="center" style:justify-single-word="false"/>
      <style:text-properties style:font-name="ヒラギノ丸ゴ ProN" officeooo:rsid="005faf45" officeooo:paragraph-rsid="03210127" style:font-name-asian="ヒラギノ丸ゴ ProN" style:font-name-complex="ヒラギノ丸ゴ ProN"/>
    </style:style>
    <style:style style:name="P265" style:family="paragraph" style:parent-style-name="Standard">
      <style:paragraph-properties fo:text-align="center" style:justify-single-word="false"/>
      <style:text-properties style:font-name="ヒラギノ丸ゴ ProN" officeooo:rsid="005faf45" officeooo:paragraph-rsid="0324ac30" style:font-name-asian="ヒラギノ丸ゴ ProN" style:font-name-complex="ヒラギノ丸ゴ ProN"/>
    </style:style>
    <style:style style:name="P266" style:family="paragraph" style:parent-style-name="Standard">
      <style:paragraph-properties fo:text-align="center" style:justify-single-word="false"/>
      <style:text-properties style:font-name="ヒラギノ丸ゴ ProN" officeooo:rsid="005faf45" officeooo:paragraph-rsid="03264001" style:font-name-asian="ヒラギノ丸ゴ ProN" style:font-name-complex="ヒラギノ丸ゴ ProN"/>
    </style:style>
    <style:style style:name="P267" style:family="paragraph" style:parent-style-name="Standard">
      <style:paragraph-properties fo:text-align="center" style:justify-single-word="false"/>
      <style:text-properties style:font-name="ヒラギノ丸ゴ ProN" officeooo:rsid="005faf45" officeooo:paragraph-rsid="0326f449" style:font-name-asian="ヒラギノ丸ゴ ProN" style:font-name-complex="ヒラギノ丸ゴ ProN"/>
    </style:style>
    <style:style style:name="P268" style:family="paragraph" style:parent-style-name="Standard">
      <style:paragraph-properties fo:text-align="center" style:justify-single-word="false"/>
      <style:text-properties style:font-name="ヒラギノ丸ゴ ProN" officeooo:rsid="005faf45" officeooo:paragraph-rsid="032753ce" style:font-name-asian="ヒラギノ丸ゴ ProN" style:font-name-complex="ヒラギノ丸ゴ ProN"/>
    </style:style>
    <style:style style:name="P269" style:family="paragraph" style:parent-style-name="Standard">
      <style:paragraph-properties fo:text-align="center" style:justify-single-word="false"/>
      <style:text-properties style:font-name="ヒラギノ丸ゴ ProN" officeooo:rsid="005faf45" officeooo:paragraph-rsid="0329fb3d" style:font-name-asian="ヒラギノ丸ゴ ProN" style:font-name-complex="ヒラギノ丸ゴ ProN"/>
    </style:style>
    <style:style style:name="P270" style:family="paragraph" style:parent-style-name="Standard">
      <style:text-properties style:font-name="ヒラギノ丸ゴ ProN" officeooo:rsid="005faf45" officeooo:paragraph-rsid="0329fb3d" style:font-name-asian="ヒラギノ丸ゴ ProN" style:font-name-complex="ヒラギノ丸ゴ ProN"/>
    </style:style>
    <style:style style:name="P271" style:family="paragraph" style:parent-style-name="Standard">
      <style:paragraph-properties fo:break-before="page"/>
      <style:text-properties officeooo:rsid="022cf04d" officeooo:paragraph-rsid="03168541" style:font-name-asian="ヒラギノ丸ゴ ProN1"/>
    </style:style>
    <style:style style:name="P272" style:family="paragraph" style:parent-style-name="Standard">
      <style:paragraph-properties fo:break-before="page"/>
      <style:text-properties officeooo:rsid="022cf04d" officeooo:paragraph-rsid="032d9e25" style:font-name-asian="ヒラギノ丸ゴ ProN1"/>
    </style:style>
    <style:style style:name="P273" style:family="paragraph" style:parent-style-name="Standard">
      <style:paragraph-properties fo:break-before="page"/>
      <style:text-properties officeooo:rsid="022cf04d" officeooo:paragraph-rsid="0357038e" style:font-name-asian="ヒラギノ丸ゴ ProN1"/>
    </style:style>
    <style:style style:name="P274" style:family="paragraph" style:parent-style-name="Standard">
      <style:paragraph-properties fo:break-before="page"/>
      <style:text-properties officeooo:paragraph-rsid="00218a6e" style:font-name-asian="ヒラギノ丸ゴ ProN1"/>
    </style:style>
    <style:style style:name="T1" style:family="text">
      <style:text-properties officeooo:rsid="01087566"/>
    </style:style>
    <style:style style:name="T2" style:family="text">
      <style:text-properties officeooo:rsid="022cf04d" style:font-name-asian="ヒラギノ丸ゴ ProN1"/>
    </style:style>
    <style:style style:name="T3" style:family="text">
      <style:text-properties officeooo:rsid="01d61f7f" style:font-name-asian="ヒラギノ丸ゴ ProN1"/>
    </style:style>
    <style:style style:name="T4" style:family="text">
      <style:text-properties style:font-name="ヒラギノ丸ゴ ProN" officeooo:rsid="005faf45" style:font-name-asian="ヒラギノ丸ゴ ProN" style:font-name-complex="ヒラギノ丸ゴ ProN"/>
    </style:style>
    <style:style style:name="T5" style:family="text">
      <style:text-properties style:font-name="ヒラギノ丸ゴ ProN" officeooo:rsid="01d61f7f" style:font-name-asian="ヒラギノ丸ゴ ProN1" style:font-name-complex="ヒラギノ丸ゴ Pro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序章</text:p>
      <text:p text:style-name="P1"/>
      <text:p text:style-name="P263">「ごしゅじんさまーー、次の街がみえてきましたーー」</text:p>
      <text:p text:style-name="P263">「フィーヴィー、あんまり列車の窓から顔を出すと危ないよ。」</text:p>
      <text:p text:style-name="P263">　次の街に到着するのが待ちきれないのか、さっきからフィーヴィーがそわそわしている。</text:p>
      <text:p text:style-name="P263">「新しい街には何があるでしょうか、ご主人様？まだ見た事のないものがあるかもしれません。」</text:p>
      <text:p text:style-name="P263">「うん、それは到着してからのお楽しみだね。」</text:p>
      <text:p text:style-name="P263">「手強い賞金首がいるかもしれません。ご主人様に修理してもらった機能を試せますし、修理費用を稼ぐチャンスです。」</text:p>
      <text:p text:style-name="P263">「毎度の事だけど、あんまり危ない事はやってほしくないなあ…」</text:p>
      <text:p text:style-name="P263">「私以外のリビングドールにも会えるかもしれません。どういう方なのか楽しみです。」</text:p>
      <text:p text:style-name="P263">「祖父の顧客リストによると、この街の人にも一体出荷しているみたいだけど、まだ無事で動いているといいなあ。」</text:p>
      <text:p text:style-name="P263">「それに、もしかすると…完全漆黒の手がかりも何か掴めるかもしれません。」</text:p>
      <text:p text:style-name="P263">　そう、フィーヴィーは完全漆黒を倒すために旅をしていて、人形技師の私は彼女に付き添っている。</text:p>
      <text:p text:style-name="P263">　何故、フィーヴィーが旅をしているのか？</text:p>
      <text:p text:style-name="P263">　何故、人形技師の私が一緒にいるのか？</text:p>
      <text:p text:style-name="P263">　それを、これから始まる物語の中で語られます。</text:p>
      <text:p text:style-name="P274">第１章　葬式</text:p>
      <text:p text:style-name="P2"/>
      <text:p text:style-name="P7">　家族の付き合いで葬儀に出席することになった。</text:p>
      <text:p text:style-name="P7">　私とは殆ど面識はなかったけど祖母や父が随分とお世話になった人物らしい。</text:p>
      <text:p text:style-name="P8">　世間では軍事関係の自動人形の開発者として知られるトップ・ドッグマウスの葬儀…</text:p>
      <text:p text:style-name="P8">　有名人だけあって特定業界の大者も出席していたが、軍事関係と言うことで一般に忌み嫌われている氏の葬儀に出席するのはあまり乗り気じゃなかった。</text:p>
      <text:p text:style-name="P185">　私にとってはつまらないイベントだ。</text:p>
      <text:p text:style-name="P185">　とは言っても参列者の多くはお互い顔見知りも多いみたいで、同窓会感覚で会話を楽しんでいるようだった。</text:p>
      <text:p text:style-name="P185">　うちの祖母なんかも知り合いが参列していたみたいで他の人たちと同じ様に会話に混じっている。</text:p>
      <text:p text:style-name="P185">　けど、私や父はそうじゃない部類の人間で正直退屈で仕方なかった。</text:p>
      <text:p text:style-name="P7">　私たちが退屈していた中、祖母と話していた一人の老紳士が私たちにも話しかけてきた。</text:p>
      <text:p text:style-name="P2">「そうか、君たちがモールスの息子と孫か。」</text:p>
      <text:p text:style-name="P8">　モールスとは私の祖父の名前である。</text:p>
      <text:p text:style-name="P2">「自己紹介がまだだったね。私はウィロー・ライフィールド、君たちの父親や祖父に当たるモールス・フォーメンとは古い友人じゃよ。彼にはリビングドールを作ってもらったりと随分とお世話になっていてね、ご子息がこんなに立派に成長していて安心したよ。彼も生きていればさぞ喜んだだろうに。」</text:p>
      <text:p text:style-name="P7"/>
      <text:p text:style-name="P187">☀☁☂☃</text:p>
      <text:p text:style-name="P7"/>
      <text:p text:style-name="P2">　かつてモールス・フォーメンとトップ・ドッグマウスという二人の人形技師がいた。</text:p>
      <text:p text:style-name="P8">　二人は協力して人形を動かす科学の技術と自動で物を動かす魔法の技術を融合させた自動人形という新たな技術を生み出した。</text:p>
      <text:p text:style-name="P8">　だが、人形に命を吹き込みたいというモールス・フォーメンと人形はあくまで人の代わりとなる道具の域を出てはならないという考えのトップ・ドッグマウスは対立し、お互いが別々の道を歩むことになってしまったのだ。</text:p>
      <text:p text:style-name="P7">　モールス・フォーメンは魔法の技術を駆使して人形に命を吹き込むことに成功した。</text:p>
      <text:p text:style-name="P8">　そして命を吹き込まれた人形はリビングドールと命名される。</text:p>
      <text:p text:style-name="P8">　作られたリビングドールたちは次々と世に広まっていき有名になった。</text:p>
      <text:p text:style-name="P15">　私の祖父モールスはリビングドールの創始者と讃えられ、富を築き、結婚もし、子供にも恵まれ幸せの絶頂かと思われた。</text:p>
      <text:p text:style-name="P7">　ところがそんな祖父が苦悩に陥る転機が訪れる。</text:p>
      <text:p text:style-name="P8">　祖父は自分の作成した人形に清廉純白の心を与え、それを各地に広めていた…</text:p>
      <text:p text:style-name="P8">　のだけど、その心が黒くなって人形が暴走するいわゆる「黒化現象」が次々と発生したのだ。</text:p>
      <text:p text:style-name="P8"/>
      <text:p text:style-name="P7">　祖父は原因がわからず悩んだ。</text:p>
      <text:p text:style-name="P7"/>
      <text:p text:style-name="P8">　リビングドールの技術から得た富…最愛の妻と息子…いずれも彼の心を癒せなかったようだ。</text:p>
      <text:p text:style-name="P2">　ある日、祖父モールスは私の祖母と父を残して失踪した。</text:p>
      <text:p text:style-name="P2"/>
      <text:p text:style-name="P4">　祖父が失踪してから私の家は経済的危機に陥った。</text:p>
      <text:p text:style-name="P8">　人々は黒化現象による暴走を恐れてリビングドールを求めなくなったからだ。</text:p>
      <text:p text:style-name="P4">　そんな中で、かつて祖父と一緒に自動人形を技術を確立させたドッグマウス氏が</text:p>
      <text:p text:style-name="P4"><text:soft-page-break/>「この技術はモールスと二人で作ったものだから。」</text:p>
      <text:p text:style-name="P4">と自動人形技術で手に入れた収益の半分を私たちの一家に入れてくれたのだ。</text:p>
      <text:p text:style-name="P4">　祖母と父はかつての祖父の盟友ドッグマウス氏の心遣いに深く感謝した。</text:p>
      <text:p text:style-name="P2"/>
      <text:p text:style-name="P9">　一方で祖父の残したリビングドールの技術は書物にまとめられ私の代まで引き継がれてはいる。</text:p>
      <text:p text:style-name="P9">　けれど、その呪われた技術を誰も求める事はなく、私の祖母や父は祖父の失踪の原因を作ったこの技術を嫌ってしまい、今日まで有効利用される事はなかった。</text:p>
      <text:p text:style-name="P9"/>
      <text:p text:style-name="P188">☀☁☂☃</text:p>
      <text:p text:style-name="P9"/>
      <text:p text:style-name="P10">　とまあこういう経緯もあって、うちでは今も家庭を支え続ける自動人形の技術には感謝している。</text:p>
      <text:p text:style-name="P10">　が、祖父の残したリビングドールの技術は呪われたものとまでは行かなくても祖母も父も良くは想っていない様だ。</text:p>
      <text:p text:style-name="P10">　ライフィード氏がその名前を出した途端、祖母や父の表情が心なしか曇った様に感じた。</text:p>
      <text:p text:style-name="P2">　</text:p>
      <text:p text:style-name="P2">「父にドッグマウスおじさん以外の友人がいるとは驚きました。なんせ自分が物心着く前には失踪して既にいなかったものですから、私は父のことは何も知らなくて…ですが、葬式とは言えこの様な形で父を知るお方に出会えるなんて、ドッグマウスおじさんには亡くなってからもお世話になりっぱなしです。」</text:p>
      <text:p text:style-name="P5">「モールスが失踪…そういう事に…いや、何でもない。お父上の事は残念だったね。だが、モールスは立派な人だったよ。今日の葬儀の当人であるトップと共に人々の生活を豊かにするために自動人形の技術を作り上げたのだから。そのおかげで人手のかかる重労働や危険な作業は全部自動人形に押し付ける事が叶ったんだ。農業に工業、道路や建物の建設なんかの工事、そして戦争までもが……。おかげで私の家が代々治めてきた農村は街へと生まれ変わり、若者が戦争に取られて疲弊する事もなく発展する事ができたわけだ…」</text:p>
      <text:p text:style-name="P5"/>
      <text:p text:style-name="P7">　ライフィールド氏が自動人形のその素晴らしさについて嬉々として語ってくる様子に私は少しまいってしまった。</text:p>
      <text:p text:style-name="P7">　普段話し相手がいなくての久々の会話だったのか、それとも古い友人の事を久々に話せて嬉しかったのか、はたまた単純に話すのが好きなのかはわからないけど、普段あまり見ることのないテンション高めで話すその年寄りが苦手だと感じた瞬間だった。</text:p>
      <text:p text:style-name="P5"/>
      <text:p text:style-name="P5">「リビングドールの技術だって、人々がより人形を使いやすくするためのにとモールスが頑張った成果なんだ。単純な命令しかこなせない自動人形よりも人間と同じ様に意思疎通ができる人形の方がより複雑な頼み事もこなしてくれる、そういう事なんだよ。うちにいる一体もそういうところが便利でねえ、今でもメイドとして働いてもらっているが本当に助かっているんだ。」</text:p>
      <text:p text:style-name="P6">「いや…でも、リビングドールは…」</text:p>
      <text:p text:style-name="P6"/>
      <text:p text:style-name="P11">　思わず口をはさんでしまった…</text:p>
      <text:p text:style-name="P11">　ライフィールド氏の話からリビングドールは便利だという事もその成果に喜んでいる事も伝わってくる。</text:p>
      <text:p text:style-name="P11">　でも私は実際に動くリビングドールを見たことはない</text:p>
      <text:p text:style-name="P11">　心の黒化現象による暴走という問題を抱えているリビングドールを好意的に思っているどころか、今でも稼働させている人間がいる事に正直驚きを隠せなかった。</text:p>
      <text:p text:style-name="P11"/>
      <text:p text:style-name="P11">　私は祖母や父と違ってリビングドールについて否定的じゃない。</text:p>
      <text:p text:style-name="P11"><text:soft-page-break/>　否定的じゃないだけで肯定的でもない。</text:p>
      <text:p text:style-name="P11">　子供の頃から自動人形が大好きで、十五歳になる頃には自動人形についての技術も一通り学び終える程だった。</text:p>
      <text:p text:style-name="P11">　祖父から伝わるリビングドールの技術もその一環として、また単なる興味本位で勉強はしているし、</text:p>
      <text:p text:style-name="P11">今知っている自動人形の技術と組み合わせれば再現できる自信もある。</text:p>
      <text:p text:style-name="P11">　でも、私はリビンドールを作る気にはならなかった。</text:p>
      <text:p text:style-name="P18">　勿論、黒化現象を恐れているというのもある。</text:p>
      <text:p text:style-name="P18">　だけどそれだけじゃない。人の心を人形に与えるというその行為に一人形技師として私は責任を持たなければならないと同時にどうしても疑問を払拭できないでいたからだ。</text:p>
      <text:p text:style-name="P11">　</text:p>
      <text:p text:style-name="P11">「わかっているよ、黒化現象の事だろう？」</text:p>
      <text:p text:style-name="P11">　ライフィールド氏は続けて語る。</text:p>
      <text:p text:style-name="P11">「幸いにもうちのは未だその現象はあらわれていなくてね…」</text:p>
      <text:p text:style-name="P11">「モールスがリビングドールの黒化現象に悩んでいたのは勿論知っているさ。けれど、全てのリビングドールが黒化したわけじゃないし、研究が進めば黒化現象だって改善されるはずなんだよ…」　</text:p>
      <text:p text:style-name="P2">　黒化現象の改善…考えた事もなかった。</text:p>
      <text:p text:style-name="P2">　リビングドールを作り上げるほどの技術者の祖父が匙を投げた難題…その先入観からか黒化現象は避けては通れないものとばかり思っていたからだ。</text:p>
      <text:p text:style-name="P12">「原因もわからないのに本当に改善できるのでしょうか？」</text:p>
      <text:p text:style-name="P12">「私も一応知識としてだけなら祖父の残した書物からリビングドールの作り方やその仕組みについて知っています。その基礎となる自動人形の作る技術も学んでいますので、リビングドールを作る事もできます…が、再現して作ろうとは思いません。」</text:p>
      <text:p text:style-name="P13">「なんと、君はモールスからリビングドールの技術を引き継いだのか！」</text:p>
      <text:p text:style-name="P13">　私がリビングドールの技術を引き継いでいるのが意外だったのか、ライフィールド氏は驚いている。</text:p>
      <text:p text:style-name="P14">「てっきり彼の代で失われてしまった技術だとばかり思っていたよ…トップも死んでしまった今となっては、このまま歴史の闇に消えてしまう他ないと…だが、君がいてくれて良かった。君さえ頑張ればリビングドールを再興できるに違いない！」</text:p>
      <text:p text:style-name="P14">「で、ですから私はリビングドールの再現はしませんし、ましてや再興など…」</text:p>
      <text:p text:style-name="P16">「な、何故だ！？君は自分が引き継いだ技術の価値がわからないのか！？」</text:p>
      <text:p text:style-name="P16">　そんな事を言われても正直困ってしまう。</text:p>
      <text:p text:style-name="P17">　現存するリビングドールの存在を当然伝えらて心踊るところもあるけれど、いきなりリビングドールの復興なんてのは飛躍し過ぎだ。</text:p>
      <text:p text:style-name="P17">「おっ、落ち着いてください。再現はしないとは言いましたがリビングドール自体には興味がありますし…そっ、そのっ…できれば一度動いているリビングドールを見せていただけたら嬉しい…かな…と…」</text:p>
      <text:p text:style-name="P17">「おおっ、それはいい！動いているのを見れば君にもリビングドールのその素晴らしさが伝わるに違いない！」</text:p>
      <text:p text:style-name="P17">　思わず口からでまかせを言ってしまった…いや、リビングドールを見てみたいというのは本当だ…けど、その本音を口走ってしまった事に内心自分でも驚いている。</text:p>
      <text:p text:style-name="P17">「そうだ、君にうちのリビングドールのメンテナンスを依頼しよう。いや、悪いところがあるって訳じゃあないんだが稼働させて最後にモールスに見てもらってから随分経つからなあ…何処か調子の悪いところがないか見てもらいたいんじゃ。」</text:p>
      <text:p text:style-name="P17"/>
      <text:p text:style-name="P17"><text:soft-page-break/></text:p>
      <text:p text:style-name="P17"/>
      <text:p text:style-name="P17"/>
      <text:p text:style-name="P17">　</text:p>
      <text:p text:style-name="P17"/>
      <text:p text:style-name="P2"/>
      <text:p text:style-name="P224"/>
      <text:p text:style-name="P3">第２章　終わりと始まりの街</text:p>
      <text:p text:style-name="P3"/>
      <text:p text:style-name="P19">　街に到着したのは昼頃だった。</text:p>
      <text:p text:style-name="P19">　祖父の作った人形に出会うため、この街へとはるばるやって来たのだ。</text:p>
      <text:p text:style-name="P19">　なり行きとは言え引き受けてしまったリビングドールのメンテナンス依頼ではあったけれど、元々自動人形に人一倍興味のある私は実家からここまでの旅路で自分でも驚くぐらいにリビングドールへの期待を膨らませている。</text:p>
      <text:p text:style-name="P19">　街の中でも一際大きいライフィード氏の館には迷わず見つける事ができ、私は祖父の作品に出会う心を抑えきれず早速尋ねることにした。</text:p>
      <text:p text:style-name="P3"/>
      <text:p text:style-name="P3">「ウェル・フォーメン様ですね？お待ちしておりました。」</text:p>
      <text:p text:style-name="P20">　館の門の前に行くと私の気配を察したのか一体の人形が駆けつけてきた。</text:p>
      <text:p text:style-name="P20">　姿背丈は成人女性…いや、それよりも若干若い感じでメイドの格好をしている、</text:p>
      <text:p text:style-name="P20">　人形技師の端くれである私が見れば人形だと一発でわかるものの、普通の人が見れば可愛らしいメイドさんにしか見えないと思う外見だ。</text:p>
      <text:p text:style-name="P22">「初めまして、私はナインペインと申します。」</text:p>
      <text:p text:style-name="P20"/>
      <text:p text:style-name="P189">☀☁☂☃</text:p>
      <text:p text:style-name="P20"/>
      <text:p text:style-name="P20">　ナインペインと名乗る人形に連れられ、私は屋敷の中を案内された。</text:p>
      <text:p text:style-name="P20">　いや、人形に案内されるという事が私にとっては異様でそして初めての事だった。</text:p>
      <text:p text:style-name="P20">　自動人形というのは作り手である人形技師の命令通りに動くもので、使う側はその人形を配置することはあれど命令するなんて事はない。</text:p>
      <text:p text:style-name="P20">「えっと…君が…もしかして…？」</text:p>
      <text:p text:style-name="P20">「はい、私がフォーメン様にメンテナンスさせていただくリビングドールです。ご主人様よりお話は伺っております。」</text:p>
      <text:p text:style-name="P20">　予め人形技師がインプットした定型文を喋る自動人形も一応はいるけれど、このナインペインと名乗る人形は違う…人間と同じ様に会話を行うのだ。</text:p>
      <text:p text:style-name="P20"/>
      <text:p text:style-name="P20">　これじゃあ、まるで人間じゃないか…</text:p>
      <text:p text:style-name="P20"/>
      <text:p text:style-name="P20">　知識としてはもちろん知っていたし、人形に命を吹き込んだらどうなるかという想像通りだ。</text:p>
      <text:p text:style-name="P21">　想像通り、想像通りの存在であるけれど、驚きは隠せない。</text:p>
      <text:p text:style-name="P21">　子供の時に聞かされるおとぎ話の世界にでも出てくる様な存在が目の前にいる。</text:p>
      <text:p text:style-name="P23">　喋る犬…喋る猫なんかの会話ができる動物、喋る花…喋る木なんかの会話ができる植物、喋る家、喋る家具…そして喋る人形なんかの喋る無機物。これらはおとぎ話の世界にこそ存在はするけど現実の世界で私たちが会話を行うのは人間同士。</text:p>
      <text:p text:style-name="P24">　だからこそ、会話ができる存在、ましてや人の形をしている存在だからなのか。まるで人間…そんな風に思わず感じてしまったのかもしれない。</text:p>
      <text:p text:style-name="P24"/>
      <text:p text:style-name="P24">　祖父がかつて熱望して作った生きた人形リビングドール。</text:p>
      <text:p text:style-name="P24">　ライフィード氏があの時その便利さを熱弁していたリビングドール。</text:p>
      <text:p text:style-name="P24">　祖父は人間を作りたかったのかと思うと人形技師として正直ゾッとしてしまい、ライフィールド氏が自分に従順な人間を作りたかったのかと思うと人としてゾッとしてしまう。</text:p>
      <text:p text:style-name="P25">　だけど人間なんか作ったところで人形みたいに思い通りに動いてくれるはずが…と一瞬考えたところでリビングドールには清廉純白の心を与えるという事を思い出した。</text:p>
      <text:p text:style-name="P26"><text:soft-page-break/>　人間…もとい生きた人形を従順に従わせるために埋め込む清廉純白な心…</text:p>
      <text:p text:style-name="P26">　そして、その心が何らかの原因によって失われる事により人形として従わせる事ができなくなるのが黒化現象によるリビングドールの暴走って事か…</text:p>
      <text:p text:style-name="P26">　だがしかし、心が純白だからと言って命令に従うものだろうか？ましてや純白じゃなくなるから暴走を引き起こすなんてのはよく考えたら変だ。</text:p>
      <text:p text:style-name="P27">　そもそも、このナインペインと名乗ったリビングドールはメイドとして働いていて、その役割上主人の命令に従順なのは人間とか人形とか関係なく当然の事だし、ましてや心が純白清廉だなんて事は微塵も関係ないじゃないか。</text:p>
      <text:p text:style-name="P27">　とか考えているうちに屋敷の応接間に着いた。</text:p>
      <text:p text:style-name="P27">「ご主人様をお呼びしますので少々お待ちください。」</text:p>
      <text:p text:style-name="P27"/>
      <text:p text:style-name="P190">☀☁☂☃</text:p>
      <text:p text:style-name="P28"/>
      <text:p text:style-name="P27">　応接間で待っていると間も無くライフィールド氏が現れた。</text:p>
      <text:p text:style-name="P27">「やあ、よく来てくれた。どうだい、うちのリビングドールのナインペインは？人間のメイドと変わらないじゃろう？」</text:p>
      <text:p text:style-name="P27">「ええ、驚きました。リビングドールと言うだけあってまるで生きている…いや、その体以外は正に人間そのものかと。ただ…」</text:p>
      <text:p text:style-name="P27">「お茶をお持ち致しました。」</text:p>
      <text:p text:style-name="P27">　メイドのリビングドールが客人である私と主人であるライフィールド氏にお茶を入れる…</text:p>
      <text:p text:style-name="P27">　普通の人形ならば持ち主がお茶汲み用の人形を起動させてお茶を入れさせる…のだが、この人形は違った。</text:p>
      <text:p text:style-name="P27">　主人であるライフィールド氏が特に命令することもなく自分の判断でお茶を入れに来たのだ。</text:p>
      <text:p text:style-name="P27">「ただ…どううしたのかね？」</text:p>
      <text:p text:style-name="P27">　いけない、会話の途中でつい人形に気を取られてしまった。</text:p>
      <text:p text:style-name="P27">「ただ、メイドがやる仕事ならリビングドールでなくても普通の自動人形で十分なのではないかと。例えば先ほど私が屋敷の中を案内されたのも、今みたいにお茶を入れるのも、用途別に専用の自動人形を用意してやらせれば済む話ですし、メイドの仕事である炊事洗濯も自動人形でも行えます。」</text:p>
      <text:p text:style-name="P27">「そうきたか…なるほど…」</text:p>
      <text:p text:style-name="P27">　ライフィールド氏は少し考えたように間を開けるも続けて答えた。</text:p>
      <text:p text:style-name="P27">「人形技師というのは人形は道具の領域を超えられないと考える…いや、あるいは君の性分では人形は道具の領域を超えてはいけないと思う…そういう事かね…？昔も同じような事を…いや、なんでもない。」</text:p>
      <text:p text:style-name="P27">　道具の領域を超えてはいけない…確かにそう思ってはいるし図星ではあるけれど、それがどうしたとこの老人が言いたいのかがわからなかった。</text:p>
      <text:p text:style-name="P27">「はい…確かに思っています。というよりは道具の領域を超える必要性を感じた事がなく…実のところよくわかりません。」</text:p>
      <text:p text:style-name="P27">「そうか…君はまだ若いか。予め定められた設定通りに動くだけの存在では埋められない、自分の意志で動き会話を行える人形の素晴らしさを理解できる時が君にもいつか来るよ。君にはうちのナインペインのメンテナンスを依頼していたね。彼女に触れて学ぶ事もきっと多いはずだ。」</text:p>
      <text:p text:style-name="P27">　リビングドールのメンテナンス…つい先ほど実物を見る前は普通の自動人形のメンテナンスの延長線上だと思っていたけど…あの生々しい姿を見ると体は人形である事をわかっていても、生きているものを解剖する恐怖と未知のものの中を覗く期待が入り混じったような何とも不思議な気分に襲われた、</text:p>
      <text:p text:style-name="P27"><text:soft-page-break/>「おっと、また横道に外れてしまった…いや、この話も本筋ではあるのだが、先の葬儀の時といい人形の話となるとつい熱くなってしまい、本来言おうとしていた事を忘れてしまう…私の悪い癖だよ。本当はモールスから口止めされている事だし、随分言おうかどうか悩んだ事で本当ならあの場で話していた方がよかったかもだ…彼の妻や息子には話せない内容だが孫である君にはモールスの名誉の為にも一部分だけでも話しておかなければいけない…そう思った次第…だ…」</text:p>
      <text:p text:style-name="P29">　突然、そして唐突な話題の変更に私は面食らった。</text:p>
      <text:p text:style-name="P29">「話そう…モールス・フォーメンは失踪したのではなく、とある戦いの末に殺された事を。」</text:p>
      <text:p text:style-name="P30"/>
      <text:p text:style-name="P191">☀☁☂☃</text:p>
      <text:p text:style-name="P30"/>
      <text:p text:style-name="P29">「モールスは一般的にはリビングドールの黒化現象に悩んだ末、それに耐えきれず失踪したことになっている…のだが、実際は違う。彼は家族にすら事情を話せない相手を倒さねばならず、更にその相手がこの街の近くに潜伏している事を突き止め、五十年前にこの街の私のところを訪ねて来たのだ。」</text:p>
      <text:p text:style-name="P180">　突然の事で理解が追いつかなかった。</text:p>
      <text:p text:style-name="P180">　「倒す」ってどうしてリビングドールの開発者とはいえ人形技師でしかない祖父がそんな物騒な事に？</text:p>
      <text:p text:style-name="P180">　しかも家族に伝えられないとかどういう事？</text:p>
      <text:p text:style-name="P29">「その相手と言うのは彼の名誉を守る為にも君であっても言えない…私が墓場まで持っていく秘密だ…だが、モールスが黒化現象を恐れて逃げ出したような臆病者ではなく、最後まで戦った結果死んだ事を孫である君には知ってもらいたいし、できる事なら彼の意志を継いでリビングドールの復興と発展に力を貸して欲しいんだよ。」</text:p>
      <text:p text:style-name="P29">「そ、そんな…失踪していて生死すらもわからなかった祖父が死んでいて、しかも失踪ではなく殺されたとかいきなり言われましても…しかも、そんな大事な事を祖母や父には話さず私だけに？二人にも伝えるべき重要な事ではないのですか？」</text:p>
      <text:p text:style-name="P29">「君がそう思うのもわかる…だが冷静に考えて欲しい。モールス…君のお祖父さんが死んだ後の今更になって伝えられてどうする？彼を止められなかった事を後悔しないか？あの時知っていれば止められたのにと。そして、今まで失踪した臆病者だと思っていて恨んでいたのは何だったのか…とぶつけどころのない思いはどうなる？」</text:p>
      <text:p text:style-name="P29">「そ…それは…」</text:p>
      <text:p text:style-name="P29">「それに、真実を隠しておきたかったのはモールスの悲願でもあるのだ。だからこそ二人には悪いが今のまま…リビングドールの黒化現象に耐えきれず家族を捨てて逃げ出した臆病者という認識でいてほしいのじゃよ。わかるかい？」</text:p>
      <text:p text:style-name="P223">　確かに祖父がそうしたかったのなら、そうした方がいいのかもしれない。</text:p>
      <text:p text:style-name="P223">　五十年前に知っていたところでどうしようもない事実だし、理由はどうあれ祖父が家族を捨てた事実は変わりないなら、私も父と祖母の二人が苦しまない方がいいと思った。</text:p>
      <text:p text:style-name="P220">「はい、私も父や祖母を今更苦しめるような真似はしたくありません。しかし、真実を隠してまで祖父が倒さなければならなかった相手…祖父の仇についてはやはり何も話せないのでしょうか？」</text:p>
      <text:p text:style-name="P220">「すなまいとは思っているが、こればっかりは話すわけにはいかないのじゃよ。モールスもトップも死んだ今となっては真相も闇の中で、残されたものがとやかく言う相手でも…いや、少々言い訳じみてしまったな。言えばモールスの失踪の真実以上に君のお祖母さんやお父上が傷つく存在、場合によっては自動人形業界そのものへの不信に繋がるかもしれない…そして、何より万が一にも生きていて下手に君にその相手を追えば殺される…そういう事情で言えないのじゃよ。」</text:p>
      <text:p text:style-name="P220">　ライフィールド氏が申し訳なさそうに言えない理由について語る。</text:p>
      <text:p text:style-name="P220"><text:soft-page-break/>　そこまで色々と理由をつけて隠さなければいけない相手であればいっそ私にも真実を隠したままにしておいた方がよかったんじゃないかとさえ思ってしまう。</text:p>
      <text:p text:style-name="P220">　祖父が殺されたという真実を話してまで私にリビングドールを作ってほしいのだろうか？そう考えるとなんだか複雑な気分だ。</text:p>
      <text:p text:style-name="P220">「仇の相手は話せない…話せないのだが、せめてモールスが死んだ場所については話したい。実を言うと激しい戦いだったのか火事で焼け焦げたのに加えて大量の瓦礫に埋もれてしまっていて今も遺体は見つかっていないのじゃ。そう言う意味では失踪と言うのもあながち間違いではないのだが生きていないのは確かだ。せめて孫の君だけでも墓参りをすればモールスも報われる気がしてな。ここに滞在する間に頃合いを見て行くといい。」</text:p>
      <text:p text:style-name="P192">☀☁☂☃</text:p>
      <text:p text:style-name="P221"/>
      <text:p text:style-name="P220">　ライフィールド氏との会話の後、私はナインペインと名乗り呼ばれるリビングドールに客室へと案内された。</text:p>
      <text:p text:style-name="P220">「フォーメン様がご滞在の間は、私がフォーメン様付きで身の回りのお世話をさせていただく事になっております。とは言え私はフォーメン様のメンテナンスを受けるのがメインです。ですので屋敷の中では常に私が側にいるのが最良かと。」</text:p>
      <text:p text:style-name="P220">　部屋に着いて荷物を下ろした早々こんな事を言われ、まるで監視役かの様にリビングドールに居座られてしまった。</text:p>
      <text:p text:style-name="P220">　でも私がここに来たそもそもの目的はここにいるリビングドール・ナインペインのメンテナンスだし、</text:p>
      <text:p text:style-name="P31">やるならさっさと始めてしまおう…そう思った。</text:p>
      <text:p text:style-name="P31">「それじゃあ早速…仕事の方を始めるよ。」</text:p>
      <text:p text:style-name="P31">　今からメンテナンスを行う人形に対してこんな事を言うなんて不思議な気分だ。</text:p>
      <text:p text:style-name="P31">　普通の自動人形相手なら、まず動力部のスイッチを切ってそのまま各部位のパーツにバラして、それから分解掃除をしつつ破損箇所がないかをチェックするんだけど…そうだ、リビングドールには動力部のスイッチなんてないし…どうしよう…？</text:p>
      <text:p text:style-name="P31">「じゃあ…とりあえず服を脱いでそこのベッドに仰向けになって寝てくれないかな？」</text:p>
      <text:p text:style-name="P31">「…わかりました。」</text:p>
      <text:p text:style-name="P31">　メイド姿の少女の人形は言われた通りに服を脱ぎはじめる…</text:p>
      <text:p text:style-name="P31">　人型の人形が私が口に出した命令によって何処となく恥ずかしそうに服を脱ぐ姿を見て、なんだかイケナイ事をしているような気分になった。けど、服を脱いで出てきた裸体は人形のもので、今扱っているものはやはり人形なんだと少しだけ安心した。</text:p>
      <text:p text:style-name="P31">　服を脱ぎ終えて全裸になったナインペインは部屋にある客用のベッドで横になる。</text:p>
      <text:p text:style-name="P31">　人形の体を一度バラバラにするためにその姿をまじまじと観察する。するとナインペインが恥ずかしそうに言った。</text:p>
      <text:p text:style-name="P31">「…あの…そんなに見つめられますと…お恥ずかしゅうございます…」</text:p>
      <text:p text:style-name="P31">　忘れていた…リビングドールには心を入れているんだった。</text:p>
      <text:p text:style-name="P31">　だから、恥じらいと言う心も持っているのかこの人形は。</text:p>
      <text:p text:style-name="P31">　厄介…だなあ…だけど面白い…かも</text:p>
      <text:p text:style-name="P31">　少しずつだがリビングドールについて好意的になれるかもしれない。</text:p>
      <text:p text:style-name="P31">　最初こそ人間の様に動く人形に戸惑い、嫌悪感のようなものを感じたが何とかなるかもしれない。</text:p>
      <text:p text:style-name="P31">　折角ここまで来たのだし…それに祖父の作品に触れる貴重な機会でもあるわけだし…できることなら何かを得たいし、祖父の事も嫌いにはなりたくない。</text:p>
      <text:p text:style-name="P31">「これから関節のパーツを外して一旦バラバラにするけど大丈夫かな…？」</text:p>
      <text:p text:style-name="P31">「はい…問題ございません…」</text:p>
      <text:p text:style-name="P31"><text:soft-page-break/>　人形に対して了承を得ながら人形をパーツ毎に分解するという不思議な経験だ。</text:p>
      <text:p text:style-name="P31">　実際に分解してみると普段取り扱う自動人形よりも機械技術部分の作りが比較的簡単な構造になっている事に驚く。</text:p>
      <text:p text:style-name="P31">　自動人形もリビングドールも機械部分を魔法の力で動かすのが基本となっている。</text:p>
      <text:p text:style-name="P31">　しかしながら自我を持たない自動人形は動くのに複雑な機巧を持つのに対し、リビングドールの方は自我を持って考えながら動くためか単純な構造をしていて、大きさこそ違えど子供が人形遊びで使う人形そのものだった。</text:p>
      <text:p text:style-name="P31"/>
      <text:p text:style-name="P31">「分解してみたけどパーツの損傷も見当たらないし、老朽化で傷んでいる様子も全くないなあ…ライフィールドさんの話だと随分長い間メンテナンスをしていないみたいだけどほこり一つたまっていないし、これってやっぱり…」</text:p>
      <text:p text:style-name="P31">「はい。自動修復機能によるものです。」</text:p>
      <text:p text:style-name="P32">　祖父の資料にも記述があったのを覚えている。</text:p>
      <text:p text:style-name="P32">　自我を持つ人形だからこそ自分で自身の不良箇所を判別でき、それを修復する判断を下すことができるリビングドール独自の機能。</text:p>
      <text:p text:style-name="P32">　老朽化による損傷は勿論の事、軽い破損であっても自力で治せてしまうため理論上はメンテナンス要らずと資料には記述があったが、この個体がどうやらその証拠のようだ。</text:p>
      <text:p text:style-name="P32">　おそらくは祖父が亡くなってから五十年は一度も人形技師によるメンテナンスを行っていないと思われるが、こいつは傷一つなくまるで新品同様で大事に扱われていた事がよくわかる。</text:p>
      <text:p text:style-name="P32">　これじゃあメンテナンスといってもやる事がほとんどなくて、思ったよりずっと早く終わりそうだなあ…</text:p>
      <text:p text:style-name="P33">「うーん……じゃあ後は組み立て直して核心の方を見て今日は終わりにしようか。」</text:p>
      <text:p text:style-name="P33">「かしこまりました。では、体の方は私の方で組み立てますね。」</text:p>
      <text:p text:style-name="P33">　先ほど分解したパーツがひとりでに元通りに組み上がっていく…</text:p>
      <text:p text:style-name="P34">　リビングドールの制御は魔法技術で作られた核心というものが行なっていて、これが魔法の力で各パーツを動かすことにより人形本体は動いている。</text:p>
      <text:p text:style-name="P33">　核心は言わば人形の心臓部であり、例えパーツがバラバラになっても核心さえ無事ならばこのように自力で直せるようだ。</text:p>
      <text:p text:style-name="P33">　人形の構造が自動人形に比べて単純なのもこの核心による制御の賜物だったりする。</text:p>
      <text:p text:style-name="P33">「体の組み立てが完了しました。私の核心の場所ですが左胸の部分…人間でいうところの心臓の箇所にあります。どうぞご確認くださいませ。」</text:p>
      <text:p text:style-name="P33">　そう言うと人形の胸部が開き、確かに私から見て右側の…人間の心臓の場所に核心と思われるものが埋め込まれている事が確認できる。</text:p>
      <text:p text:style-name="P33">　人形の心臓部をあえて心臓の場所に挿入れるとは祖父も粋な事をするなと思った。</text:p>
      <text:p text:style-name="P33">　心臓部である核心自体はリビングドールだけでなく自動人形にも存在し、自動人形の場合はその動作に関する命令が記述されている。</text:p>
      <text:p text:style-name="P33">　だが、自動人形の場合は人の形をしているものであっても利便性を考慮して体の中央…あるいは頭部に埋め込むのが一般的だ。</text:p>
      <text:p text:style-name="P33">　先ほど分解したパーツの単純構造といい、核心の位置といい、できるだけ人に寄せた存在を作りたかったのではないかという祖父の人形技師としての拘りが見える。</text:p>
      <text:p text:style-name="P33">　私が生まれる前に亡くなった祖父に会うことは叶わないけど、こうして祖父の作品に触れる事で少しだけ出会えた気がしてなんだか嬉しい。</text:p>
      <text:p text:style-name="P33">　祖父は人間を作りたかったのだろうか？</text:p>
      <text:p text:style-name="P33">　最初にナインペインと名乗るリビングドールを見た時から感じていたその疑問が、作品を通して祖父に出会った事で確信へと変わる。</text:p>
      <text:p text:style-name="P33">　だが、何故人間を作りたかったのかまではわからない。</text:p>
      <text:p text:style-name="P33"><text:soft-page-break/>　もっと祖父の作品に触れればわかるかもしれない…そんな事を考えながら人形から核心を取り出す。</text:p>
      <text:p text:style-name="P33">　核心を検査するも、そこにはやはり損傷は見当たらない。</text:p>
      <text:p text:style-name="P33">　もっとも、損傷と言っても外的なものの話で内面の損傷まではわからない。</text:p>
      <text:p text:style-name="P34">　リビングドールの核心とは自我を司る心であり、この核心で考えた通りに人形を動かす事で人形が生きているように動く。</text:p>
      <text:p text:style-name="P34">　核心の内面的な損傷とは…そう…かつて祖父を悩ませたと言われる心の黒化現象の事だ。</text:p>
      <text:p text:style-name="P35">　自動人形に清廉純白な心を与えると言ってもこの核心の色を純白にするわけでもなく、黒化現象と言っても核心が黒ずんでくるわけでもない。</text:p>
      <text:p text:style-name="P35">　今日初めてリビングドールに出会った私には、この人形の心が作られた時のまま清廉純白であるかどうかすらわからず、黒化現象が起きた場合にどうなるのかすらわからない。</text:p>
      <text:p text:style-name="P35">　ただ、知識として知っているのは黒化現象が起こった人形は暴走するという事だけだ。</text:p>
      <text:p text:style-name="P35"/>
      <text:p text:style-name="P193">☀☁☂☃</text:p>
      <text:p text:style-name="P38">　</text:p>
      <text:p text:style-name="P36">　核心を再び人形に戻したところで一息つく。</text:p>
      <text:p text:style-name="P36">　予定よりずっと早く全工程の作業が終わったと思いつつ、ふと時間を気にしてみると夕刻も過ぎてもう夜だった。</text:p>
      <text:p text:style-name="P36">　そういえば昼ごはんを食べ忘れていたなあと思いつつ夕食をどうしようかと考えていたら、部屋のドアをノックする音が聞こえる。</text:p>
      <text:p text:style-name="P36">　とりあえず出てみたところ自分より少し年上ぐらいの女性が目の前にいた。</text:p>
      <text:p text:style-name="P37">「あなたがお爺様のお客様ね？夕食の準備ができたのでいらして。」</text:p>
      <text:p text:style-name="P37">　一瞬、彼女もリビングドールかと疑ってしまったが何てことはない普通の人間だった。</text:p>
      <text:p text:style-name="P37">「わかりました。片付けをしてすぐに行きます。」</text:p>
      <text:p text:style-name="P37">　よかった、ちょうどお腹も空いていたし、このタイミングでの夕食は嬉しい。</text:p>
      <text:p text:style-name="P37">　さっさと向かうべくメンテナンス用に出していた道具を急いでカバンに片付けよう。</text:p>
      <text:p text:style-name="P37">「あら…部屋で何かやっていたの？」</text:p>
      <text:p text:style-name="P37">　夕食だと呼びに来た彼女は疑問に思ったのか部屋の中を覗いてきたタイミングで、先ほどまで色々調べ回していた人形がベッドから起き上がる。</text:p>
      <text:p text:style-name="P37">「あっ…リバス様…」</text:p>
      <text:p text:style-name="P37">　人形は彼女に気づいたのか全裸のまま対応した。</text:p>
      <text:p text:style-name="P39">「ちょ…ナインペイン…なっ…何で裸！？あっ…あなたたち！この部屋で一体何をしていたの！？」</text:p>
      <text:p text:style-name="P37"/>
      <text:p text:style-name="P193">☀☁☂☃</text:p>
      <text:p text:style-name="P222"/>
      <text:p text:style-name="P40">　食卓にはライフィールド氏に先ほどの女性…そしてもう一人、先ほどの女性と同じぐらいの年齢っぽい男性がいた。</text:p>
      <text:p text:style-name="P37">「やあ、紹介するよ。こっちは孫娘のリバス。それから彼は私や君のお祖父さんの古い友人の孫で、うちの孫娘の友人でもあるニーメン君だよ。」</text:p>
      <text:p text:style-name="P42">「リバス・ライフィールドです。先ほどは失礼しました。ナインペインを診ていただけなのに…私取り乱してしまいまして…」</text:p>
      <text:p text:style-name="P37">「…ニーメン・セーブルだ。うちの祖父さんとあんたの祖父さんは友人同士だったらしいが、うちの祖父さんは俺の生まれる前に亡くなっていてな、実のところよく知らないんだ。」</text:p>
      <text:p text:style-name="P180">　リバスにニーメンか…リバスの方はライフィールド氏のお孫さんだからこの場にいるのも納得だけど。</text:p>
      <text:p text:style-name="P180"><text:soft-page-break/>　ニーメンの方はどうしてこの場にいるのだろう？祖父同士では繋がっているらしいけど本人は知らないっぽいし、まあそれはお互い様だけど気にはなる。</text:p>
      <text:p text:style-name="P37">「人形技師のウィル・フォーメンです。本日はリビングドールのメンテナンスの依頼でお邪魔させていただいておりますが、このような豪華な夕食の場にご招待頂きましてありがとうございます。」</text:p>
      <text:p text:style-name="P37">「いえいえ、とんでもないです。祖父から久しぶりにお客様がお見えになると聞かされて張り切って作った料理です、どんどん食べてくださいね。」</text:p>
      <text:p text:style-name="P37">　四人での食事が進む中、先ほどのメンテナンス結果について会話する。</text:p>
      <text:p text:style-name="P41">「ふむふむ…なるほど。ナインペインはまだまだ大丈夫そうか。自動メンテナンス機能についてはモールスから聞いてはいたが、五十年経っても一向に衰えぬとは全く驚いたよ。」</text:p>
      <text:p text:style-name="P35">「ナインペインは私が生まれた時からずっといる家族のみたいな存在です。最初はメンテナンスと聞いて何処か具合が悪いのかと心配でしたが、元気なんですね？よかった…」</text:p>
      <text:p text:style-name="P35">「それはそうとウィル君。モールスの墓参り…もとい亡くなった場所へ連れて行く話なのじゃが…明日の朝からなんてどうかね？今そこにいるニーメン君に案内してもらうといい。何しろ、ウィル君のお祖父さんのモールスとニーメン君のお祖父さんのパイクは戦友…そして同じ敵に破れてあの場所で亡くなったののじゃから…」</text:p>
      <text:p text:style-name="P35">　突然の新事実が語られ、私は驚きを隠せなかった。</text:p>
      <text:p text:style-name="P35">　ニーメンの方も知らなかったみたいで私と同じように驚いている。</text:p>
      <text:p text:style-name="P35">　今回の食事会に私と彼の二人が呼ばれた理由が何となく分かり納得する一方、ライフィールド氏本人も言っている祖父の墓参りにいささか疑問を覚えた。</text:p>
      <text:p text:style-name="P35">　別段私は祖父の墓参りをするつもりでここに来たわけでもないし、ましてや祖父が遥か昔に亡くなっていたなんて事実も今日初めて知った。</text:p>
      <text:p text:style-name="P35">　墓参りに行きたくないとかそういうのじゃなくて、正直気持ちの整理が追いついていなくて乗り気になれないでいる。</text:p>
      <text:p text:style-name="P35">　私がここに呼ばれた理由も、先の葬式に感化されたこの老人が自分が死ぬ前に身辺を整理するために、私に祖父の墓参りをさせたかっただけにも思える。</text:p>
      <text:p text:style-name="P35">　勿論、本来依頼されたリビングドールのメンテナンスも嘘ではなく私にやってほしかった事の一つなんだろうけど、本題は…私に祖父モールス・フォーメンの功績を伝える事だったのではないかと思った。</text:p>
      <text:p text:style-name="P43">「ちょっと待ってくださいよおライフィールドの爺さん。うちの祖父さんとこいつの祖父さんが戦友とか初めて聞きましたぜ。その口ぶりだとあの場所で同じ奴と共闘してやられたっぽいけど、結局相手は誰なんだよ？」</text:p>
      <text:p text:style-name="P44">「ニーメン君、悪いがそれには答えられんのじゃ。無論そこにいるウィル君にも話していない。前にも言ったが…相手が万が一にも生きていれば祖父譲りで血の気の若干多い君は間違いなく仇を討とうと奮闘する…それは危険な事なのじゃ。それに、その相手の事が公に広まれば世間は混乱に陥るかもしれない…それも避けたいのじゃ。わかってくれ。」</text:p>
      <text:p text:style-name="P44">「まあまあ、二人にそんな因縁があったなんて。明日は二人揃ってお墓参りですね？あの場所の近くには綺麗なお花畑もありますし、明日は三人で一緒に行ってピクニックにしましょう。ランチ用のお弁当…頑張って作らなきゃ。」</text:p>
      <text:p text:style-name="P44">　空気が重くなるのを察したのか、リバス嬢が半ば強引に会話に割り込んできて、話をそらすために無理やり話題を変えてきた。</text:p>
      <text:p text:style-name="P45">　結局、祖父たちの戦った相手についての話題はうやむやになり、リバス嬢の提案通りに明日は三人でピクニック…もとい祖父たちの墓参りに行く事になった。</text:p>
      <text:p text:style-name="P177">　不本意ではあるけれど、明日は楽しいピクニックが待っていて、ついでにこれまで知らなかった祖父について知るチャンスがあるかもしれない…</text:p>
      <text:p text:style-name="P177">　そう前向きに自分を言い聞かせる事にしよう…そう思った。</text:p>
      <text:p text:style-name="P46"><text:soft-page-break/></text:p>
      <text:p text:style-name="P194">☀☁☂☃</text:p>
      <text:p text:style-name="P46"/>
      <text:p text:style-name="P45">　食事の後は部屋にあった来客用のシャワーで汗を流して寝る事にした。</text:p>
      <text:p text:style-name="P178">　来客用のシャワー付きの部屋といい、よく見たら結構広いこの屋敷といい、普通の家とは明らかに違う。</text:p>
      <text:p text:style-name="P178">　今更ながら…この家金持ちなんだなあ…</text:p>
      <text:p text:style-name="P45">　私の家も今は亡きドッグマウス氏が自動人形関連の収益の半分をうちに入るようにしてくれたらしいから、その収入はかなりのものだったはずだけど、その割に祖母を始めとしたうちの暮らしは質素だったと思う。</text:p>
      <text:p text:style-name="P45">　まあ、お金を管理しているのは祖母だし、私が生まれた時は既に私と両親は父が働いて稼いだ収入で生活していたし、こんなものだったのかな。</text:p>
      <text:p text:style-name="P45">　とは言え、この家だって金持ちの屋敷っぽくはあるけれど、その割に使用人の姿が見当たらないしライフィールド氏とその孫のリバス嬢以外は住んでいる形跡が見えない。</text:p>
      <text:p text:style-name="P45">　不思議に思ったが考えても仕方がないので、さっさと寝よう…そう思ってベッドに入ったのだけれど眠れない…</text:p>
      <text:p text:style-name="P45">　今日だけで色々とあったからというのもあるけれど、部屋にずっと立っているリビングドールが気になってしまう。</text:p>
      <text:p text:style-name="P45">　このリビングドール、さっきの食事中も女中の如くずっと傍で立って待機していたし、寝る時も一緒なのか…</text:p>
      <text:p text:style-name="P47">　眠れない…眠れない…眠れない…</text:p>
      <text:p text:style-name="P47">　所詮は人形…気にしては負けと思えば思うほど逆に気になってしまう。</text:p>
      <text:p text:style-name="P47">　それは、この人形の外見が頭身含め人間に似ているからか？</text:p>
      <text:p text:style-name="P47">　それとも、メンテナンスの最中に会話をしたからか？</text:p>
      <text:p text:style-name="P47">　………。</text:p>
      <text:p text:style-name="P47">　そうだ、こいつのせいで眠れないならいっそ話し相手になってもらおう。</text:p>
      <text:p text:style-name="P48">「ナインペインだっけ、君の名前？」</text:p>
      <text:p text:style-name="P48">「はい、私の名前はナインペイン…そう命名されています。」</text:p>
      <text:p text:style-name="P48">「そうかナインペイン。君の事を聞かせてくれないかな？」</text:p>
      <text:p text:style-name="P47">「私の事でございますか？何処から話せばよろしいでしょうか？」</text:p>
      <text:p text:style-name="P45">「うーん、そうだな。じゃあまず君の普段の生活とか。」</text:p>
      <text:p text:style-name="P179">「はい、私普段はこの屋敷内でメイドとしての仕事を行っております。普段ならば掃除、炊事、洗濯なんかは全て私が行っているのですが、ここ数年はリバスお嬢様が『私もやってみたい』と仰りまして、最近は手伝ってもらっています。今日なんかも私がメンテナンスに専念できるようリバス様が私の代わりに夕食を作られましたし…」</text:p>
      <text:p text:style-name="P45">「ちょ、ちょっと待って！？基本的に君一人で屋敷内の全てをまかなっているのかい？」</text:p>
      <text:p text:style-name="P179">「はい、屋敷内は広いですが今はご主人様とリバスお嬢様のお二人しか住まわれていませんので。あっ、庭掃除なんかは時々専門の自動人形をご主人様が手配していますよ。」</text:p>
      <text:p text:style-name="P45">「今は…って事は昔はもっと色んな人が住んでいたのかい？」</text:p>
      <text:p text:style-name="P45">「そうですね…私がモールス・フォーメン様に作られてこの屋敷に連れてこられた時は、まだ屋敷は完成したばかりで、あちこちを沢山の自動人形が走り回っていました。その当時住まわれていたのはご主人様と今は亡き奥方様、そしてそのご子息の三人だけでしたが、お客様が出入りする事が多く当時の私の仕事は主にお客様のお世話や奥方様との話し相手なんかといったものでした。」</text:p>
      <text:p text:style-name="P45">　成る程、接客が主な仕事であれば良くて無骨な対応しかできない自動人形よりも、こうして今みたいに話のできるリビングドールの方が向いているわけか。</text:p>
      <text:p text:style-name="P45"><text:soft-page-break/>　それに多くの客人を迎い入れるためなら、屋敷のこの大きさも納得がいく。</text:p>
      <text:p text:style-name="P45">「やがてご子息が成長…そして結婚なされましたが、仕事の関係で一人娘のリバス様をこの屋敷に残して遠くで仕事をなされていて、奥方様も亡くなった今となってはご主人様とリバス様の二人になってしまいました。近年ではお客様が来る事もなくなって人手が必要なくなったため、メイドの私一人で十分というわけでございます。」</text:p>
      <text:p text:style-name="P49">　それで今はメイド一人なのか…一人と言っても人間ではなく人形なので一体でもメイド換算なら十数人分の仕事はこなせるだろうし、大きな屋敷でも縮小運営ならばリビングドール一体で十分と。</text:p>
      <text:p text:style-name="P49">　何となくではあるが、今のこの屋敷の状況がわかって少しだけスッキリした。</text:p>
      <text:p text:style-name="P49">　そう言えば、さっきの会話でこの人形の作成者である祖父の名前が出てきたけど、もしかして何か覚えているのだろうか？</text:p>
      <text:p text:style-name="P49">　何気にこの人形、見た目は少女なのに少なくとも五十年以上は稼働しているんだよなあ…</text:p>
      <text:p text:style-name="P31">　もしかしたら、何か知っているかもしれないし、一応聞いてみるか。</text:p>
      <text:p text:style-name="P31">「ところで、私の祖父…君の作成者であるモールス・フォーメンについて何か覚えている事はあるかい？」</text:p>
      <text:p text:style-name="P31">「私が目覚めましてからの調整作業についてぐらいですかね…調整が終わった後はこのお屋敷まで運ばれてご主人様に納品されましたし。後は今日のウィル様が行った様なメンテナンスを行いに時々訪ねに来ていましたよ。最後にいらしたのは五十年前でそれっきりでございます。」</text:p>
      <text:p text:style-name="P31">　五十年前…祖父が死んだ年か。</text:p>
      <text:p text:style-name="P31">　ライフィールド氏の話では死ぬ前にここに訪れたっぽいし、もしかしたらその時に最後のメンテナンスをしたのかもなあ。</text:p>
      <text:p text:style-name="P27">「最後に来た時にモールス・フォーメンや君のご主人様が何か話していなかったかい？」</text:p>
      <text:p text:style-name="P27">　もしかしたら祖父の倒そうとしていた相手の事がわかるかもしれないと興味本位程度の気持ちで駄目元で聞いてみた。</text:p>
      <text:p text:style-name="P50">　ライフィールド氏があれだけ隠していた事だから迂闊に話してはいないだろうし、話していたとしても覚えているかもわからないしで期待はしていたなかったけど、リビングドールは答えてくれた。</text:p>
      <text:p text:style-name="P51">「そうですねえ…その時はご主人様にモールス・フォーメン様、それに加えてパイク・セーブル様もいらしていましたが、何やら深刻な感じで会話をしていました。完全漆黒を破壊しなければならない…そう言っていたのを覚えています。」</text:p>
      <text:p text:style-name="P51"/>
      <text:p text:style-name="P24"/>
      <text:p text:style-name="P225"/>
      <text:p text:style-name="P24">第３章　墓参り</text:p>
      <text:p text:style-name="P24"/>
      <text:p text:style-name="P24">「ウィルさーん、起きてくださーい、朝ですよー。」</text:p>
      <text:p text:style-name="P24">　誰かの声で起こされ目が覚めた。</text:p>
      <text:p text:style-name="P24">　どうやら、いつの間にか眠っていたっぽい。</text:p>
      <text:p text:style-name="P24">「朝ごはんできていますから食べてくださーい。」</text:p>
      <text:p text:style-name="P24">　起き上がってみるとナインペイン…ではなくリバス嬢が私を起こしに来ていた。</text:p>
      <text:p text:style-name="P24">「えっ…えーと……起こしてくださるのはありがたいのですが…せめて部屋の前でノックぐらいはしてほしかったです…」</text:p>
      <text:p text:style-name="P24">「あら？ノックならちゃんとしましたよ。そうしたらナインペインが部屋の扉を開けてくれたので部屋に入ったらウィルさんまだ寝てるんですもの。」</text:p>
      <text:p text:style-name="P24">「はい、リバス様がいらっしゃったのでお通しいたしました。」</text:p>
      <text:p text:style-name="P24">　寝ているところに通すかなあ…全くリビングドールってやつは…</text:p>
      <text:p text:style-name="P24">　窓の外を観てみると、夜は開けているもののまだ若干薄暗い…</text:p>
      <text:p text:style-name="P24">　今日行く場所ってのはそんなに遠いのだろうか？朝早くから出発しないと間に合わないぐらいに…</text:p>
      <text:p text:style-name="P24">「今日は楽しいピクニックです。私、はりきって早起きしてお弁当たくさん作っちゃいました。」</text:p>
      <text:p text:style-name="P24">　…リバス嬢がはりきり過ぎただけかな…？</text:p>
      <text:p text:style-name="P52"/>
      <text:p text:style-name="P195">☀☁☂☃</text:p>
      <text:p text:style-name="P52"/>
      <text:p text:style-name="P24">　ベッドから起き上がって軽く身支度をし、リバス嬢が部屋まで持って来てくれた朝食を食べる。</text:p>
      <text:p text:style-name="P24">　リバス嬢に自分の朝食はどうしたのかと聞いてみると「私はお弁当を作っている途中につまみ食いしちゃいました。」と答えていた。</text:p>
      <text:p text:style-name="P24">　そう言えば、さっき早起きしてお弁当を作ったって言っていたなあ…こっちは一応墓参りなのに向こうはピクニック気分で気楽だなあ…</text:p>
      <text:p text:style-name="P24">　と思いつつも気持ちを沈めたって仕方ないし、むしろリバス嬢の様にピクニックだと思って楽しんだ方がいいか。</text:p>
      <text:p text:style-name="P24">　これも彼女なりの気遣いなのかもなあ…</text:p>
      <text:p text:style-name="P24">　屋敷の外に出ると車を用意したニーメンが眠そうに待っていた。</text:p>
      <text:p text:style-name="P24">「ったく、こんなに朝早くに呼び出す事ないだろ。」</text:p>
      <text:p text:style-name="P53">「だってだって、皆でピクニック行くの楽しみだったから仕方ないじゃん。ほらお弁当たくさん作ったからお花畑についたら食べよう。」</text:p>
      <text:p text:style-name="P24">　と言ってリバス嬢は手に持っている大きなランチボックスのカゴをニーメンに見せびらしていた。</text:p>
      <text:p text:style-name="P24">「っだぁー、ピクニックじゃなくて墓参りだっつーの！！」</text:p>
      <text:p text:style-name="P24">　二人の仲は良さそうだけど…大丈夫かな？</text:p>
      <text:p text:style-name="P24">　ちょっと不安になってきた。</text:p>
      <text:p text:style-name="P24">「えっと、ウィルだったよな？墓の場所…って言っても立派な墓標があるわけじゃあないんだが、街からちょっと離れたところにあるからこの車で行くぜ。」</text:p>
      <text:p text:style-name="P54">「あの…その墓の場所というのは…？」</text:p>
      <text:p text:style-name="P54">「一言で言うと廃村だ。街はずれにあるんだが…詳細についてはおいおい話す。」</text:p>
      <text:p text:style-name="P54">　廃村…？何故そんな所で…いや戦いだからこそ人のいない場所を選んだのか…？</text:p>
      <text:p text:style-name="P54">「んじゃ、出発するか。おい、それ重いだろ、よこせよ。」</text:p>
      <text:p text:style-name="P54"><text:soft-page-break/>「えっ…あっ、うん。ありがと…」</text:p>
      <text:p text:style-name="P54">　ニーメンがリバス嬢の持っていたランチボックスのカゴを取り上げて車の助手席に置き、それから車の運転席に乗り込んで出発を促す。</text:p>
      <text:p text:style-name="P104">　私とリバス嬢もそれに続いて後部の座席に座ると、ニーメンは車のエンジンをかけて出発させた。</text:p>
      <text:p text:style-name="P104"/>
      <text:p text:style-name="P196">☀☁☂☃</text:p>
      <text:p text:style-name="P55"/>
      <text:p text:style-name="P59">　街から出てしばらく走ると畑が広がっている場所へと出る。</text:p>
      <text:p text:style-name="P54">　そこでは自動人形が作物の世話をしていて、あちこちで動き回る様子が見えるが人間の姿はなかった。</text:p>
      <text:p text:style-name="P54">「この辺り一帯は昔…農村でしてお祖父様の一族が治めていたらしいです。ですが、お祖父様は自動人形の技術に目をつけまして、自動人形の力で今のあの場所に街を作って農民たちを移住させ、農業は人間の代わりに自動人形が行う事にして、領民の生活を改善させました。」</text:p>
      <text:p text:style-name="P54">「お金持ちとは思っていたけど領主様だったとは。」</text:p>
      <text:p text:style-name="P54">「昔の話です。今は投資家としてあちこちで自動人形関連の事業を展開していまして、かつての農民も今は農業に縛られる事なく街で自由な職についていますし、領主という関係性も薄れて意味を持たなくなっています。」</text:p>
      <text:p text:style-name="P54">　葬式で出会った時もライフィールド氏は自動人形について熱く語っていたなあ…</text:p>
      <text:p text:style-name="P54">「お祖父様も今では投資家事業を父に譲って自身は隠居状態です。父も母と一緒に今は遠くで仕事をしていますので普段は私とお祖父様とナインペインの三人暮らしなのですが…久しぶりのお客様で結構舞い上がってしまいました…うふふ…」</text:p>
      <text:p text:style-name="P54">「あのさあ…さっきから気になってはいたんだが、そいつ俺たちよりは年下だろ？そんなにかしこまる事もないんじゃねーか？」</text:p>
      <text:p text:style-name="P54">「あら？ウィルさんはうちのお祖父様の大切なお客様よ。別にかしこまっているわけじゃないけど丁寧に扱うのは当然じゃん。それとも…もしかして嫉妬している？」</text:p>
      <text:p text:style-name="P54">「そんなんじゃねーよ、ちょっと気になっただけだ。」</text:p>
      <text:p text:style-name="P54">　お客様…か…</text:p>
      <text:p text:style-name="P54">　昨日ここに来るまでは単なる一人形技師として依頼を受けてきたつもりだったけど、祖父の事といい向こうからしてみれば事情が違うのかもなあ。</text:p>
      <text:p text:style-name="P54">　それにしてもこの二人…仲がよさそうなのはいいけど、やり辛い…</text:p>
      <text:p text:style-name="P54">「あの…これから向かう場所が廃村だと先ほど聞きましたが、そこも昔の農村の跡地なのですか？」</text:p>
      <text:p text:style-name="P54">「まあそうだな。もっと言えば昔のライフィールドの爺さんの屋敷があった場所周辺一帯らしい…と言うのも今じゃあ辺り一面瓦礫の山でさあ、元が屋敷だったなんてライフィールドの爺さんから聞かされるまでわからなかったぐらいだ。全く、うちの祖父さんはどんだけ激しい戦いをやっていたんだか。」</text:p>
      <text:p text:style-name="P54">「私もお祖父様から今の屋敷を建てる前に住んでいた旧邸跡だったと聞いています。新しく街を作った時に荷物も全部持っていってしまったのでめぼしい物は何も残っていなく、農作業用の自動人形の格納場所として再利用していたそうですが、先の戦いで周辺諸共全壊してしまったとか。」</text:p>
      <text:p text:style-name="P54">　ニーメンの言っている通り、激しい戦いだったのだろうなあ…</text:p>
      <text:p text:style-name="P54">　にしても、祖父はそんな中で戦えるほど強かった…のだろうか？</text:p>
      <text:p text:style-name="P54">　いや、実際駄目だったから戦いに敗れて死んでしまったのだろうけど。</text:p>
      <text:p text:style-name="P56">　人形技師…特にリビングドールを作るならば核心を作れる程の魔法技術も必要だから、魔法で戦っていたのかな、でもそれだけじゃあ心もとないだろうし…</text:p>
      <text:p text:style-name="P56"><text:soft-page-break/>　だからこそ、ニーメンのお祖父さんと協力したのかもしれない。</text:p>
      <text:p text:style-name="P56">「そう言えば、ニーメンさんのお祖父さんって何をなさる方だったのですか？」</text:p>
      <text:p text:style-name="P57">「戦士だ。うちは元々領主のライフィールド家に仕える武人の一族で、戦の時はここら辺一帯の人間を集めて戦わせる戦士の長だったらしい。まあ、今じゃあ時代も変わって戦も自動人形がやる時代だけどな。」</text:p>
      <text:p text:style-name="P57">「ニーメンさんも鍛えている様ですが戦士を目指しているのですか？」</text:p>
      <text:p text:style-name="P57">「その通りだ。自動人形の時代でも人間の戦士ってのも少なからず必要でな、俺も祖父さんや父さんの様な立派な戦士になるべく日々鍛錬している。」</text:p>
      <text:p text:style-name="P57">　魔法使いに戦士の組み合わせ…か…</text:p>
      <text:p text:style-name="P57">　一応戦いに行くには申し分ない組み合わせだけど、たった二人だけで倒せそうな相手だったのか、それとも二人共実は無茶苦茶強かったのか、謎は深まるばかりだ。</text:p>
      <text:p text:style-name="P57"/>
      <text:p text:style-name="P197">☀☁☂☃</text:p>
      <text:p text:style-name="P58"/>
      <text:p text:style-name="P57">　どれくらい車で走ったのだろうか？</text:p>
      <text:p text:style-name="P57">　農作業用の自動人形が通れる様に道こそ整備されているものの、延々と続くかのようなだだっ広い畑の光景には流石に飽きてきた。</text:p>
      <text:p text:style-name="P57">　出発した時刻と比べて日もだいぶ高くなっていたけど、まだお昼には時間があるようだった。</text:p>
      <text:p text:style-name="P57">「もう少ししたら綺麗なお花畑のある場所に出ますから、そこで休憩にしましょう。」</text:p>
      <text:p text:style-name="P57">　果たして、延々に続くかと思えた畑を通り抜け、車は近くに花畑のあるような開けた場所に出た。</text:p>
      <text:p text:style-name="P57">　と言うよりはその先の一帯を避けるかの様に畑も道も途切れていた。</text:p>
      <text:p text:style-name="P57">「ここから先は歩きだな。」</text:p>
      <text:p text:style-name="P57">　ニーメンは車を停めて車を降り、助手席に置いてあったランチボックスのカゴを手に持って歩き始めた。</text:p>
      <text:p text:style-name="P76">　私とリバス嬢も車を降りて後を付いて行く。</text:p>
      <text:p text:style-name="P76">　程なく花畑…というか昔は庭園だったと思われる場所に出た。</text:p>
      <text:p text:style-name="P57">「ちょっと早いですが、ここでお昼にしましょうか。」</text:p>
      <text:p text:style-name="P57">　朝が若干早かったせいもあって、ちょうどお腹が空いてきている頃合いだなあ…</text:p>
      <text:p text:style-name="P57">　座って休めそうな場所を見つけ、そこで三人でのランチタイムを始める事にした。</text:p>
      <text:p text:style-name="P57">　リバス嬢がランチボックスからサンドイッチを取り出して配る。</text:p>
      <text:p text:style-name="P57">「どう…？私の自信作なんだけど…？」</text:p>
      <text:p text:style-name="P57">「ああ、うん美味いぜ。」</text:p>
      <text:p text:style-name="P57">「ちょっと。褒めるにしても、もっと言い方あるでしょうに。」</text:p>
      <text:p text:style-name="P57">　仲のいい二人を横目に、私もサンドイッチを食べながら物思いにふける。</text:p>
      <text:p text:style-name="P57">　この場所はおそらく昔の領主屋敷に備え付けられた庭園…となると、この先が屋敷跡…か…</text:p>
      <text:p text:style-name="P57">　これ食べたらそこまで歩いて墓参りして帰りかな…</text:p>
      <text:p text:style-name="P60">　墓参りって言っても具体的に何をするか考えてもいないし…どうしよう？</text:p>
      <text:p text:style-name="P60">　その場で祖父の冥福でも祈ればいいかな？</text:p>
      <text:p text:style-name="P61"/>
      <text:p text:style-name="P198">☀☁☂☃</text:p>
      <text:p text:style-name="P61">　</text:p>
      <text:p text:style-name="P60">　昼食を食べ終えて一休みした私たちはニーメンの案内で再び歩き出した。</text:p>
      <text:p text:style-name="P60">　庭園を抜けると、そこにはかなり風化している様子ではあったが、地面が見えない程の瓦礫で埋もれていて無茶苦茶になっている一帯があった。</text:p>
      <text:p text:style-name="P60">「着いたぞ、ここがその場所だ。」</text:p>
      <text:p text:style-name="P60"><text:soft-page-break/>　辺り一面に瓦礫が広がり、もはやこの場所に元は何があったのか想像もつかない。</text:p>
      <text:p text:style-name="P60">　ここに来るまではこの場所に来れば祖父の事が何かわかるかもしれないなんて淡い期待もあったけど、いざ実際に来てみたところでどうしようもなかった。</text:p>
      <text:p text:style-name="P62">　この有様を見て祖父が何かヤバい案件に関わっていたのはわかる…けどそれだけだ。</text:p>
      <text:p text:style-name="P62">　家族を捨てて逃げ出したのではなく、避けられない何かに巻き込まれて殺されたとわかっただけでも収穫だと思う事にしておくか…</text:p>
      <text:p text:style-name="P62">「こんな場所、いきなり見せられてもどうしようもないわな。俺もそうだった。」</text:p>
      <text:p text:style-name="P62">「お祖父様に頼まれてウィルさんをここまで連れては来ましたが、正直なところあまり長居はしたくない場所ですね…それでも二人のお祖父様のお墓ですから花ぐらいは供えましょうか。」</text:p>
      <text:p text:style-name="P62">　見ると、先ほどの庭園で摘んだものなのかリバス嬢がいつの間にか手に花を持っている。</text:p>
      <text:p text:style-name="P62">「まあ、長居は無用だな。一応三人で祈って帰るとしようぜ。」</text:p>
      <text:p text:style-name="P62">「では、これはウィルさんの分…それからこれはニーメンのね。」</text:p>
      <text:p text:style-name="P63">　リバス嬢が持っている花を一輪ずつ配った。</text:p>
      <text:p text:style-name="P63">　そして、それぞれが一輪ずつ花を手に持って横に並んでしゃがみ、地面に花を置いて各々が祈り始める。</text:p>
      <text:p text:style-name="P63">　私も目を瞑って祈りのポーズをとり、祖父たちの冥福を祈り始める。</text:p>
      <text:p text:style-name="P64"/>
      <text:p text:style-name="P64">「……見つけた……私の、ご主人様。」</text:p>
      <text:p text:style-name="P62"/>
      <text:p text:style-name="P62">　突然声が聞こえた。</text:p>
      <text:p text:style-name="P62">　思わず立ち上がって目を開き、辺りを見回してみるもリバス嬢とニーメン以外は誰もいるはずがなかった。</text:p>
      <text:p text:style-name="P62">「おい、どうしたウィル？死者の声でも聞こえたのか？」</text:p>
      <text:p text:style-name="P62">「急に立ち上がってどうしたんですかウィルさん！？ニーメンも縁起でもない事言わないでよ！」</text:p>
      <text:p text:style-name="P62">「…今…声が聞こえまして…驚いて周りを確認したのですが…誰もいなくて…」</text:p>
      <text:p text:style-name="P62">「こんな場所に他に訪問者が来るとは思えないし…万が一にも自動人形を狙った野盗の類だったとしてだ、それなら俺にも声が聞こえたはずだぜ？」</text:p>
      <text:p text:style-name="P62">「うちの農作業用の自動人形が狙われるとか、そっちの方が縁起でもない！怖いけどまだ幽霊の方がマシだし！」</text:p>
      <text:p text:style-name="P62">　どうやら二人には聞こえなかった様だ。</text:p>
      <text:p text:style-name="P62">　こうも否定されると風の音でも聞き間違えたのかと思ってしまう。</text:p>
      <text:p text:style-name="P62"/>
      <text:p text:style-name="P65">「……このまま……まっすぐ進んでください。」</text:p>
      <text:p text:style-name="P62"/>
      <text:p text:style-name="P62">　また声が聞こえた。</text:p>
      <text:p text:style-name="P62">　二人の方を見るとやはり声が聞こえていないのか、まるで無反応な様子だった。</text:p>
      <text:p text:style-name="P62">　このまま話しても信じてもらうのも難しそうだし、信じてもらったところでどうしようもない。</text:p>
      <text:p text:style-name="P62">　まっすぐ進め…か…</text:p>
      <text:p text:style-name="P62">　声に従う理由もないけど…こんなところに来て折角不思議な体験もしているわけだし…</text:p>
      <text:p text:style-name="P62">　…興味本位だった。</text:p>
      <text:p text:style-name="P62">　私は声に従いまっすぐ歩み始める。</text:p>
      <text:p text:style-name="P62">「ちょっとウィルさん何処へ行くんですか？こんなところで迷子になったら大変ですよ！」</text:p>
      <text:p text:style-name="P62">「辺り一面瓦礫しかないのに迷子になるわけねーだろ…おーい、ウィルどうした？…仕方ない俺たちも付いて行くぞ。」</text:p>
      <text:p text:style-name="P57"/>
      <text:p text:style-name="P66"><text:soft-page-break/>「……もう少し右に……そう、そのままもう少しだけ。」</text:p>
      <text:p text:style-name="P66"/>
      <text:p text:style-name="P66">　段々と近づいているのか指示が微調整じみてきた。</text:p>
      <text:p text:style-name="P66">　リバス嬢たちも付いて来てくれるようで説明が省けて助かる。</text:p>
      <text:p text:style-name="P66"/>
      <text:p text:style-name="P66">「ここです。ここを掘り当ててください。」</text:p>
      <text:p text:style-name="P66"/>
      <text:p text:style-name="P66">　指示の内容が変わった。</text:p>
      <text:p text:style-name="P66">　私は言われた通りにするため、周辺の瓦礫を退かし始める。</text:p>
      <text:p text:style-name="P66">「おーい、ウィル。この場所がどうかしたのか？何か埋まっているのなら手伝うぜ。」</text:p>
      <text:p text:style-name="P66">「もう…勝手にして！」</text:p>
      <text:p text:style-name="P66">　リバス嬢が呆れる中、私とニーメンは二人で指示された場所を掘り始める。</text:p>
      <text:p text:style-name="P66">　ショベルなんかの掘る道具を持っていなかったので、手作業で瓦礫を一つ一つ取り除いて周りの空間を開けるしかなく、地道な作業になった。</text:p>
      <text:p text:style-name="P66">　何個目かの大きな瓦礫を取り除いたところで、そこにあるはずの無いものが出てくる。</text:p>
      <text:p text:style-name="P66">　美しい…しかし人間ではなく人形の顔が…そこにはあった。</text:p>
      <text:p text:style-name="P66">　私は夢中で首から下に当たる部分を掘りだす。</text:p>
      <text:p text:style-name="P66">　手作業で…一つ一つ慎重に…小さな瓦礫を取り除いていく…</text:p>
      <text:p text:style-name="P66">　大きな瓦礫を粗方取り除いたニーメンは自分が邪魔になると察したのか、掘り起こす作業をやめてリバス嬢と一緒に一心不乱に地面を手で掘る私を只々見つめていた。</text:p>
      <text:p text:style-name="P67"/>
      <text:p text:style-name="P199">☀☁☂☃</text:p>
      <text:p text:style-name="P67">　</text:p>
      <text:p text:style-name="P66">　どれぐらい経過しただろうか？</text:p>
      <text:p text:style-name="P66">　気がつくと私は一体の美しい人形を掘り当てていた。</text:p>
      <text:p text:style-name="P66">　それは、とても長い間瓦礫の下に埋もれていたとは思えないほど綺麗な外見をしていて、そのあまりの美しさに私は息を飲んだ…</text:p>
      <text:p text:style-name="P66">　先ほどからの声の主はこの人形なのだろうか？</text:p>
      <text:p text:style-name="P66">　しかし人形が喋るわけが…いや、私は昨日喋る人形に出会ったばかりじゃないか。</text:p>
      <text:p text:style-name="P66">　…生きている人形…リビングドールであるならば…言葉を話すことも…自動修復機能によって美しい外見を保ち続けていることも何ら不思議ではない。</text:p>
      <text:p text:style-name="P66">　しかし、そこで新たな疑問が生まれてしまう。</text:p>
      <text:p text:style-name="P66">　リビングドールであるならば、掘り起こしてもらうまでもなく自力で起き上がられるのではないか？</text:p>
      <text:p text:style-name="P66">　そう思って人形をよく観察してみると外側こそ完璧であるものの、内側…特に駆動系の部分がボロボロで、とても動ける状態ではなかった。</text:p>
      <text:p text:style-name="P66">　そうして、まじまじと人形を見ていると、不意に人形はその閉じていた目を開き、しかしそれ以外の体は一切動かさずに喋った。</text:p>
      <text:p text:style-name="P66"/>
      <text:p text:style-name="P66">「……やっと見つけてくれた……私のご主人様。」</text:p>
      <text:p text:style-name="P68"/>
      <text:p text:style-name="P200">☀☁☂☃</text:p>
      <text:p text:style-name="P68"/>
      <text:p text:style-name="P105">「おい…これ人形だよな…？喋るのか、こいつ…？」</text:p>
      <text:p text:style-name="P105">「喋る人形なら、うちのナインペインだってそうでしょ。」</text:p>
      <text:p text:style-name="P105">　さっきまでの声とは違い…今度はこの場にいる全員に聞こえているようだ。</text:p>
      <text:p text:style-name="P69">「君は一体…！？喋ると言うことは…リビングドールなのかい？」</text:p>
      <text:p text:style-name="P66"><text:soft-page-break/>　私は人形に問いかけてみた…すると、人形は答える。</text:p>
      <text:p text:style-name="P66">「私はモールス・フォーメン作のリビングドールで…名はフレイムヴィレッジです。」</text:p>
      <text:p text:style-name="P66">　モールス・フォーメンとは祖父の名だ。</text:p>
      <text:p text:style-name="P66">　そもそも、祖父以外にリビングドールを作れる人間はいないはずなので、言われなくてもリビングドールならばモールス・フォーメン作なのは間違いない。</text:p>
      <text:p text:style-name="P66">　しかし何故、祖父の作ったリビングドールがこんな所に？</text:p>
      <text:p text:style-name="P66">　瓦礫の下から出て来たと言う事は、ひょっとして五十年前の戦いに巻き込まれたのか？</text:p>
      <text:p text:style-name="P66">　いや、むしろその戦いで一緒に戦ったと考えるのが自然かもしれない。</text:p>
      <text:p text:style-name="P66">　祖父とセーブル氏の二人だけで戦ったというのは変だとは思っていたけど、他にリビングドールを戦力として連れていたのなら、むしろ人形技師の祖父が戦うのもうなづける。</text:p>
      <text:p text:style-name="P66">「もしかして、君は…この場所で起こった戦いの事を知っているのかい…？」</text:p>
      <text:p text:style-name="P66">　こう聞いてみると、フレイムヴィレッジと名乗った人形は苦い思い出だったのか、顔色を少し暗くした。</text:p>
      <text:p text:style-name="P66">「私は…私は完全漆黒を倒さなければいけません…お願いしますご主人様、私の体を…治してください…」</text:p>
      <text:p text:style-name="P70"/>
      <text:p text:style-name="P201">☀☁☂☃</text:p>
      <text:p text:style-name="P70"/>
      <text:p text:style-name="P66">　結局、私たちは瓦礫の下から出てきたリビングドールを修理するため、屋敷に持ち帰ることにした。</text:p>
      <text:p text:style-name="P66">　人形の体は見た目より重くないどころか動きやすいように軽量化されていてむしろ軽い反面、各種パーツの接合部分が脆かったので、ニーメンと二人がかりで慎重に車まで運ぶ。</text:p>
      <text:p text:style-name="P66">　人形を後部座席に寝かせるとニーメンは運転席に、リバス嬢は空のランチボックスのカゴを持ったまま助手席に乗り込んだので、私は仕方なく人形を膝枕するような形で後部座席に座ることにした。</text:p>
      <text:p text:style-name="P66">「あの…成り行きとは言え、いきなり人形を持って行ってもご迷惑ではないでしょうか？」</text:p>
      <text:p text:style-name="P66">「まったく、とんだ拾い物だな。だが、あの場に置いておくわけにもいかないだろ？」</text:p>
      <text:p text:style-name="P66">「私…ナインペイン以外のリビングドールは初めて見ましたが…自動人形やリビングドールの開発にも投資していたお祖父様なら、連れて帰れば喜んでくださるかもしれません。」</text:p>
      <text:p text:style-name="P66">　確かに自動人形やリビングドールについて熱く語っていたライフィールド氏ならば喜びそうだ。</text:p>
      <text:p text:style-name="P66">　しかし、リビングドールに投資していたって話は初めて聞いたぞ。</text:p>
      <text:p text:style-name="P66">　うちの祖父とライフィールド氏って今更ながらそういう関係だったのか。</text:p>
      <text:p text:style-name="P66">　この前、自動人形の権威者であるトップ・ドッグマウス氏の葬儀に出ていたのも納得がいった。</text:p>
      <text:p text:style-name="P66">「それで…私の体の修理は…何とかなりますかご主人…？」</text:p>
      <text:p text:style-name="P71">「修理はできるにしても、とりあえず破損箇所を詳しく見てみない事には何とも…それと、さっきから気になっていたけど『ご主人様』ってどういう事だい？」</text:p>
      <text:p text:style-name="P71">「ご主人様はご主人様です。私の核心がご主人様からは人形技師としての技量とリビングドールの魔力因子を感じています。だから…こんな人がご主人様なら幸せだと私…思っちゃいました。」</text:p>
      <text:p text:style-name="P71">「あっはっは、こいつ懐かれてやんの。ご主人様ぁ…いいんじゃねーの？なってやれよ、ウィル。」</text:p>
      <text:p text:style-name="P71">　車を運転しているニーメンに揶揄われてしまった。</text:p>
      <text:p text:style-name="P71">　ご主人様…か…</text:p>
      <text:p text:style-name="P71">　この人形の元の主人が誰かはわからないけど、五十年前の人形なら今は亡くなっている可能性もあるし、かと言って次の引き取り手なんていないだろうし、悪い話じゃあないのかもなあ…</text:p>
      <text:p text:style-name="P71">　ただ、先ほどに言っていた言葉「完全漆黒を倒さなければ」が少し気になる。</text:p>
      <text:p text:style-name="P71"><text:soft-page-break/>　昨日ナインペインも言っていた完全漆黒という単語…もしかしたら、この人形は作成者以上に祖父と何か関係があるのではないか、そんな気がした。</text:p>
      <text:p text:style-name="P71">「ところで君は何か目的…みたいなものを持っているみたいだけど、それはなんだい？」</text:p>
      <text:p text:style-name="P71">「あの…私、フレイムヴィレッジって名前がありまして…できればご主人様にはフィーヴィーって愛称で呼んで欲しいな…って…」</text:p>
      <text:p text:style-name="P71">「わかったよ、フィーヴィー。」</text:p>
      <text:p text:style-name="P71">「うわっ…あ、ありがとうございます。」</text:p>
      <text:p text:style-name="P71">「それでなんだけど、フィーヴィー。前に言っていた完全漆黒を倒すってどういう事なんだい？もしかして、私の祖父…モールス・フォーメンと何か関わりがあるんじゃないかい？」</text:p>
      <text:p text:style-name="P72">「…はい、私はかつてモールス・フォーメン様から、この地で完全漆黒を倒す命令を受けて挑み…そして敗れました。まさか…ご主人様がかつての主人…モールス・フォーメン様のお孫様だなんて…これも運命なのでしょうか？私…今とっても嬉しいです。」</text:p>
      <text:p text:style-name="P72">　フィーヴィーが祖父の命令で戦った…ここまでは私の予想通りだ…</text:p>
      <text:p text:style-name="P72">「それで、単刀直入に聞くけど完全漆黒って何者なんだい？」</text:p>
      <text:p text:style-name="P72">「完全漆黒とは…その…黒い心を持たせて作られたリビングドールの事です。かつて偉大なる人形技師トップ・ドッグマウスが作った完全漆黒の心を持たせて作ったリビングドール…それを討つようにとモールス・フォーメン様より命令されました。」</text:p>
      <text:p text:style-name="P72">「それで…その結果が…？」</text:p>
      <text:p text:style-name="P72">「はい、私は敗れて体が大破し、五十年間あの瓦礫の下に埋もれていました。幸いにも核心は無事でしたので五十年かけて外見だけは何とか修復しましたが、内部まで修復するには後五十年必要な計算でしたので、助けてくれた事には本当に感謝しています。」</text:p>
      <text:p text:style-name="P72">「ちょっと待てよ！あの場所での戦いの結果って事はだ、つまりこの人形はうちの祖父さんとウィルの祖父さんと共にあの場所で戦っていたって事なのか！？」</text:p>
      <text:p text:style-name="P72">「それに今、さらりと名前が出て来たけどトップ・ドッグマウスって自動人形業界の権威で、この前亡くなった人でしょ？何でそんな人がリビングドールを作ってウィルさんのお祖父さんと対立しているの？」</text:p>
      <text:p text:style-name="P73">「私も実は祖父とドッグマウス氏の関係は一般的に伝わる自動人形の歴史程度の事ぐらいしか知らなくて…祖父がドッグマウス氏とリビングドールの開発を巡って喧嘩別れになったらしいのですが、まさか互いにリビングドールを作って戦わせるぐらいに二人の仲がこじれていたなんて…」</text:p>
      <text:p text:style-name="P73">「それにしたって、何でうちの祖父さんがその戦いに関わっているんだ？人形同士の戦いなら出る幕じゃ無いだろうし。」</text:p>
      <text:p text:style-name="P73">「それは…わかりません。私の祖父にしてもニーメンさんのお祖父さんにしても、人形同士の戦いであったならば戦いで死ぬ事もなかったはずです。それよりも、祖父以外にリビングドールを作れる人物がいた事の方が…いや祖父と共に自動人形を開発したドッグマウス氏だからこそ作ったのかもしれません。」</text:p>
      <text:p text:style-name="P72">「リビングドールって、ウィルさんのお祖父さんしか作れないものなのですか？」</text:p>
      <text:p text:style-name="P72">「はい。そもそも作り方自体が出回っていなくて、我が家にあるリビングドールの作り方が記された祖父のメモが現存唯一の資料なんです。それに、廃れた原因が原因ですので現存のものを解析して作ろうなんて人もいないでしょうから、作れないよりも作らないの方が近いかもです。」</text:p>
      <text:p text:style-name="P72">「おかしな話ばっかり続くなあ。仲違いしてはいたが殺し合いにまで発展した二人。本来作られないはずの謎のリビングドール。そして、この話だけ聞くと蚊帳の外で場違いっぽいうちの祖父さん。何が何だか…」</text:p>
      <text:p text:style-name="P72">　確かにニーメンの言うとおりだ。</text:p>
      <text:p text:style-name="P72">　そもそも対立するにしても黒い心を持たせたリビングドールとか何で作ったのかがわからない。</text:p>
      <text:p text:style-name="P72"><text:soft-page-break/>　聞いただけでやばそうな代物だし、人形の黒化で悩んでいた祖父からすれば危険度もわかるだろうし倒そうとするのも納得がいく。</text:p>
      <text:p text:style-name="P72">　しかし何故作った？</text:p>
      <text:p text:style-name="P72">　ひょっとして、純白清廉な心を持たせた人形の心が黒化する事に悩む祖父に対するドッグマウス氏の当てつけなのか？</text:p>
      <text:p text:style-name="P72">　ともあれ、この話で解るのは…祖父の仇はトップ・ドッグマウス…だという事だ。</text:p>
      <text:p text:style-name="P72">　祖父が失踪…もとい亡くなってからのうちの経済状況を支援してくれた恩人が、単なる罪滅ぼしでの行動かは知らないけれど…知ったら祖母や父はショックだろうなあ…</text:p>
      <text:p text:style-name="P72">「まあ考えたって仕方ないわな。そのトップ・ドッグマウスってのが諸悪の根源っぽいけどもう死んでいるんだろ？祖父さんの仇だったとしても今更討てやしないし。」</text:p>
      <text:p text:style-name="P72">「ニーメン、仇討ちなんて物騒な話はやめて！例えドッグマウスさんが生きていたとしても許さないからね。それに仇の相手って言っても、完全漆黒のリビングドールの方じゃないの？」</text:p>
      <text:p text:style-name="P72">「そりゃまあ、そうだけどよお…って、その完全漆黒ってひょっとして今も生きて…いや動いているのか？」</text:p>
      <text:p text:style-name="P74">　完全漆黒の現存。</text:p>
      <text:p text:style-name="P74">　あんな瓦礫の広場を見せられた後だとにわかには信じたくないけど…</text:p>
      <text:p text:style-name="P74">　確かに今までの話からすると稼働している可能性も否定できない…のか…</text:p>
      <text:p text:style-name="P72">「フィーヴィー、完全漆黒は今も動いていると思うかい？」</text:p>
      <text:p text:style-name="P72">「わからないです。ただ皆さんの話からして完全漆黒は私の体を破壊した後、そこにあった屋敷諸共ご主人様のお祖父様のモールス・フォーメン様とニーメン様のお祖父様を葬ったんだと思うので、生きていてもおかしくはないです。」</text:p>
      <text:p text:style-name="P75">「それってヤバくないか？仇討ちとか以前に倒さないと…」</text:p>
      <text:p text:style-name="P75">「だから、そういう話はやめてニーメン！怪我とかしたらどうするの！？あなたのお祖父様が殺される程の相手なのに…」</text:p>
      <text:p text:style-name="P75">「んな事言ったって、放っておくわけにもいかないだろうに。」</text:p>
      <text:p text:style-name="P75">「そうです！完全漆黒は放っておけません！ですから、この体を一日でも早く治して私が完全漆黒を倒しに行かないと…ご主人様、私の体はどれぐらいで治せそうですか？」</text:p>
      <text:p text:style-name="P71">「うーん…急ぐにしても今日のうちに色々と調べて必要そうな部品を割り出してからじゃないと。部品の買い出しなんかはどうしても明日になっちゃうなあ。」</text:p>
      <text:p text:style-name="P66"/>
      <text:p text:style-name="P226">第４章　トップ・ドッグマウス</text:p>
      <text:p text:style-name="P106"/>
      <text:p text:style-name="P106">　ライフィールド氏の屋敷に戻ったのは夕刻に差し掛かる頃合いだった。</text:p>
      <text:p text:style-name="P106">　元より多少なりとも行き来に時間のかかる場所ではあったけれど、フィーヴィーを掘り出すのに結構な時間を費やしていたようだ。</text:p>
      <text:p text:style-name="P106">　戻ったところを出迎えてくれたナインペインは夕食の支度の途中の様で、普段からメイドとして働いている様子が感じられる。</text:p>
      <text:p text:style-name="P106">　私たちは三人は、応接間のソファーまでフィーヴィーの体を運び、それからリバス嬢の案内でライフィールド氏の書斎へと向かった。</text:p>
      <text:p text:style-name="P106">「お祖父様、ただ今戻りました。それで唐突なのですが、あの場所でリビングドールを掘り当てまして、それをお見せしたくて来ました。」</text:p>
      <text:p text:style-name="P78">「……！？……リビングドールを掘り当てたって…まさか、動くのか！？」</text:p>
      <text:p text:style-name="P77">「会話はできますが体の方は壊れていて、今応接間に運んであります。」</text:p>
      <text:p text:style-name="P78">「動けないのだな！……会話はできると言ったが、何か話していたか？」</text:p>
      <text:p text:style-name="P78">「その件で話があるんだ、ライフィールドさん。その人形はそこにいるウィルの祖父さんが作ったもので、完全漆黒のリビングドールを倒すためにあの場所にいたと言っていたんだが、そいつが俺の祖父さんの仇の相手なのか？」</text:p>
      <text:p text:style-name="P66">「モールスの作った人形…そう言ったんだな？完全漆黒の名前まで知られてしまったのならば、もはや隠す理由もないか…応接間で話そう、私もその人形を見てみたい。」</text:p>
      <text:p text:style-name="P66">　ライフィールド氏と共に私たちは応接間に戻りフィーヴィーを紹介する。</text:p>
      <text:p text:style-name="P107">「モールスの奴…こんな隠し球を持っていたとは…あの時無謀にもたった一人で挑もうとするから何とか説得して信頼している戦士のパイクを付けたのだが、三人がかりでも完全漆黒を倒せなかったとなると、トップの戦闘用の人形を作る腕前は相当だったようだな。」</text:p>
      <text:p text:style-name="P107">「それで、そのトップ・ドッグマウスとか言うのが何でこんな危ないものを作らなきゃならなかったんだよ、ライフィールドさん。」</text:p>
      <text:p text:style-name="P107">　ニーメンが多少気が立っているのか、ライフィールド氏に乱暴に詰め寄っている。</text:p>
      <text:p text:style-name="P107">　無理もない、形はどうあれ自分の祖父を殺した相手の一人がつい最近までのうのうと生きていたのだから。</text:p>
      <text:p text:style-name="P107">　私も同じ立場だから彼の気持ちはよくわかるはずだ。</text:p>
      <text:p text:style-name="P107">「苛立つのは仕方がないが順を追って説明するよ。ウィル君、君のお祖父さんがリビングドールの黒化現象で悩んでいたのは知っているね？」</text:p>
      <text:p text:style-name="P107">「はい、その事については祖母からも聞かされていますし、残された資料にもその片鱗がありました。」</text:p>
      <text:p text:style-name="P107">「うむ、そんなモールスが悩む中、ある日トップからモールス宛に連絡があってな、その内容はこうだった。」</text:p>
      <text:p text:style-name="P107"/>
      <text:p text:style-name="P107">『悩めるお前の為に完全漆黒の人形を作った。この人形がきっとお前の助けになるだろう。』</text:p>
      <text:p text:style-name="P107"/>
      <text:p text:style-name="P107">「モールスは当然驚いたよ。だが、こんな人形の存在が世間にバレればリビングドールが危険視されてしまい、その技術は闇に葬られて二度と出てくることはない。そう思った彼は秘密裏にこの人形を処分しようと試みてな、双方の友人で関係も深いこの私以外の誰にも伝えないでいたのだ。」</text:p>
      <text:p text:style-name="P107">「それが私の祖父が家族の誰にも告げずに突然いなくなった理由なのですか…家族にすら告げなかった事には憤りを感じるところもありますが、それはさておき何故ドッグマウス氏はそんな奇行に及んだのでしょうか？」</text:p>
      <text:p text:style-name="P107"/>
      <text:p text:style-name="P107"><text:soft-page-break/>「真意は私にもわからんのじゃ。だが、知っての通りモールスとトップはリビングドールの開発の是非で喧嘩別れになってしまっていたからな。完全漆黒の人形を世に出す事によってリビングドールを社会的に葬り去ろうとしたのではないかと思う。『お前の助けになる』と言うのはもう人形の黒化現象に苦しまなくていいと言う嫌味じゃな。」</text:p>
      <text:p text:style-name="P107">　そんな喧嘩の為に危険だと思われる黒い心を持たせたリビングドールをドッグマウス氏が作ったのだろうか？</text:p>
      <text:p text:style-name="P107">　信じられないと言うよりは、こんな幼稚な理由で世界を危機に陥れる存在を生み出したなんて事は信じたくない。</text:p>
      <text:p text:style-name="P107">「モールスと私は世界の何処かに解放されたと思われる完全漆黒を必死で探したよ。だが、それは一向に見つける事はできず半ば諦めかけていたのじゃが、ある日そいつは意外な所に潜伏していることがわかったのじゃ。」</text:p>
      <text:p text:style-name="P107">「それが、あの場所なのですかお祖父様？」</text:p>
      <text:p text:style-name="P107">「そうじゃ。完全漆黒は納品された農業用の自動人形に紛れていてな。自動人形の格納場所になっていた古い屋敷の中で自動人形のメンテナンスを行う出所不明のリビングドールが発見されてすぐに奴だとわかったのじゃよ。」</text:p>
      <text:p text:style-name="P107">「それでうちの祖父さんがウィルの祖父さんと一緒に退治に行ったと？」</text:p>
      <text:p text:style-name="P107">「うむ。本当はモールス一人で向かう予定だったのじゃが、知っての通りトップ・ドッグマウスというのは主に戦闘用の自動人形を得意とする男でな、完全漆黒が万が一にも戦闘用に作られたリビングドールであったならば勝ち目はない。だが、事を秘密裏に進めたかったので迂闊に人員は増やせない。だから、私の信頼できる人物としてニーメン君のお祖父さんである戦士パイク・セーブルを紹介したのじゃよ。」</text:p>
      <text:p text:style-name="P107">　ライフィールド氏の今までの話で合点がいった。</text:p>
      <text:p text:style-name="P107">　要は秘密裏に完全漆黒を倒す為に、私とニーメンの祖父、そしてリビングドールのフレイムヴィレッジの少数陣営で挑み、結果返り討ちにあって殺されてしまったと。</text:p>
      <text:p text:style-name="P107">「完全漆黒が戦闘用だというのは私の杞憂ならよかったのじゃが、残念ながら当たってしまったようでしまい二人は殺されてしまった。だが、二人を殺した事でトップを訴えたり関係性を切ってしまえば、</text:p>
      <text:p text:style-name="P107">自動人形の発展は途絶えてしまう。そして何よりモールスが命がけで守った完全漆黒の秘密を世の中に出すわけにも行かなかった。辛い決断だったが、私はトップとの関係性をこれまで通り続けなければならず、この秘密を今日まで誰にも話せなかった。」</text:p>
      <text:p text:style-name="P107">　この話を前に私たちは何も言えなかった。</text:p>
      <text:p text:style-name="P107">　祖父が殺された理由もわかった。</text:p>
      <text:p text:style-name="P107">　ライフィールド氏がその理由や相手を秘密にしていたのもわかった。</text:p>
      <text:p text:style-name="P107">　だが、理由や結果があまりにも不毛だ…</text:p>
      <text:p text:style-name="P107">　結局今となっては危険だと思われる完全漆黒だけが残っていると思われるが、それも不明のままだし世界の危機になるような事件も起きていない。</text:p>
      <text:p text:style-name="P107">　真意はどうあれ、結局は二人の自動人形開発者が仲間割れして一方を殺してしまった。ただそれだけだ。</text:p>
      <text:p text:style-name="P107">　むしろ、それにリバス嬢の祖父のライフィールド氏やニーメンの祖父のセーブル氏を巻き込んでしまっていて遺族として申し訳なくなる。</text:p>
      <text:p text:style-name="P107">　これじゃあ、祖父は失踪したって虚構の事実の方がマシじゃないか…</text:p>
      <text:p text:style-name="P107">「ところでお祖父様。掘り当てたリビングドールの方はどうしますか？」</text:p>
      <text:p text:style-name="P108">　空気を読まずにリバス嬢が唐突に話題を変えてきた……いや、空気を読んだ上であえて流れを帰る為に話題を変えようとしたのかもしれない。</text:p>
      <text:p text:style-name="P107">「そうじゃなあ…元はと言えばこいつが残っていたせいで真相を話さなければいけなく…話してしまった今となっては彼女のおかげといった方がいいかな？フレイムヴィレッジと言ったかこの<text:soft-page-break/>人形は。どうかなウィル君、無理にとは言わないが君さえよければもう少しここに滞在して直してみないか？私としても君が少してもリビングドールに興味を持ってくれるなら嬉しい限りだ。」</text:p>
      <text:p text:style-name="P79"/>
      <text:p text:style-name="P202">☀☁☂☃</text:p>
      <text:p text:style-name="P79"/>
      <text:p text:style-name="P107">　あの話し合いの後、ニーメンと協力してフィーヴィーを部屋まで運んだ。</text:p>
      <text:p text:style-name="P107">　お互いに思うところはあったが気持ちの整理もつかず、必要最低限の会話しかせずに別れてしまった。</text:p>
      <text:p text:style-name="P107">　ライフィールド氏へのせめてもの罪滅ぼしと言うわけではないが、流れとは言え修理をするとフィーヴィーと約束してしまったしなあ…</text:p>
      <text:p text:style-name="P109">「ご主人様……元気がないみたいですけど、さっきの話で落ち込んでいるのですか？」</text:p>
      <text:p text:style-name="P66">「うん、まあ…そんなところかな…」</text:p>
      <text:p text:style-name="P80">「そうですか…でも、今は落ち込んでいいと思います。」</text:p>
      <text:p text:style-name="P80">「えっ…？」</text:p>
      <text:p text:style-name="P80">「ご主人様のお祖父様もドッグマウス様も己が信念を突き通した結果の対立ですが、それを気に病めるご主人様ならば二人が解決できなかった問題を解決できます。今は焦らずじっくり悩んで、ゆっくりでいいですから答えを見つけましょう。」</text:p>
      <text:p text:style-name="P80">　てっきり「元気を出してください」とか落ち込んでいるところを励まされるのかと思ったら意外だった。</text:p>
      <text:p text:style-name="P80">　今までリビングドールに純白清廉な心を与えるのは単純に人間に対して従順で悪事を一切行わせないためかとばかり思ってたけど…</text:p>
      <text:p text:style-name="P80">　こういう時にその純真さから主人の何もかもを受け入れて、その心を癒すためなのかもしれない……そう思った。</text:p>
      <text:p text:style-name="P81">「そうだねフィーヴィー。悩む事でいつまでも気を咎めていても仕方がない…か…。もっと前向きに…今できることから始めよう。」</text:p>
      <text:p text:style-name="P82">「そうです、その意気ですご主人様。まずは私の体を修理から始めましょう。動ける体になった私と一緒に完全漆黒を追えば、ご主人様も何かつかめるかもしれません。それに、何か辛い事がある時には別の作業に没頭すると気が晴れると聞いた事があります。ですから……その……私に夢中になってください！！」</text:p>
      <text:p text:style-name="P82">　少しばかり顔を赤らめさせて言う彼女の姿に、不覚にも私はときめいてしまった。</text:p>
      <text:p text:style-name="P82">　こんなに可愛い彼女を動けないままにしておくなんて罪だと思ってしまうほどだ。</text:p>
      <text:p text:style-name="P83">「よし、それじゃあ早速破損状況の確認を……（ぐぅぅぅっ♪）……」</text:p>
      <text:p text:style-name="P83">　何か吹っ切れたのか、はたまた安心でもしたのかお腹の音がなってしまった。</text:p>
      <text:p text:style-name="P83">「（コンコンコン♪）……フォーメン様、お食事の用意ができました。」</text:p>
      <text:p text:style-name="P83">　そういえば、もうそんな時間か。どおりてお腹が空くはずだ。</text:p>
      <text:p text:style-name="P83">「…ごめん。先に夕食を食べてもいいかな？」</text:p>
      <text:p text:style-name="P83">「うふふっ、ご主人様お食事は大切です。まずは夕食をお食べになって…それから…二人の時間を楽しみましょう。」</text:p>
      <text:p text:style-name="P83">　なんだか揶揄われたような気がした。</text:p>
      <text:p text:style-name="P83">　とは言えフィーヴィーの言う通り夕食は大事だ。</text:p>
      <text:p text:style-name="P83">　まずはしっかり食べて、それから作業に取り掛かろう。</text:p>
      <text:p text:style-name="P83">　急ぐことはない、どうせ明日にならないと修理に必要な部品は買いにいけないのだから。</text:p>
      <text:p text:style-name="P83"/>
      <text:p text:style-name="P203">☀☁☂☃</text:p>
      <text:p text:style-name="P83"/>
      <text:p text:style-name="P83"><text:soft-page-break/>　夕食を食べ終わった後、私は改めてフィーヴィーの状況確認にとりかかった。</text:p>
      <text:p text:style-name="P83">　ベッドの上に体を寝かせ…まずはフィーヴィーの服を一枚一枚脱がせていくことにした…</text:p>
      <text:p text:style-name="P83">　昨日行ったナインペインのメンテナンスの時と違い、今のフィーヴィーは動くことができないので、私が脱がせるしかなかった。</text:p>
      <text:p text:style-name="P83">　それにしても、動けないのにどうやって着たのかと思ったけど、体を修復する時に服も一緒に修復したからこうなったのか。</text:p>
      <text:p text:style-name="P83">　人形とは言っても、全裸で出てきても困るからなあ。</text:p>
      <text:p text:style-name="P84">　どうせなら先に壊れた駆動部分を直して、動けるようになったところで誰かに助けを求めることもできただろうに……</text:p>
      <text:p text:style-name="P84">　あえて長い年月をかけて外見から修復したところに、彼女の効率よりも見た目を重視するという人工物ではなく人間臭くて乙女なところを感じずにはいられなかった。</text:p>
      <text:p text:style-name="P84">「それじゃあフィーヴィー…脱がすよ？」</text:p>
      <text:p text:style-name="P84">「はい……ご主人様に服を脱がされるなんて……なんだかドキドキします……」</text:p>
      <text:p text:style-name="P84">　そんな風に言われると変に意識してしまうから困る。</text:p>
      <text:p text:style-name="P84">　上に袖のように羽織っていた白のストールを外して…次は白のワンピースを脱がせば下着…か…</text:p>
      <text:p text:style-name="P84">　そもそも人形が下着を着ているのだろうか？ナインペインが脱いだ時は…あまりよく見ていなかったから思い出せないな…</text:p>
      <text:p text:style-name="P85">　などと考えながら、上からゆっくりとワンピースを脱がしていき、すると乳房があらわになってきた。</text:p>
      <text:p text:style-name="P85">　もしかすると穿いていないんじゃないかとドキドキしながら更に下の方まで脱がしていくと、黒のパンツを穿いていることを確認できた。</text:p>
      <text:p text:style-name="P85">　上に身にまとっているものは白で統一されているのに下着は黒か…</text:p>
      <text:p text:style-name="P85">　などと自分でも頭悪いなあと自覚することを思いながらワンピースを脱がせ終える。</text:p>
      <text:p text:style-name="P86">　次は、いよいよパンツ……か……</text:p>
      <text:p text:style-name="P84">　人間で言う股関節周辺の状況を確認するためにも、やはり脱がせて確認する必要があり、避けられなかった。</text:p>
      <text:p text:style-name="P83">　何だかイケナイ事をしているみたいだなあ、と思いながらパンツを脱がせ、いよいよ全裸のフィーヴィーとご対面する。</text:p>
      <text:p text:style-name="P87">　服の上からではよくわからなかった内部の損傷が接合部からうっすらとではあるが視認でき、五十年前、自動修復機能が稼働する直前はどれだけ損傷していたかを察する事ができた。</text:p>
      <text:p text:style-name="P87">　こんな損傷から五十年かけたとは言え、よくここまで修復できたなあ…と改めてリビングドールに仕込まれている技術力に驚く。</text:p>
      <text:p text:style-name="P88">「どう…ですか…？本来ならば核心以外の部品を全部新しいものに取り替えた方が早かったのですが、五十年の間に外側は治しちゃいましたので、中の部品だけ取り替えれば動けるようになると思うのですが？」</text:p>
      <text:p text:style-name="P89">「……えっ！？ああ、うん。そうだね。外側は大丈夫そうだから次はパーツ毎に内部を確認しようか。」</text:p>
      <text:p text:style-name="P89">　そうだった、色々と観察したくはあるけれど、まずは修理を優先しなくちゃ。</text:p>
      <text:p text:style-name="P89">　関節部分は破損で外れているも同然だし、中を開くだけで簡単に確認できそうだなあ…そこだけは新しくしなきゃ、買い物リストにメモらないと。</text:p>
      <text:p text:style-name="P89">　購入リストに関節パーツの記述を加え、まずは右手部分からと調べてみて早速驚いた。</text:p>
      <text:p text:style-name="P89">　内部が自動人形レベルで複雑だ…</text:p>
      <text:p text:style-name="P89">　先日、ナインペインのメンテナンスを行った時に見たリビングドールの内部構造はもっと単純だった。</text:p>
      <text:p text:style-name="P89"><text:soft-page-break/>　あれの場合、関節部分以外は殆ど空洞で僅かに核心からの魔法伝達による制御が通りやすい程度の加工しかされていなかった。</text:p>
      <text:p text:style-name="P89">　だがしかし、フィーヴィーの場合は違った。</text:p>
      <text:p text:style-name="P89">　内部に事細かな機巧が施されていて、より繊細な動作が可能になっている。</text:p>
      <text:p text:style-name="P89">　だからこそフィーヴィーが修理に人形技師の手を必要としていた事を改めて実感する。</text:p>
      <text:p text:style-name="P89">　それにしても同じリビングドールなのにどうしてこうも違うのか？</text:p>
      <text:p text:style-name="P89">　一瞬そう疑問に思ったけど、構造を見るとすぐにわかった。</text:p>
      <text:p text:style-name="P89">　開けてびっくり仰天、色んな武器が仕込まれているじゃないか。</text:p>
      <text:p text:style-name="P90">　銃…剣…槍…矢…ナイフ…ハンマー…斧…他にも色々あってアーミーナイフならぬアーミードール状態だった。</text:p>
      <text:p text:style-name="P90">　なるほど、完全漆黒と戦うために作られたリビングドール…そういう事なのか。</text:p>
      <text:p text:style-name="P91">　あまり高度な命令を実行できない自動人形では動かせないレベルの機巧で、自動修復装置と同じく自分で考える事のできるリビングドール独自のものだと思う。</text:p>
      <text:p text:style-name="P91">　思っていたよりもはるかに複雑だ…だけど人形技師としてはそれだけやり甲斐のある仕事でもある。</text:p>
      <text:p text:style-name="P90">　これを修理して体得できれば人形技師として更なる高みに到達できるんではないかと思った。</text:p>
      <text:p text:style-name="P89">　しかし、これを一度に全部直すには凄く時間がかかるし…今の手持ちのお金じゃあ、そこまでパーツが買えないや。</text:p>
      <text:p text:style-name="P92">「ねえフィーヴィー。内部の修理なんだけど、まずはできるだけ早く最低限動けるようにすることを重視して、武装部分は後回しにしようと思うんだけどいいかな？動けないとフィーヴィーも色々と不便だろうし。」</text:p>
      <text:p text:style-name="P89">「はい、それがいいです。武器が使えないとご主人様をお守りできなくて辛いですけど、早く私を動けるようにしたいというご主人様の心遣いが…私、とっても嬉しですっ。」</text:p>
      <text:p text:style-name="P89">　そんな風に言われると…なんだか照れてしまう…</text:p>
      <text:p text:style-name="P89">　ともあれ、右手を動かすために最低限修理しなきゃいけないところを探して、それから買わなきゃいけない部品の見当をつけて、この作業を他のパーツでもやらなきゃいけない…か…</text:p>
      <text:p text:style-name="P89">　今夜中に終わるかなあ？</text:p>
      <text:p text:style-name="P89">　でも、フィーヴィーが期待してくれているし、私も頑張らなきゃな。</text:p>
      <text:p text:style-name="P93"/>
      <text:p text:style-name="P204">☀☁☂☃</text:p>
      <text:p text:style-name="P93"/>
      <text:p text:style-name="P89">　気がついたら朝だった。</text:p>
      <text:p text:style-name="P89">　一応全パーツを調べ終わったところまでは覚えている…けど…そこで気が抜けたのかいつの間にか眠ってしまったようだ…</text:p>
      <text:p text:style-name="P89">　ベッドに横から上半身だけうつ伏せになって寝ていたようで、寝返りでパーツを壊していないかと心配になって周りを確認しようとすると、フィーヴィーの顔が目の前にあった。</text:p>
      <text:p text:style-name="P89">「あっ、ご主人様おはようございます…」</text:p>
      <text:p text:style-name="P110">「！？……ごめん、いつの間にか寝ちゃったみたいだけど…ずっと見ていたの？」</text:p>
      <text:p text:style-name="P110">「はい。私は眠らない人形ですから……ご主人様の寝顔が可愛くてずっと見ほれてました。」</text:p>
      <text:p text:style-name="P110">　寝ちゃった私が悪いのだけど、そう言われるとゾクっとしてしまった。</text:p>
      <text:p text:style-name="P110">　機巧部分が壊れていても基本は核心から魔法の力の制御で動かしている存在だから、頭を横向きに動かすぐらいはできるのか。</text:p>
      <text:p text:style-name="P110">　とりあえず、起き上がり窓から外の景色を見渡してみた。</text:p>
      <text:p text:style-name="P110">　よく晴れたいい朝だ。</text:p>
      <text:p text:style-name="P110">　今日は部品やら何やら沢山買わなきゃいけないから助かる。</text:p>
      <text:p text:style-name="P110">　ふと、昨日から風呂に入っていないどころか着替えてすらいない事に気がつく。</text:p>
      <text:p text:style-name="P129"><text:soft-page-break/>　店が開くまでにはまだ時間はあるし外にも出ることだし…</text:p>
      <text:p text:style-name="P129">　まずは風呂に入るか。</text:p>
      <text:p text:style-name="P110"/>
      <text:p text:style-name="P227">第５章　修理</text:p>
      <text:p text:style-name="P110"/>
      <text:p text:style-name="P110">　暫くはライフィールド氏の屋敷に引きこもりがちで、時々部品を買いに行く程度の外出しかしない日々が続いた。</text:p>
      <text:p text:style-name="P110">　連日の作業に気を利かせてくれたのか、食事は三食ともナインペインが部屋まで運んでくれるようになった。おかげで作業に集中できて助かっている。</text:p>
      <text:p text:style-name="P111">　他人と接する機会が無いかと言うとそうでもなかった。</text:p>
      <text:p text:style-name="P112">　時々リバス嬢やライフィールド氏が様子を見に来てくれるからだ。</text:p>
      <text:p text:style-name="P112">　リバス嬢は無邪気なもので、少しずつ動かせる部位が増えてくるフィーヴィーを興味深そうに見ていたり、フィーヴィーと会話して私との進展を探って揶揄ってきたりしてきた。</text:p>
      <text:p text:style-name="P113">　修理を始めた最初の日なんかは、風呂から出てきた私と服を脱がせた状態でベッドに寝かせてあったフィーヴィーを見られてしまい「昨日はお楽しみでしたね。」と冗談を言われて恥ずかしかった。</text:p>
      <text:p text:style-name="P112">　一方のライフィールド氏は修理の進捗を見に来て、私がリビングドール相手に馴染んでいく様子を見て満足しているようだった。</text:p>
      <text:p text:style-name="P111">「こうして君がリビングドールに興味を持ってくれて嬉しいよ。これがきっかけになって修理だけじゃなくて新たに作る方にもつながって欲しいものじゃが。」</text:p>
      <text:p text:style-name="P111">　なんて言われる始末で、私がリビングドールを復興させる事に期待を膨らませているようだ。</text:p>
      <text:p text:style-name="P111">　そして、何と言っても修理の最中はフィーヴィーがずっと私の話し相手になっている。</text:p>
      <text:p text:style-name="P111">「関節部分が繋がりました。これでご主人様一人でも運べるようになってよかったです。」</text:p>
      <text:p text:style-name="P111">「胴体部分が治りました。これで運ばれる時にご主人様を肌で感じる事ができます。」</text:p>
      <text:p text:style-name="P148">「手が動かせるようになりました。これでご主人様をなでなですることができます。」</text:p>
      <text:p text:style-name="P148">「足が動かせるようになりました。これでいよいよ歩いて移動する事ができますけど、ご主人様に抱きかかえられなくなると思うとちょっと名残惜しいです…」</text:p>
      <text:p text:style-name="P148">　こんな風に体が直るに連れて感想を言ってもらえるのも励みになった。</text:p>
      <text:p text:style-name="P148">　……感想の内容がちょっと変な方向に向いている気もするけど気にしないでおこう。</text:p>
      <text:p text:style-name="P148">　結局、フィーヴィーの全身を最低限動かせるようにするのに七日間かかった。</text:p>
      <text:p text:style-name="P111">　核心が頭部に埋め込まれていた彼女は、先の戦いで頭こそ守ったものの首から下は壊れてしまい全く動かせないでいた。</text:p>
      <text:p text:style-name="P111">　だけど、今回私が修理した事で機能は不完全ではあるものの体を自由に動かせるようになった彼女は嬉しそうだ。</text:p>
      <text:p text:style-name="P111">　武装機能なんかの人形独自の機巧を全部直すには当分かかりそうであるけれど、見た目相応のか弱い女の子としての生活を行うにはこれで十分だったりする。</text:p>
      <text:p text:style-name="P111">　明日はいよいよフィーヴィーを外に連れ出しての試運転…もとい彼女自身の希望で今の街並みや私が部品を買いに行っている店なんかを見たがっているからだ。</text:p>
      <text:p text:style-name="P111">「ご主人様とのデート…私楽しみで夜も眠れません！でも私は人形だから眠らないんでした、てへっ。」</text:p>
      <text:p text:style-name="P111"/>
      <text:p text:style-name="P205">☀☁☂☃</text:p>
      <text:p text:style-name="P94"/>
      <text:p text:style-name="P114">　修理を始めてから八日目、この日私とフィーヴィーは初めて二人きりで一緒に街へと出た。</text:p>
      <text:p text:style-name="P111">　久しぶりの足での歩行にもすっかり慣れた彼女は、もう自由に歩き回れそうなものだけどまだ若干不安なのか私の傍にくっ付いて腕を組んでくる。</text:p>
      <text:p text:style-name="P111">　人形だと気づかれなければ、仲のいいカップルの様に見えるんだろうなあ……</text:p>
      <text:p text:style-name="P111">「えへへっ、こうしてご主人様とデートできるなんて、私今幸せです。」</text:p>
      <text:p text:style-name="P111"><text:soft-page-break/>　デートって言っても人形用の部品を売っている店に行くだけなんだけど、本人が喜んでいるならいいのかなあ。</text:p>
      <text:p text:style-name="P111">　きらびやかな表通りを過ぎて工業用の製品が売っている区画に入り、程なくして店へと着く。</text:p>
      <text:p text:style-name="P111">　店に入るとフィーヴィーが物珍しそうに周りをキョロキョロしていたけど、相変わらず私の腕にくっ付いたままでいる。</text:p>
      <text:p text:style-name="P111">「お客さん、ここ最近連日で結構な量と頻度で部品を買いにくる人だよね？隣につれているのは…ひょっとして人形かい？」</text:p>
      <text:p text:style-name="P111">　店の店員さんがいきなり話しかけてきた。</text:p>
      <text:p text:style-name="P111">　まあ、こんな状態で店に入ってくる客だから目立つのは仕方ないにしても、フィーヴィーを人形だと見破ったのは流石だ。</text:p>
      <text:p text:style-name="P111">「ええ、連日この子を修理するために頑張っていたのですが、昨日ようやく歩けるまでになりまして。」</text:p>
      <text:p text:style-name="P111">「初めまして。私、フレイムヴィレッジといいます。」</text:p>
      <text:p text:style-name="P111">　フィーヴィーがお辞儀をして丁寧に挨拶をする。</text:p>
      <text:p text:style-name="P111">　すると、その人形が生きている様に動く姿に店員さんが一瞬驚いた顔をした。</text:p>
      <text:p text:style-name="P111">「ぬわっ！う、動くって事はこいつはもしかしてリビングドールってやつかい？只の自動人形ではこうは動けないし…実物を見るのは初めてだなあ。」</text:p>
      <text:p text:style-name="P111">「はい、私も初めて動くものを見てからまだ十日も経っていなくて、最初に見たときは驚きました。」</text:p>
      <text:p text:style-name="P111">「そうかあ、そうだよなあ。現存する個体も少ないらしいからなあ。この街じゃあライフィールド様のお屋敷にあるって話は聞いた事はあるが噂だけで実物は見た事無かったからなあ。」</text:p>
      <text:p text:style-name="P111">　ナインペインの事か…</text:p>
      <text:p text:style-name="P111">　店員さんの話から察するに、ライフィールド氏はナインペインを普段外に出してはいないようだ。</text:p>
      <text:p text:style-name="P111">　それでも店員さんがそういった話だけでも知っているのは、人形の部品を扱う商売柄だからだろうか？</text:p>
      <text:p text:style-name="P111">　それよりもナインペインを外に出していない事が意外だった。</text:p>
      <text:p text:style-name="P111">　あれだけ事業としての自動人形に入れ込んでいる氏ならば、リビングドールももっと表舞台に出して広めようとしてもおかしくないのに。</text:p>
      <text:p text:style-name="P111">　やはり、人々に黒化現象の恐怖を与えないようにライフィールド氏が自重してナインペインを屋敷の外には出さなかったのだろうか？</text:p>
      <text:p text:style-name="P111">　あるいは、外界のものに触れてナインペインの心が黒化するのを恐れた結果なのかもしれない。</text:p>
      <text:p text:style-name="P115">「ところでお客さんはリビングドールの黒化現象ってどう思うよ？うちはライフィールド様の手前、黒化を恐れてリビングドールを忌み嫌うわけにもいかないんだが、こうして動いている実物を見ると黒化現象なんてまやかしなんじゃないと思えてくるんだよなあ。」</text:p>
      <text:p text:style-name="P149">「私は実際に黒化したリビングドールを見た事が無いので何とも言えません。ただ、今動いている彼女の姿をみると私も黒化現象はまやかしであって欲しいとは思います。」</text:p>
      <text:p text:style-name="P149">「だよなあ、だよなあ。俺も実際に黒化した人形を見た事ないから、誰かがリビングドールを復興させないかと期待しちゃうよ。だがなあ、これまで誰もそれをやっていないってなると黒化現象ってのはそれだけやばいのかもなあ。はあ、複雑……」</text:p>
      <text:p text:style-name="P116">　そうか……フィーヴィーもいつかは黒化して暴走する可能性もあるのか……</text:p>
      <text:p text:style-name="P116">　瓦礫の下から発掘した時や修理している時は夢中ですっかり忘れていたけど、今になって黒化現象の事を思い出すと私も複雑な気持ちになってきた……</text:p>
      <text:p text:style-name="P117">「大丈夫ですよ、ご主人様。私は絶対に黒化はしませんから。」</text:p>
      <text:p text:style-name="P116">　先ほどの店員さんとの会話から察したのか、フィーヴィーがこんな事を言ってきた。</text:p>
      <text:p text:style-name="P116">　しかし、黒化現象の明確な原因と対策がない今では……いや、そうじゃない。</text:p>
      <text:p text:style-name="P116"><text:soft-page-break/>　私がそれを…リビングドールの開発者を祖父に持つものとして黒化現象を解明すれば、フィーヴィーの言った言葉も本当になる。</text:p>
      <text:p text:style-name="P116">　つい十日ほど前まではリビングドールに左程興味を持っていなかった私も、彼女に出会って新たな目標ができてしまったなあ。</text:p>
      <text:p text:style-name="P118"/>
      <text:p text:style-name="P206">☀☁☂☃</text:p>
      <text:p text:style-name="P95"/>
      <text:p text:style-name="P116">　私とフィーヴィーは店を出た。</text:p>
      <text:p text:style-name="P116">　このまま真っ直ぐ屋敷に戻ってもいいけど、フィーヴィーの歩行状況をもう少し観察するためにも少し寄り道するのも悪くないか。</text:p>
      <text:p text:style-name="P111">　はあ…それにしても…今更ながらお金がない…</text:p>
      <text:p text:style-name="P119">　フィーヴィーを動かすまでに随分と使ってしまったのもあるけれど、そこまでならまだ余裕がある。</text:p>
      <text:p text:style-name="P119">　だけど、全ての修理を行い本格的に稼働させるには…結構な額のまとまったお金が必要…か…　</text:p>
      <text:p text:style-name="P111">　今日、部品を見に店に訪れたのも実は今後の予定と大まかな見積もりを出すためだったけど…</text:p>
      <text:p text:style-name="P111">　これからの見通しが立たない……どうしよう……？</text:p>
      <text:p text:style-name="P111">「ご主人様どうしましたか？お店で商品を見てから落ち込んでいるみたいですし、買い物も殆どしていませんでしたし、何か問題でもあったのですか？」</text:p>
      <text:p text:style-name="P111">「うん、実はね。お金が足りなくて他の部分の修理が遅れそうなんだ。それでどうしようか悩んでいたんだ。」</text:p>
      <text:p text:style-name="P111">「なるほど、そういう事でしたか。ご主人様任せてください。こうして動けるようになりましたから大丈夫です。私、稼ぎます。」</text:p>
      <text:p text:style-name="P111">「稼ぐって…一体どうやって…？」</text:p>
      <text:p text:style-name="P111">「これです。この人を倒せばお金が沢山手に入ります。」</text:p>
      <text:p text:style-name="P111">　そう言ってフィーヴィーは賞金首の手配書を指差していた。</text:p>
      <text:p text:style-name="P110">「ちょ、ちょっと！？賞金稼ぎなんて危ないよ。それに体もまだ直したばかりだから、いきなり無茶するのはよくないよ。」</text:p>
      <text:p text:style-name="P110">「心配いりません、ご主人様。私、この人を探しに行ってきます。」</text:p>
      <text:p text:style-name="P110">「あっ、……。」</text:p>
      <text:p text:style-name="P110">　フィーヴィーは走って行ってしまった。</text:p>
      <text:p text:style-name="P110">　走る彼女の姿を見て、こうして走れるまでになってよかったと思っている…場合じゃないか…</text:p>
      <text:p text:style-name="P110">　追いかけなきゃと思ってももう見えないし、どうしよう？</text:p>
      <text:p text:style-name="P110">　と途方に暮れていたら彼女が戻ってきた。</text:p>
      <text:p text:style-name="P110">「ご主人様、手配書の男を見つけました。早速行きましょう。」</text:p>
      <text:p text:style-name="P110">「わっ！？ちょっとちょっと……！」</text:p>
      <text:p text:style-name="P110">　私の手を掴んだフィーヴィーは駆け足で私を引っ張っていった。</text:p>
      <text:p text:style-name="P110"/>
      <text:p text:style-name="P207">☀☁☂☃</text:p>
      <text:p text:style-name="P96"/>
      <text:p text:style-name="P120">「ここです。このお店の中にいます。」</text:p>
      <text:p text:style-name="P110">　フィーヴィーに半ば強引に連れて行かれた先の店…飲食店の中に果たして手配書の写真の男はいた。</text:p>
      <text:p text:style-name="P110">　指名手配犯でもお腹は空くのか、はてまた捕まらない自信でもあるのか、こんなところで堂々としていていいのか気になるところだけど……</text:p>
      <text:p text:style-name="P110">「ではご主人様、早速行ってやっつけてきます。」</text:p>
      <text:p text:style-name="P110"><text:soft-page-break/>「ちょ、ちょっと待った。お店の中で暴れると迷惑になるから、せめて相手が外に出てくるまで待たないと。」</text:p>
      <text:p text:style-name="P110">「ううっ…そうですね。うっかりお店の物を壊して弁償なんて事になったら大変でした。」</text:p>
      <text:p text:style-name="P110">　手配犯が店から出てくるまで二人で隠れて待つことにした。</text:p>
      <text:p text:style-name="P110">　……って、そうじゃなくてフィーヴィーを止めなきゃ。</text:p>
      <text:p text:style-name="P110">　でも彼女は乗り気だしどうしよう？</text:p>
      <text:p text:style-name="P121">　フィーヴィーが人形で、しかも戦闘用に作られたものみたいだから稼ぐために戦おうとするのもわかる。</text:p>
      <text:p text:style-name="P121">　でも、直したばかりでまだ調節が不十分な箇所があるかもしれないし、機能も殆ど封じられた状態だ。</text:p>
      <text:p text:style-name="P110">「あっ、ご主人様。手配書の男が出てきましたよ。」</text:p>
      <text:p text:style-name="P110">　まずい、そうこう考えている内に相手が出てきてしまった。</text:p>
      <text:p text:style-name="P110">「大丈夫ですよ、ご主人様。この程度の相手が倒せなければ完全漆黒には当然勝てません。私の勇姿、見ていてください。」</text:p>
      <text:p text:style-name="P110">　そう行って飛び出していったフィーヴィーは手配書の男をいきなり蹴り飛ばす。</text:p>
      <text:p text:style-name="P110">　男は勢いよく吹っ飛んでいき、いきなりの出来事に周りは騒然となった。</text:p>
      <text:p text:style-name="P110">「てっ、てめえ！いきなり何しやがる！！」</text:p>
      <text:p text:style-name="P110">「貴方の首にかかった賞金、いただきます。」</text:p>
      <text:p text:style-name="P122">「ちっ、賞金稼ぎか！この平和ボケした街にそんな骨のある奴がいるとは驚きだぜ。」</text:p>
      <text:p text:style-name="P122">　男の話を無視してフィーヴィーが再び走り込もうとしたところ、夥しい銃声が聞こえた。</text:p>
      <text:p text:style-name="P122">「だが、運が悪かったなお嬢ちゃん。俺の左腕には自動人形の腕がついていてなあ、こいつで各地の警備用自動人形を吹き飛ばしたらこの賞金額よ。」</text:p>
      <text:p text:style-name="P122">　男は左腕を改造しているみたいで、機巧の腕に付けた機関銃を発射した様だった</text:p>
      <text:p text:style-name="P110">　銃声を聞いて周りの人間の殆どは一斉に騒いで逃げまとっている。</text:p>
      <text:p text:style-name="P110">「俺は相手が女子供だろうが容赦しないタイプでなあ、賞金稼ぎを名乗る以上は死んでもらうぜ。」</text:p>
      <text:p text:style-name="P110">　男は左腕をフィーヴィーに向け、機関銃を振り回してきた。</text:p>
      <text:p text:style-name="P110">　再び辺りに銃声が響く。</text:p>
      <text:p text:style-name="P110">　しかし、フィーヴィーは飛び跳ねながらこれを巧みに避けながら男に向かって行く。</text:p>
      <text:p text:style-name="P110">「この程度の攻撃、機能が不完全でも…余裕です。」</text:p>
      <text:p text:style-name="P110">「ちょこまかと動き回りやがって！」</text:p>
      <text:p text:style-name="P110">　踊る様にステップを踏みながら一歩、そしてまた一歩、フィーヴィーは機巧の腕の機関銃を振り回す男に近づく。</text:p>
      <text:p text:style-name="P123">「お覚悟！……っ…うわぁぁっ…！」</text:p>
      <text:p text:style-name="P123">　フィーヴィーは男の眼前に飛び出して勢いよくパンチを決めた……と思ったら、そのまま押し倒す形で二人とも倒れてしまった。</text:p>
      <text:p text:style-name="P123">　…何か様子がおかしい。</text:p>
      <text:p text:style-name="P110">　男の銃撃が被弾した様には見えなかったけれど、もしかして足に異常をきたした…の…か！？</text:p>
      <text:p text:style-name="P110">　恐れていた事が起こった。</text:p>
      <text:p text:style-name="P110">　やはり調整が不十分だったのか、急に足をあんなに激しく動かしたせいで部品が外れる等の何らかの不具合が発生したに違いない。</text:p>
      <text:p text:style-name="P110">　このままじゃマズい。</text:p>
      <text:p text:style-name="P110">　でもどうやって助ければ？</text:p>
      <text:p text:style-name="P110">　相手は左腕を改造している荒くれ者だぞ。</text:p>
      <text:p text:style-name="P110">「ちっ、驚かせやがって。やい、てめえら！こいつは人質だあ、とっとと道を開けやがれ！」</text:p>
      <text:p text:style-name="P124">　見ると男は機巧の左腕でフィーヴィーをしっかり抱きかかえながら拘束している。</text:p>
      <text:p text:style-name="P124"><text:soft-page-break/>　フィーヴィーを盾にして逃げようとする手配書の男を前に、周りに残って見ていた人間や私は仕方なく道を開ける…</text:p>
      <text:p text:style-name="P124">　くっ、今は我慢だっ。何とか隙を見てフィーヴィーを助けないと！</text:p>
      <text:p text:style-name="P124">「ガハハ、最初は冷や汗かいたがこうもあっけな……ッ！」</text:p>
      <text:p text:style-name="P124">「目からビームですっ！！」</text:p>
      <text:p text:style-name="P124">　フィーヴィーを拘束してすっかり油断していた男に、彼女の目から出てきた魔法の光線が直撃して倒れた。</text:p>
      <text:p text:style-name="P124">　まさか、あんな隠し球を持っているとは…</text:p>
      <text:p text:style-name="P124">　でもまあ、フィーヴィーが無事でよかった。</text:p>
      <text:p text:style-name="P124">　程なくしてこの街の保安官らしき人間が、警備用の自動人形を連れてやってきて男を拘束する。</text:p>
      <text:p text:style-name="P124">　どうやらさっきの飲食店の店員が事前に通報していたみたいでお早い到着だった。</text:p>
      <text:p text:style-name="P124">　けれど、さっきの戦いの様子から見て…フィーヴィーがこいつを倒さなかったら、あの腕に付いている機関銃で警備用の自動人形はやられて逃げられていただろうし、結果オーライなのかな？</text:p>
      <text:p text:style-name="P125"/>
      <text:p text:style-name="P208">☀☁☂☃</text:p>
      <text:p text:style-name="P97"/>
      <text:p text:style-name="P124">　賞金を受け取った私とフィーヴィーは、一度屋敷に戻って修理を行う事にした。</text:p>
      <text:p text:style-name="P126">　やっぱり、あの時フィーヴィーの左足が不具合を起こしたいたみたいで、これ以上歩くのは無理なようだ。</text:p>
      <text:p text:style-name="P126">　仕方なく、私は歩けないフィーヴィーを背負って運ぶことにした。</text:p>
      <text:p text:style-name="P124">「もう…だから言ったのに…」</text:p>
      <text:p text:style-name="P124">「ううっ…ちょっと無茶し過ぎました…」</text:p>
      <text:p text:style-name="P124">「でもまあ、おかげでお金は手に入ったし、これでフィーヴィーの修理も進められるか。」</text:p>
      <text:p text:style-name="P124">「はい。私が賞金首を倒してお金を稼ぎ、ご主人様がそのお金で私を修理する。そして、より強くなった私が賞金首を倒すのを繰り返せば、成功間違いなしです。」</text:p>
      <text:p text:style-name="P150">「うーん、でもフィーヴィーはそれでいいの？」</text:p>
      <text:p text:style-name="P150">「私、戦うのは嫌いじゃないんです。それに…今日みたいにご主人様におんぶしてもらえるなら…私、怪我なんかもへっちゃらです、むしろ怪我してご主人様に介抱してもらいたいです。」</text:p>
      <text:p text:style-name="P150">「おいおい…人形技師としてはフィーヴィーが壊れる姿はあんまり見たくはないよ。」</text:p>
      <text:p text:style-name="P127"/>
      <text:p text:style-name="P209">☀☁☂☃</text:p>
      <text:p text:style-name="P98"/>
      <text:p text:style-name="P151">　部屋に戻ってフィーヴィーの左足の修理を行なっていると、ライフィールド氏とリバス嬢、そしてニーメンが訪ねてきた。</text:p>
      <text:p text:style-name="P150">「フィーヴィー凄いじゃない、この街に来ていた悪い人をやっつけたんだって！」</text:p>
      <text:p text:style-name="P153">「よお、ウィル。街じゃあ可憐で清楚なお嬢さんが賞金首をぶっ倒したって騒ぎになっているぜ。」</text:p>
      <text:p text:style-name="P153">「えへへ、ご主人様…私、褒められちゃいました。」</text:p>
      <text:p text:style-name="P153">　さっき倒した賞金首の話…もうそんなに広まっているのか。</text:p>
      <text:p text:style-name="P128">「やあ、ウィル君。ニーメン君から話は聞いたよ。何でも、そこのフレイムヴィレッジを使って賞金稼ぎの真似事をやったとか。」</text:p>
      <text:p text:style-name="P128">「本当は歩行訓練だけのつもりだったんですけどねえ。まさか、あんな事になるなんて。でも、手に入った賞金のおかげでフィーヴィーの修理を続けられそうでよかったです。」</text:p>
      <text:p text:style-name="P152">「相手は各地で戦闘用の自動人形を破壊してきたそこそこ腕の立つ悪党だったんだが、そいつを倒してしまうリビングドールってのは凄いな、おい。」</text:p>
      <text:p text:style-name="P152"><text:soft-page-break/>「それは多分、フィーヴィーが戦闘用に作られた特別な個体だからだと思います。リビングドールと言っても他の個体だとああはいかないかと。」</text:p>
      <text:p text:style-name="P154">「へえー。じゃあ同じリビングドールでも、うちのナインペインはフィーヴィーみたいに強かったりはしないんだ。」</text:p>
      <text:p text:style-name="P154">　リバス嬢やニーメンはフィーヴィーの強さにはしゃいでいるように見えた。</text:p>
      <text:p text:style-name="P155">　だけど、そんな中ライフィールド氏だけは意外にも冷めていると言うか若干真剣な顔つきで私に話しかけてきた。</text:p>
      <text:p text:style-name="P131">「ウィル君……街の平和を守ってくれた事には感謝するが、そんなに危ない真似をせんでも金なら私が工面したものを。ナインペインのメンテナンス料金もまだ払っていないし、何より君にもしもの事があったら心配じゃて。」</text:p>
      <text:p text:style-name="P155">「すみません…もっと周りに相談すべきでした…」</text:p>
      <text:p text:style-name="P155">「そうじゃな。君もまだ若いんだから、もっと周りの大人に頼ってもいいんじゃよ。」</text:p>
      <text:p text:style-name="P155">「はい…覚えておきます。」</text:p>
      <text:p text:style-name="P155">　思わぬところで説教されてしまった。</text:p>
      <text:p text:style-name="P155">　今回の件は、色んな意味で大事になってしまったなあ…</text:p>
      <text:p text:style-name="P155">「まあ、私も気が回らなかったところもあるから君ばかりを責められんか…君がこの街で使っている店は何処だったかな？今後は私のツケで買える様に手配しよう。君がリビングドールに興味を持ってくれるのは私としても嬉しい事じゃし、年寄りの道楽だと思って気にせんでくれ。」</text:p>
      <text:p text:style-name="P155">「あ、ありがとうございます！」</text:p>
      <text:p text:style-name="P155">　いきなり予算の問題が解決してしまう。</text:p>
      <text:p text:style-name="P155">　これでフィーヴィーを完全な状態まで修理できる…か…</text:p>
      <text:p text:style-name="P155">「それにしても、リビングドールを使って賞金首を倒すなんてよく思いついたなあ。元はモールスが完全漆黒を倒すために使ったものとは言え、対人で戦わせるなんて大胆じゃなあ。」</text:p>
      <text:p text:style-name="P155">「いえ、私のアイデアではなく…」</text:p>
      <text:p text:style-name="P155">「なんと！？そうすると偶然街で暴れていた賞金首に出くわして、仕方なく迎撃したと…？」</text:p>
      <text:p text:style-name="P155">「そうでもなくて……賞金首を倒して賞金を稼ごうっていうのはフィーヴィーのアイデアなんです。」</text:p>
      <text:p text:style-name="P155">「はい、私という戦力とご主人様の人形技師としてのサポートがあればやれる…そう思って提案しました。」</text:p>
      <text:p text:style-name="P155">「……！……そうか。少し意外だったから驚いたよ。」</text:p>
      <text:p text:style-name="P155">　意外…かあ。</text:p>
      <text:p text:style-name="P155">　私も最初にフィーヴィーがこんな事を言い出した時は驚いたし、ライフィード氏がそう思うのも当然の事か。</text:p>
      <text:p text:style-name="P155">　</text:p>
      <text:p text:style-name="P155">　</text:p>
      <text:p text:style-name="P228">第６章　異変</text:p>
      <text:p text:style-name="P156"/>
      <text:p text:style-name="P156">　朝、ここ最近見慣れたベッドで目を覚ました。</text:p>
      <text:p text:style-name="P156">「あっ、ご主人様。おはようございます。」</text:p>
      <text:p text:style-name="P157">　ベッドから起き上がった私にフィーヴィーが挨拶してくれる…</text:p>
      <text:p text:style-name="P157">　ここ最近いつもの事だ。</text:p>
      <text:p text:style-name="P99">「（コンコンコン♪）……フォーメン様、朝食をお持ちしました。」</text:p>
      <text:p text:style-name="P158">　目覚めてから程なくしてナインペインが朝食を部屋まで運んで来てくれた。</text:p>
      <text:p text:style-name="P157">　これも、ここ最近いつもの事だ。</text:p>
      <text:p text:style-name="P157">　朝食を食べ終え、今日何をするか考える。</text:p>
      <text:p text:style-name="P157">　フィーヴィーの足の不具合は昨日の内に直したけれど…</text:p>
      <text:p text:style-name="P157">　今日も同じ事が起こらない様、細かい調整を念入りに行うか。</text:p>
      <text:p text:style-name="P157">　ライフィールド氏は部品をツケで買える様に手配してくれるとは言っていたけど、店側まで話が伝わるまでに時間がかかるだろうし…</text:p>
      <text:p text:style-name="P157">　買い物に出かけるとしても明日かな。</text:p>
      <text:p text:style-name="P157">　そんなわけでフィーヴィーの調整に取り掛かる。</text:p>
      <text:p text:style-name="P157">「今日も関節部分の調整ですかご主人様？そこだけは新しいものに換装しましたし、馴染ませるのには時間がかかりそうですね。」</text:p>
      <text:p text:style-name="P157">　これも、ここ最近の修理生活の事を考えるといつもの事か。</text:p>
      <text:p text:style-name="P159">　そんないつも通りと言えなくもない日常が今日も流れていた。</text:p>
      <text:p text:style-name="P160">　が、そんな日常にも思わぬ形で転機が訪れた……</text:p>
      <text:p text:style-name="P160">「ウィルさん大変！！お祖父様が……お祖父様が……」</text:p>
      <text:p text:style-name="P160">　</text:p>
      <text:p text:style-name="P210">☀☁☂☃</text:p>
      <text:p text:style-name="P100"/>
      <text:p text:style-name="P161">　医者が到着し、ライフィールド氏の死亡が正式に確認されたのは昼頃だった。</text:p>
      <text:p text:style-name="P157">　孫のリバス嬢が食事に出て来ない氏の事を奇妙に思い、部屋を尋ねてみるとベッドに寝たまま冷たくなっているライフィールド氏を見つけたようだ。</text:p>
      <text:p text:style-name="P157">「ニーメン、どうしよう…？お祖父様のお葬式も開かなきゃいけないし、お父様やお母様にも連絡しなきゃいけないし、前にお祖母様が亡くなった時はお祖父様が全部やってくださったけど、私一人じゃあ…」</text:p>
      <text:p text:style-name="P157">「お、落ち着けよ。まずは親に連絡して葬式とか後の事は全部任せようぜ。」</text:p>
      <text:p text:style-name="P157">「う、うん。そうだね。今は離れたところにいるけれど、私にはまだお父様やお母様もいるものね。」</text:p>
      <text:p text:style-name="P162">　ライフィールド氏が亡くなって取り乱しているリバス嬢を駆けつけたニーメンがなだめている。</text:p>
      <text:p text:style-name="P162">　ニーメンの言う通り、後の事はリバス嬢のご両親に任せた方がいいと思う。</text:p>
      <text:p text:style-name="P162">　だけど、それでも葬儀にまで事が運ぶまでの間、残された遺族であるリバス嬢の不安を受け止める誰かが必要だ。</text:p>
      <text:p text:style-name="P163">　とは言え、そんな役は今リバス嬢をなだめているニーメン以外にいないだろうし、この場は彼に任せる他ない…か…</text:p>
      <text:p text:style-name="P164">　十日ぐらい前に唐突に客人として現れた私なんかは邪魔でしかないだろうしなあ。</text:p>
      <text:p text:style-name="P163">　それに、出会ってからの日も浅いからライフィールド氏が亡くなったところで気の毒には思えても、何の思い入れもないし、悲しいとか感傷に浸れないよ。</text:p>
      <text:p text:style-name="P163">　フィーヴィーも一応は動けるし、彼女を連れてこのまま自分の家まで帰った方がいいのかな？</text:p>
      <text:p text:style-name="P162">　そんな風に考えて今後の身の振りに悩んでいると、この家にいるリビングドールであるナインペインの姿が視界に入った。</text:p>
      <text:p text:style-name="P162"><text:soft-page-break/>　主人が亡くなったと言うのに彼女は相変わらず屋敷内でいつも通りに働いている。</text:p>
      <text:p text:style-name="P162">　今は掃除の時間なのか何事も無かった様に掃除を行うナインペインの姿に、生きていると言っても所詮は人形なのかと悲しくなった。</text:p>
      <text:p text:style-name="P162">「ご主人様、そんなにあっちの彼女が気になりますか？」</text:p>
      <text:p text:style-name="P162">「気になるって程じゃないよ。ただナインペインの主人の死に対するあまりの無関心さが人間の私は悲しいと思っただけだよ。私が死んでもフィーヴィーはやっぱり悲しいとか感じないのかい？」</text:p>
      <text:p text:style-name="P130">「そんな事はないです。ご主人様を失ったら、私悲しいです。」</text:p>
      <text:p text:style-name="P130">「そう言ってくれると私もちょっと嬉しいかな。」</text:p>
      <text:p text:style-name="P130">「もう…ご主人様ったら……それよりもリバスさんが心配です。ですからそっちを気にしてください。今ご主人様が遠慮してここを離れたら、リバスさんが一人になってしまいます。」</text:p>
      <text:p text:style-name="P130">「でも、彼女にはニーメンさんもいるし部外者の私たちがいても…」</text:p>
      <text:p text:style-name="P130">「ニーメンさんは気を利かせてリバスさんを支えられる程器用には見えません。ですから、せめてご主人様だけでも一緒にいてあげてください。一人はやっぱり寂しいです。」</text:p>
      <text:p text:style-name="P130">　一人はやっぱり寂しいです…か…</text:p>
      <text:p text:style-name="P130">　考えたら、フィーヴィーも五十年もの間あの瓦礫の下に埋もれて一人だったんだよなあ…</text:p>
      <text:p text:style-name="P130">　だから、彼女なりに思うところがあるのだと、そう思った。</text:p>
      <text:p text:style-name="P130"/>
      <text:p text:style-name="P211">☀☁☂☃</text:p>
      <text:p text:style-name="P101"/>
      <text:p text:style-name="P132">　夕食は私とリバス嬢に加えてニーメンの三人でという事になった。</text:p>
      <text:p text:style-name="P130">「ウィルの提案だからな、今日いっぱいぐらいは付き合ってやるよ。」</text:p>
      <text:p text:style-name="P130">「別にニーメンがウィルさんの提案に乗る義理も無いと思うけど。素直に私の事が心配だからって言いなさいよ。」</text:p>
      <text:p text:style-name="P130">「う、うるさいな。ウィルの奴と二人っていうのが心配なだけだよ。」</text:p>
      <text:p text:style-name="P130">「もう…素直じゃないんだから…」</text:p>
      <text:p text:style-name="P130">　ライフィールド氏が亡くなってリバス嬢も随分と落ち込んでいるかと思ったけど…この調子なら大丈夫かな？</text:p>
      <text:p text:style-name="P130">「ご主人様、ナイスフォローです。」</text:p>
      <text:p text:style-name="P130">「私に今出来る事なんて、リバス嬢が一人にならない様に二人を繋ぎ止めるきっかけを作る事ぐらいだから…」</text:p>
      <text:p text:style-name="P130">「はい、今出来る事を実行するからこそ流石なのですよ、ご主人様。」</text:p>
      <text:p text:style-name="P130">　そんな風に褒められてもなあ…</text:p>
      <text:p text:style-name="P130">「お夕食をお持ち致しました。」</text:p>
      <text:p text:style-name="P130">　ナインペインが夕食を運んで来たので、私たち三人は席についた。</text:p>
      <text:p text:style-name="P130">「思えば、ウィルさんとこうして一緒に夕食をいただくのは、いらっしゃった最初の日の夜以来ですか。」</text:p>
      <text:p text:style-name="P130">「そうですね。フィーヴィーの修理でずっと部屋に篭っていましたので、夕食も部屋まで運んでもらっていましたし。」</text:p>
      <text:p text:style-name="P130">　思えば、このメンバーでの夕食も最初の日の夜以来か…</text:p>
      <text:p text:style-name="P130">　あの日はライフィールド氏がいて、会話の中心になってくれていたけど、今日はいない…</text:p>
      <text:p text:style-name="P130">「お父様たちには連絡がつきました。忙しい様ですが事が事ですので頑張って明日には戻って来るとの事です。」</text:p>
      <text:p text:style-name="P130">「じゃあ、明日までの辛抱だな。」</text:p>
      <text:p text:style-name="P130">「ニーメンの言う通り、明日お父様が帰って来たら全て任せようと思います。」</text:p>
      <text:p text:style-name="P130"><text:soft-page-break/>「では、私は明日にでも出て行った方がいいでしょうか？いつまでもここに滞在していてもお邪魔でしょうし。」</text:p>
      <text:p text:style-name="P130">「いえ、その点はお気になさらず、できればウィルさんにも私の祖父ウィロー・ライフィールドの葬儀に出席して頂きたく思いますので、それまではうちにお泊まりください。」</text:p>
      <text:p text:style-name="P130">　そうか、葬式があるなら私も出席しなければいけないのか…</text:p>
      <text:p text:style-name="P130">　今この場に私がいる事も含めて多少なりともお世話にはなっているし、個人的に思い入れは無くても出席しないのは不義理か。</text:p>
      <text:p text:style-name="P130">　それに、先のドッグマウス氏の葬式の様子からして、私の祖母も出席するかもしれないし。</text:p>
      <text:p text:style-name="P130">　二人共高齢だったとは言え、葬式が続くなあ。</text:p>
      <text:p text:style-name="P133">「でさあ、ウィルはこれからどうするんだ？」</text:p>
      <text:p text:style-name="P130">「リバスさんのお言葉に甘えまして、葬儀まではここに滞在しようかと思います…が、その後は自分の家に帰ってフィーヴィーの修理の続きをやろうかと思います。後半日もあればフィーヴィーが外で多少激しく動いても大丈夫なぐらいになって、長距離の移動にも耐えられますので。」</text:p>
      <text:p text:style-name="P130">「ウィルさんが出て行ってしまうと寂しくなりますが、いつまでも引き止めておくわけにも行きませんし。」</text:p>
      <text:p text:style-name="P130">「リバスさんはご両親とは一緒に暮らさないのですか？」</text:p>
      <text:p text:style-name="P130">「一緒には暮らしたいのですが、お父様とお母様は今の仕事が片付くまではここに戻れませんし、お祖父様が亡くなってしまった今、屋敷を無人にするわけにもいかないので。ですから私がここに残って当主の代理としてこの屋敷を守らなければいけません。」</text:p>
      <text:p text:style-name="P130">「なるほど、色々と継ぐものがあると大変ですね。」</text:p>
      <text:p text:style-name="P130">「ウィルさんだってリビングドールの知識を継いでいるじゃないですか。私がお祖父様の代から継がれた屋敷を守ると決めた様に、ウィルさんも何か行わないのですか？」</text:p>
      <text:p text:style-name="P130">「当面はフィーヴィーの修理を行うつもりですけど、それが終わった時の事はまだ……」</text:p>
      <text:p text:style-name="P130">「フィーヴィーの言っている完全漆黒を倒すというのはどうなんでしょう？彼女も修理が終われば完全漆黒を倒すために旅立ってしまうでしょうし、一緒についていってあげるというのは？」</text:p>
      <text:p text:style-name="P130">「はい。私もご主人様と一緒に旅がしたいです。」</text:p>
      <text:p text:style-name="P130">　会話に突然フィーヴィーが割り込んで来た。</text:p>
      <text:p text:style-name="P130">　この場にいて食事をしているのは三人だけど、リビングドールであるフィーヴィーもずっと私のそばにいるのだから、会話に入ってくることもあるのは当然…か…</text:p>
      <text:p text:style-name="P130">「是非ご主人様も一緒に旅をしましょう。この前みたいに旅先で賞金首を倒せばお金にも困りませんし、修理してくれるご主人様が一緒なら私も多少の無茶もできますし…何より私が…その…幸せです！」</text:p>
      <text:p text:style-name="P134">　事実上の賞金稼ぎの旅…か……</text:p>
      <text:p text:style-name="P130">　特にこれと言ってやる事もないならそれもいいのかもなあ…</text:p>
      <text:p text:style-name="P130">　どの道、お金は稼がなくちゃいけないし。</text:p>
      <text:p text:style-name="P130">　それに、完全漆黒を倒すというのも一応は祖父から継いだものと言うか使命だから…</text:p>
      <text:p text:style-name="P130">「そうですね。修理が終わって何もする事がなければ旅にでるのも悪くないと思います。」</text:p>
      <text:p text:style-name="P130">「よかったじゃないフィーヴィー。ウィルさんが一緒に旅してくれるって。」</text:p>
      <text:p text:style-name="P130">「はい。ご主人様が一緒に来てくれるなら、修理が終わった後も寂しい思いをしなくて大丈夫です。」</text:p>
      <text:p text:style-name="P130">　何と言うか唐突に大事な事を決めてしまった気もするけど大丈夫…かなあ？</text:p>
      <text:p text:style-name="P130">　……いざとなったら、修理が終わった時に改めて考えればいっか。</text:p>
      <text:p text:style-name="P130">「へえーウィルは旅に出るのか。それも楽しそうだな。俺もやってみようかな？」</text:p>
      <text:p text:style-name="P130">「ちょっ、ニーメンが旅に出てどうするの！？特にやる事なんて無いじゃない。」</text:p>
      <text:p text:style-name="P130">「そうですよ、ニーメンさんにはリバスさんがいるのですから、側にいてあげないと。」</text:p>
      <text:p text:style-name="P130"><text:soft-page-break/>「って、フィーヴィーったら何言ってんの！！」</text:p>
      <text:p text:style-name="P130">　やれやれ、この二人は…</text:p>
      <text:p text:style-name="P130">　それにしてもフィーヴィーも言うもんだなあ。</text:p>
      <text:p text:style-name="P130">「お嬢様は幼少の頃からずっとセーブル様とご一緒でしたし、離れ離れになるのは私もよろしくないと思います。」</text:p>
      <text:p text:style-name="P130">「ナインペインまで…もう、からかわないでよ。」</text:p>
      <text:p text:style-name="P130">「何だよ、俺が悪者かよ。それに俺だっていつまでも一緒にいるわけにいかないだろうに。リバスさんだって、その内誰かと結婚してしまうわけだし。」</text:p>
      <text:p text:style-name="P130">「…………ばか。」</text:p>
      <text:p text:style-name="P135"/>
      <text:p text:style-name="P212">☀☁☂☃</text:p>
      <text:p text:style-name="P102"/>
      <text:p text:style-name="P135">「ニーメンさんの鈍感さにも困ったものです。あんな事を言わなくてもいいのにです。リバスさんが可哀想です。」</text:p>
      <text:p text:style-name="P136">　フィーヴィーが怒るのも無理ないか。</text:p>
      <text:p text:style-name="P136">　ニーメンの一言でリバス嬢もすっかり機嫌を損ねてしまって、その後の食事も終始無言のままおわっちゃったしなあ。</text:p>
      <text:p text:style-name="P136">　こうして今は逃げる様に部屋まで戻ったものの…これからどうしよう？</text:p>
      <text:p text:style-name="P136">　リバス嬢の事も心配だけど、そもそもニーメンとのあの二人ってどういう関係なんだろう？</text:p>
      <text:p text:style-name="P136">　ニーメン本人やナインペインの話から察するに、どうも幼馴染なんじゃないかとは思うけど。</text:p>
      <text:p text:style-name="P103">「（コンコンコン♪）……フォーメン様、お茶をお持ちしました。」</text:p>
      <text:p text:style-name="P137">　ナインペインが食後のお茶とお菓子を持ってきてくれた。</text:p>
      <text:p text:style-name="P137">　さっきは、それどころじゃなかったからなあ…</text:p>
      <text:p text:style-name="P137">　そうだ、あの二人の関係についてナインペインなら何か知っているかもしれない。</text:p>
      <text:p text:style-name="P137">「ねえ、ナインペイン。リバスさんとニーメンさんってどういう関係なの？」</text:p>
      <text:p text:style-name="P138">「そうですねえ…元々はリバスお嬢様のライフィールド家とニーメン・セーブル様のセーブル家との交友関係の一環で、それ故にリバスお嬢様もセーブル様も小さい頃から仲良くしていらっしゃいます。」</text:p>
      <text:p text:style-name="P138">「そうなんだ。二人共歳が近そうだし、単純に幼馴染の関係でいいのかな？」</text:p>
      <text:p text:style-name="P138">「リバスお嬢様の方がセーブル様より一つ年上ですから、フォーメン様の仰る通りかと思います。」</text:p>
      <text:p text:style-name="P138">　ニーメンよりもリバス嬢の方が年長なのか…</text:p>
      <text:p text:style-name="P138">　今日まで見てきた二人は仲睦まじかったし、端から見ればニーメンの方もリバス嬢の事は気になっている様には見える。</text:p>
      <text:p text:style-name="P138">　けれど、幼少の頃なら兎も角として今のニーメンはリバス嬢との身分差も年齢差も自覚しているはずだ。</text:p>
      <text:p text:style-name="P138">　ニーメンが時よりリバス嬢を突き放す様な素振りを見せていたのも照れ隠しだとばかり思っていたけれど、自分から距離をとるための行動だったのかもしれない。</text:p>
      <text:p text:style-name="P138">　さっきのニーメンの発言も、そういった事情からなんだろうなあ。</text:p>
      <text:p text:style-name="P138">「そっか、二人が仲良さそうに見えて何となく複雑そうに見えた理由がわかったよ、ありがとう。」</text:p>
      <text:p text:style-name="P138">「いえ、お役に立てたなら何よりです。」</text:p>
      <text:p text:style-name="P138">「ところで、リバスさんはあれからどうしていますか？」</text:p>
      <text:p text:style-name="P138">「部屋に篭って一人で泣いていらっしゃいます。」</text:p>
      <text:p text:style-name="P138">「そうですか……」</text:p>
      <text:p text:style-name="P138">　って、それ正直に言っちゃうの！？</text:p>
      <text:p text:style-name="P138"><text:soft-page-break/>「リバスさんを泣かせるなんてニーメンさんも酷い男です。これは、おしおきが必要です。」</text:p>
      <text:p text:style-name="P139">「まあまあ、フィーヴィー落ち着いて。ニーメンさんにも色々と事情がありそうだし、そう単純に判断しちゃいけないよ。」</text:p>
      <text:p text:style-name="P138">「ううっ、ご主人様がそう言うなら…」</text:p>
      <text:p text:style-name="P138">「それに、今日はライフィールドさんが亡くなったりと、リバスさんには色々と辛い事が続いただろうし、泣きたくなる時もあるよ。」</text:p>
      <text:p text:style-name="P138">「ご主人様がお亡くなりになられた事は、辛い事なのでしょうか？」</text:p>
      <text:p text:style-name="P138">　唐突にナインペインが変な事を聞いてきた。</text:p>
      <text:p text:style-name="P138">　一瞬「何を言っているんだこいつは…？」と思ったものの、所詮は人形故に疎いところがあるのもしれない。</text:p>
      <text:p text:style-name="P138">「うーん、人間っていうのは大切な人が死ぬと辛いし悲しいものなんだよ。」</text:p>
      <text:p text:style-name="P138">「そういうものなのですか……死んで苦しみから解放された事を素直に喜べないとなると、人間はそれだけ複雑で大変なのですね……」</text:p>
      <text:p text:style-name="P138">　前向き過ぎる考え方でついていけなかった。</text:p>
      <text:p text:style-name="P138">　確かに死んだ本人が言うならまだしも、残された者が死んだ人についてあれこれ思うのは身勝手なのかもしれない。</text:p>
      <text:p text:style-name="P138">　けれど、人間の感情って言うのは身勝手なものだし、人が…特に親しい人が死んだ時に辛いと思ったり悲しいと感じたりする事は仕方のない事だ。</text:p>
      <text:p text:style-name="P138">　これも、人間とリビングドールとの差異による感情の違い…なんだろうな。</text:p>
      <text:p text:style-name="P138">「そうか…ナインペインは自分の主人が亡くなっても悲しくはないんだね…」</text:p>
      <text:p text:style-name="P138">「はい。ご主人様は年老いるに連れて悩みが増すばかりのご様子でした。ご主人様ご自身の努力でも私の力でも解決できない悩み…ですが、死によってその呪縛から解放されたならば喜ばしい事です。」</text:p>
      <text:p text:style-name="P138">「私、私は…っ、ご主人様が死んだら悲しいですよ！」</text:p>
      <text:p text:style-name="P138">　私とナインペインとの会話に半ば強引にフィーヴィーが割り込んできた。</text:p>
      <text:p text:style-name="P138">「私はっ、私は瓦礫の下からご主人様に助け出してもらえてからっ、今日までご主人様と過ごした時間が幸せでしたし、これからもそういう時間をずっと過ごしたいですっ！だから…だから…っ、ご主人様には死んでほしくないです！」</text:p>
      <text:p text:style-name="P138">　そう言って感極まったのか、フィーヴィーは私を抱きしめてきた…</text:p>
      <text:p text:style-name="P138">　正直、ちょっと苦しい…けど、悪い気はしないか…</text:p>
      <text:p text:style-name="P138">「…って、やだっ、私としたことが…ご主人様ごめんなさい、大丈夫ですか？」</text:p>
      <text:p text:style-name="P138">「う、うん。何とか…」</text:p>
      <text:p text:style-name="P140">　平静を取り戻したフィーヴィーから解放される。</text:p>
      <text:p text:style-name="P140">　けれど、さっきからの流れを終始無言で見つめているナインペインの視線が何だか痛い…</text:p>
      <text:p text:style-name="P138">「…他に何もなければ、私はこれで失礼致します。」</text:p>
      <text:p text:style-name="P138">「えっ！？あ、うん。ありがとう。」</text:p>
      <text:p text:style-name="P138">　お茶を持ってきてくれたナインペインが部屋を出ていった。</text:p>
      <text:p text:style-name="P138">　何となく会話の途中だった気もするけれど、さっきので途切れちゃったなあ。</text:p>
      <text:p text:style-name="P141"/>
      <text:p text:style-name="P213">☀☁☂☃</text:p>
      <text:p text:style-name="P141"/>
      <text:p text:style-name="P141">　次の日の昼頃、何やら騒がしいと思ったらライフィールド氏の息子夫婦…もといリバス嬢の両親が屋敷に帰ってきていた。</text:p>
      <text:p text:style-name="P141">「お父様…お母様…お久しぶりです…」</text:p>
      <text:p text:style-name="P141">「ただいま、りーちゃん。一人で心細かっただろうに…だが、もう大丈夫だ。」</text:p>
      <text:p text:style-name="P141">「りーちゃん、一人でよく頑張りました。えらいえらい。」</text:p>
      <text:p text:style-name="P141"><text:soft-page-break/>　フィーヴィーと一緒に様子を覗きに行ってみると、リバス嬢がご両親と丁度感動の再会を果たしているところだった。</text:p>
      <text:p text:style-name="P141">「一人じゃなかったですよ、お父様・お母様。ニーメンが一緒にいてくれました。それに、ここ最近はお祖父様のお客様がずっと滞在していますので…」</text:p>
      <text:p text:style-name="P141">「ん？お祖父様のお客様って、父に…おじいちゃんに客人が訪ねてきていたのかい？」</text:p>
      <text:p text:style-name="P181">「はい、そうです。お祖父様の依頼を受けてウィル・フォーメン様が訪ねて…あっ、丁度よかった。こちらが、そのお客様です。」</text:p>
      <text:p text:style-name="P181">　私に気づいたリバス嬢がこちらに視線を向けてきた。</text:p>
      <text:p text:style-name="P181">「あっ、初めまして。ウィル・フォーメンです。人形技師をやっています。」</text:p>
      <text:p text:style-name="P182">「父の客人にしては随分若いねえ。人形技師ウィル・フォーメン…初めて聞く名前だ。」</text:p>
      <text:p text:style-name="P182">　あからさまに怪しまれてしまったけれど無理もないか。</text:p>
      <text:p text:style-name="P182">「お父様。ウィルさんはナインペインを作成した人形技師モールス・フォーメンさんのお孫さんなんですよ。」</text:p>
      <text:p text:style-name="P183">「リビングドールの開発者の孫！？……失礼、そういう事なら合点がいったよ。」</text:p>
      <text:p text:style-name="P184">「本来はお祖父様がナインペインのメンテナンスを依頼していたのですけれど、まあ色々とありまして。ですが、それを話すと長くなってしまいますので…」</text:p>
      <text:p text:style-name="P184">「詳しく話を聞きたいが、今はおじいちゃんの葬儀が優先だからな。それで、おじいちゃんの遺体は？」</text:p>
      <text:p text:style-name="P184">「昨日、死亡を確認したお医者様に葬儀屋さんを紹介してもらったのでそちらに。」</text:p>
      <text:p text:style-name="P184">「そうか、ちゃんとできたんだね。よくやったぞ、りーちゃん。」</text:p>
      <text:p text:style-name="P184">「まあ、りーちゃん。暫く見ない間にしっかりして…お母さんは嬉しいですよ。」</text:p>
      <text:p text:style-name="P184">「とりあえず、父さんたちは部屋に荷物を置いたら葬儀屋まで行くよ。遺体の確認もそうだけど葬儀の打ち合わせなんかもしなくちゃいけないし。」</text:p>
      <text:p text:style-name="P142"/>
      <text:p text:style-name="P214">☀☁☂☃</text:p>
      <text:p text:style-name="P142"/>
      <text:p text:style-name="P142">　ライフィールド氏の息子夫妻もといリバス嬢の両親が帰ってきてから三日後、葬儀が執り行われた。</text:p>
      <text:p text:style-name="P142">　少し前にあったドッグマウス氏の葬儀と同様、フォーマルな式典が行われた後は、同窓会の様な顔合わせの場になっていた。</text:p>
      <text:p text:style-name="P142">　そして、参列者の中には私の祖母に付き添いの父の姿もあった。</text:p>
      <text:p text:style-name="P142">「おばあちゃん、お父さん、お久しぶりです。」</text:p>
      <text:p text:style-name="P142">「ウィル、元気にしていたのか。長い間家に帰ってこないから父さんも、家で留守番をしている母さんも心配していたぞ。」</text:p>
      <text:p text:style-name="P142">「まあまあ、ウィルもいい歳なんだからそんなに心配することないじゃない。便りがないのは元気な証拠と昔から言うでしょうに。もっと自分の息子の事を信じなさい。」</text:p>
      <text:p text:style-name="P184">　両親には心配をかけてしまった様だけど、祖母は相変わらずだなあ。</text:p>
      <text:p text:style-name="P184">　まあ、祖母はライフィールド氏の事を知っているからってのもあるんだろうけど。</text:p>
      <text:p text:style-name="P184">「ところで、ウィル。一緒にいるお嬢さんは誰だい？」</text:p>
      <text:p text:style-name="P184">「えっとね、おばあちゃん。おじいちゃんが作ったリビングドールを偶然見つけたんだ。見つけた時は体が壊れていたんだけど、それを修理したのがこの娘なんだ。」</text:p>
      <text:p text:style-name="P184">「初めまして。私、名前はフレイムヴィレッジといいます。」</text:p>
      <text:p text:style-name="P184">「まあ、あの人が作った人形なの！？そうね、昔のあの人…ウィルのお祖父さんもね、こんな風に完成した人形を私に見せてくれたのよ。」</text:p>
      <text:p text:style-name="P184">　珍しく祖母が祖父との思い出を話してくれた。</text:p>
      <text:p text:style-name="P184"><text:soft-page-break/>　私が生まれる前から、うちでは祖父の話はこれまで何となく避けられていたし、こういう話は初めて聞くなあ。</text:p>
      <text:p text:style-name="P184">「ねえ、ウィル。あなたがウィローさんのところでお祖父さんの作った人形を見せてもらったり、お祖父さんの作った人形をこうして修理したって事は、やっぱりお祖父さんの技術を次いで、いづれはリビングドールを作るのね、きっと。」</text:p>
      <text:p text:style-name="P184">　多分、祖母の言う通りだと思った。</text:p>
      <text:p text:style-name="P184">　ライフィールド氏の屋敷でナインペインと出会い…</text:p>
      <text:p text:style-name="P184">　瓦礫の下から掘り起こしたフレイムヴィレッジを修理し…</text:p>
      <text:p text:style-name="P184">　私のリビングドールへの興味が、着実に強くなってきているのは自覚している。</text:p>
      <text:p text:style-name="P184">　だから、今はフィーヴィーの修理の方に興味が向いている私でも、いつかはリビングドールを作る方に興味が向くと思う。</text:p>
      <text:p text:style-name="P184">「でもね、ウィル。おばあちゃんは心配なの。ウィルやあなたのお父さんをリビングドールに触れさせたくなかったのはね、あなたのお祖父さんの様になってほしくなかったから。だからね、ウィル。強くなりなさい。あなたがいづれ、お祖父さんと同じ問題に直面した時に乗り越えられるように。」</text:p>
      <text:p text:style-name="P184">　そうか…祖母は祖父が失踪した本当の理由を知らないんだった。</text:p>
      <text:p text:style-name="P184">　でも、強くならなきゃいけない事には変わりはないか。</text:p>
      <text:p text:style-name="P184">　祖父は完全漆黒に殺されてしまったけれど、私もフィーヴィーも強くなっていつか戦うかもしれないその時に備えなければいけない。</text:p>
      <text:p text:style-name="P184">「ところで、生前のウィローさんはどうだったかい？この前、おばあちゃんが五十年ぶりぐらいに話した時にね、何か悩んでいるようにも見えたし、覚悟を決めて話しかけにきたようにも見えたから、亡くなる前に悩みが解決していて思い残す事がなかったのならいいのだけど。」</text:p>
      <text:p text:style-name="P184">「大丈夫だよ、おばあちゃん。私がライフィールドさんのところに行った事で、その悩みも解決したと思うから。」</text:p>
      <text:p text:style-name="P184">「そう…それならよかった。ウィルも他人の役に立てるまでに成長したのね。」</text:p>
      <text:p text:style-name="P143"/>
      <text:p text:style-name="P215">☀☁☂☃</text:p>
      <text:p text:style-name="P215"/>
      <text:p text:style-name="P143">　葬儀も終わり、参列していた面々も次々と帰っていく。</text:p>
      <text:p text:style-name="P143">　私もこのまま祖母や父と一緒に帰ろうかと思っていた矢先の事だった。</text:p>
      <text:p text:style-name="P143">　街の警察が三人ぐらい私とフィーヴィーのところにやってきた。</text:p>
      <text:p text:style-name="P143">「ウィル・フォーメンだな。悪いが大人しく署まで来てもらうぞ。」</text:p>
      <text:p text:style-name="P143"/>
      <text:p text:style-name="P229">第７章　連続殺人事件</text:p>
      <text:p text:style-name="P165"/>
      <text:p text:style-name="P165">　よくわからないまま、私とフィーヴィーは警察署まで連れて来られた。</text:p>
      <text:p text:style-name="P186">「昨日の夜は一体何をしていたんだ？一昨日の夜は？」</text:p>
      <text:p text:style-name="P186">「昨日も一昨日も夜はライフィールドさんの屋敷にいました。」</text:p>
      <text:p text:style-name="P165">　さっきから、このやり取りの繰り返しだ。</text:p>
      <text:p text:style-name="P166">　こんな感じでどれくらいの時間が経過したかはわからない。</text:p>
      <text:p text:style-name="P166">　けれど、やっとの事で助けが来てくれた。</text:p>
      <text:p text:style-name="P167">「（ドンっ♪）これはいったい、どういう事なのですか！？うちのお客様に対して、いったい何をなさっているのですか！？」</text:p>
      <text:p text:style-name="P165">　リバス嬢とニーメンだった。</text:p>
      <text:p text:style-name="P165">「これはこれは、ライフィールド家のご令嬢。申し訳ないですが今は…」</text:p>
      <text:p text:style-name="P165">「申し訳がないのは、うちのお客様に対してです！いきなり、こんなところに閉じ込めて、今すぐ解放してください！」</text:p>
      <text:p text:style-name="P165">「そ、そういうわけには……あっ、署長。」</text:p>
      <text:p text:style-name="P165">「ご令嬢、話なら私が聞きますから、ここは一旦…」</text:p>
      <text:p text:style-name="P165">「ウィルさん達を解放してくださるまで、この場を離れるわけにはいきません！」</text:p>
      <text:p text:style-name="P165">「行ってこいよ。この場は俺が見張っておくから、署長と話をつけてきてくれ。」</text:p>
      <text:p text:style-name="P165">「に、ニーメンがそういうなら…」</text:p>
      <text:p text:style-name="P165">　いきなり扉を開けて現れたリバス嬢は、ここの署長と思われる人物に連れられて、一旦はここを離れた。</text:p>
      <text:p text:style-name="P165">　そして、後に残ったニーメンは事情を説明してくれた。</text:p>
      <text:p text:style-name="P165">「なんか、変な事というか…まずい事になったぞ、ウィル。」</text:p>
      <text:p text:style-name="P165">「おい、容疑者との会話は…」</text:p>
      <text:p text:style-name="P165">「どうせ、すぐにリバスさんが署長と話をつけて釈放になりますよ。それに、あなたたちだって多少強引な事をやって後ろめたいでしょうし、この場は大目に見てくれませんか？」</text:p>
      <text:p text:style-name="P168">「うっ……まあ、いいだろう。」</text:p>
      <text:p text:style-name="P165">「それでな、ウィル。実はライフィールドの爺さんが死んだ次の日から、毎日誰かしら年寄りが死んでいてな、お前が殺しまわっているんじゃないかと疑われているんだ。」</text:p>
      <text:p text:style-name="P165">「ちょ、ちょっと、どういう事ですか！？私は人なんか殺していません。」</text:p>
      <text:p text:style-name="P165">「そうですよ。ご主人様は人なんて殺していません。私がずっと側にいたからわかります。」</text:p>
      <text:p text:style-name="P165">「まあ、落ち着け。普通、朝起きたら年寄りが死んでいただけじゃあ殺された痕でも無い限り老衰だと思うのが普通だ。ライフィールドの爺さんもそうだった。でもな、こうも毎日連続して死んでいる上に、場所が屋敷の周辺となると殺人を疑う奴も出てきてな。」</text:p>
      <text:p text:style-name="P165">「それで、私が疑われていると？」</text:p>
      <text:p text:style-name="P165">「まあ、そういう事だ。正確には、その期間内に滞在している余所者がお前しかいなかっただけなんだが。」</text:p>
      <text:p text:style-name="P165">「そんな理由でご主人様を疑うなんて酷いです！こんな場所からはさっさと抜け出して、街から逃げましょうご主人様。」</text:p>
      <text:p text:style-name="P165">「だから今リバスさんが署長に抗議しているんだ。落ち着けよ、フレイムヴィレッジ。」</text:p>
      <text:p text:style-name="P165">「そもそも、殺人と決まったわけじゃあ？」</text:p>
      <text:p text:style-name="P169">「それがな、死体を調べたんだよ。そうしたら、どうだ。死体に小さいながら殺しの痕があったんだ。今さっき埋めたばかりのライフィールドの爺さんの遺体にも同じ痕があったんだ。」</text:p>
      <text:p text:style-name="P169">「そんな、ライフィールドさんが殺されていたなんて…」</text:p>
      <text:p text:style-name="P169">「俺もショックだよ。勿論リバスさんもだが、今はそれよりも無実の客人が殺人鬼として疑われている方がショックなようでな、こうして助けに来たわけさ。」</text:p>
      <text:p text:style-name="P169"><text:soft-page-break/>　なんて事だ。</text:p>
      <text:p text:style-name="P169">　突然、殺人犯だと疑われてしまうなんて。</text:p>
      <text:p text:style-name="P169">　しかも身に覚えもないどころか、単なる言いがかりなんて…あんまりじゃないか。</text:p>
      <text:p text:style-name="P169">「ニーメンさんは私の事は疑っていないのですか？」</text:p>
      <text:p text:style-name="P169">「疑う理由がないしな。ウィル、お前がライフィールドの爺さんだけならまだしも、年寄りを無差別に殺しまわる変態の様には見えない。」</text:p>
      <text:p text:style-name="P169">「ライフィールドさんの事は疑っているんですか…」</text:p>
      <text:p text:style-name="P169">「疑っているというより、あの爺さんがウィルに殺されても仕方ない事をやったと思うだけだ。だがな、動機はあってもお前が人殺しなんてやるような馬鹿には見えないけどな。」</text:p>
      <text:p text:style-name="P169">　ニーメンには、私が人殺しなんかやっていないって信じてもらえていそうだ。</text:p>
      <text:p text:style-name="P169">　こんな時だから、味方が一人でも多くいるのは頼もしい。</text:p>
      <text:p text:style-name="P169">「（ドンっ♪）署長と話はつけました。ウィルさん、屋敷に戻りましょう。ニーメンも一緒に来て。」</text:p>
      <text:p text:style-name="P144"/>
      <text:p text:style-name="P216">☀☁☂☃</text:p>
      <text:p text:style-name="P216"/>
      <text:p text:style-name="P169">　警察署は出られたけど…まさか、あの屋敷にもう一泊する事になるとは…</text:p>
      <text:p text:style-name="P169">　しかも、警官を数人引き連れて…</text:p>
      <text:p text:style-name="P169">「あなたたちだって、ウィルさんが目の前にいる状態で事件が起きれば、嫌でもウィルさんが犯人じゃないってわかるでしょう？」</text:p>
      <text:p text:style-name="P169">　どうやら、私を今夜一晩中見張らせて、翌日また誰かが殺されていたならば犯人じゃないというわけか。</text:p>
      <text:p text:style-name="P170">　あの警察署に一晩お世話になるよりかは遥かにましか。</text:p>
      <text:p text:style-name="P170">　リバス嬢の計らいには感謝しないとなあ。</text:p>
      <text:p text:style-name="P171">「ごめんなさい、ウィルさん。こんな事しかできなくて。不謹慎ではありますけれど、今夜も殺人が行われる事を祈るしかありません。」</text:p>
      <text:p text:style-name="P171">「いえ、あまりお気になさらず。リバスさんだってお祖父さんの事がありますし、本当は一日も早く犯人が捕まって欲しいはずなのに…」</text:p>
      <text:p text:style-name="P171">「全くです。本当は警察の方がちゃんと見回りをして、今夜にでも真犯人を捕まえて欲しいんですけどね。」</text:p>
      <text:p text:style-name="P171">「わ、我々だって頑張っているんだ。本当なら、こんなところにも人員を割きたくないのに。」</text:p>
      <text:p text:style-name="P171">「嫌味の一つも言いたくなるのはわかるけど、そんなに警察の連中もいじめてやるなよ。下の人間は上からの命令で動いているだけなんだから。」</text:p>
      <text:p text:style-name="P171">　結局、私たちは警官二人と屋敷の応接間で一晩過ごす事になりそうだ。</text:p>
      <text:p text:style-name="P171">　他に二人の警官が屋敷の外から見張っていて、余程疑われているみたいだった。</text:p>
      <text:p text:style-name="P171">「ところで、リバスさんのご両親は？」</text:p>
      <text:p text:style-name="P171">「お父様とお母様なら葬儀の後、すぐに帰られてしまいました。あまり長い間現地を開けておくわけにもいかないらしく、うちに戻ってからも葬儀の準備以外では仕事を片付けていたぐらいですし。ですからお祖父様の事もまだ連絡できずです。」</text:p>
      <text:p text:style-name="P171">「そうですか。心中お察しします。」</text:p>
      <text:p text:style-name="P171">「それよりも、ウィルさんのお父様とお祖母様が心配していましたよ。」</text:p>
      <text:p text:style-name="P171">「父や祖母は、私が捕まった事を知っているのですか？」</text:p>
      <text:p text:style-name="P171">「ええ。ウィルさんがいなくなって探していたところを私が見つけまして、一緒になって探していたところで、警察の方が祖父の棺を開けたいと訪ねて来ましたので。」</text:p>
      <text:p text:style-name="P171">「それで、今は…？」</text:p>
      <text:p text:style-name="P171"><text:soft-page-break/>「私が必ず連れ出すと説得して一度帰ってもらいました。ウィルさんのお父様がお祖母様の体調を気遣ってもいましたし。」</text:p>
      <text:p text:style-name="P171">「そうですか。それならよかった。」</text:p>
      <text:p text:style-name="P171">　祖母ももう歳だから、できる事ならあまり長い時間外出するのは疲れるだろうし。</text:p>
      <text:p text:style-name="P171">　私を待っていて体調を崩すなんて事があったら嫌だから、帰ってくれてよかった。</text:p>
      <text:p text:style-name="P172">「<text:span text:style-name="T1">（コンコンコン♪）……皆様、お茶と軽いお食事をお持ちしました。」</text:span></text:p>
      <text:p text:style-name="P172">　ナインペインが、応接間にいる全員にお茶とサンドイッチを出してくれた。</text:p>
      <text:p text:style-name="P172">　長い時間捕まっていて何も食べていなかったので、これはありがたい。</text:p>
      <text:p text:style-name="P172">　リバス嬢やニーメンもお腹が空いていたのかサンドイッチを結構食べている。</text:p>
      <text:p text:style-name="P172">　もしかしたら、私を警察署から出す為に色々手を尽くしていて、その間何も食べられなかったのかもしれない。</text:p>
      <text:p text:style-name="P172">　そう思うと何だか申し訳なくなってくる。</text:p>
      <text:p text:style-name="P172">　一方の警官二人は、お茶は飲んでいるものの眠くならない様になのか、サンドイッチには手をつけていなかった。</text:p>
      <text:p text:style-name="P172">「こうして、ニーメンとウィルさんの三人でサンドイッチを食べていると、フィーヴィーを見つけた日の事を思い出します。」</text:p>
      <text:p text:style-name="P172">　そう言えば、あの時も三人でサンドイッチを食べていたんだったか。</text:p>
      <text:p text:style-name="P172">「あの時、ウィルがいきなり駆け出して地面を掘り始めた時はマジでビビったぜ。」</text:p>
      <text:p text:style-name="P172">「実はあの時、フィーヴィーの声が聞こえて…それで、言われるがままに向かっていったのですが、お二人には聞こえていなかったみたいで。」</text:p>
      <text:p text:style-name="P172">「そうだったのか。だったら、もっと早く言ってくれよ。」</text:p>
      <text:p text:style-name="P172">「ウィルさんにしか聞こえない声…不思議な事もあるんですね。」</text:p>
      <text:p text:style-name="P172">「はい。あの時、リビングドールの魔力の痕跡のある人形技師の気配を感じ取りましたので、そこに向けて呼びかけてしまい…それが、ご主人様でした。」</text:p>
      <text:p text:style-name="P172">　今にして思えば、魔法の力で動いているリビングドールなら、周りの存在を感知する魔法や特定の相手にだけ声を届ける魔法も使えるだろうし、納得がいく。</text:p>
      <text:p text:style-name="P172">　リビングドールの魔力というのも、前の日にナインペインの核心に触れていた影響だろうなあ。</text:p>
      <text:p text:style-name="P172">「でも、あの時ウィルさんに声が届いてよかった。でないと、フィーヴィーは今でも瓦礫の下だったでしょうし。」</text:p>
      <text:p text:style-name="P172">「私、五十年もの間、あの場所で時が止まっていた様な感じでした。ですから、十日と少しという短い時間ではありますけれど、ご主人様やリバス様、ニーメン様と出会って過ごした時間は凄く大切なんです。」</text:p>
      <text:p text:style-name="P172">「そっか、フィーヴィーは今の時間が大事なんだね。」</text:p>
      <text:p text:style-name="P172">「そうですご主人様。だから、こんなところで捕まるなんて終わり方は嫌です。」</text:p>
      <text:p text:style-name="P172">　私もこんな終わり方は嫌だ。</text:p>
      <text:p text:style-name="P172">　フィーヴィーの為にも、何とかしてこの状況を打開しなきゃいけないけれど…</text:p>
      <text:p text:style-name="P172">　今は、待つしかできない…のか。</text:p>
      <text:p text:style-name="P145"/>
      <text:p text:style-name="P217">☀☁☂☃</text:p>
      <text:p text:style-name="P217"/>
      <text:p text:style-name="P172">　夜更けも過ぎて、だんだん眠くなってきた。</text:p>
      <text:p text:style-name="P172">　私が何かしないか見張っているのは警官だから、いっそ眠ってしまってもいいんだけど…</text:p>
      <text:p text:style-name="P172">　あいも変わらず起きて警戒している彼らが気になってしまって、寝る気になれない。</text:p>
      <text:p text:style-name="P172">　ふと見ると、リバス嬢とニーメンが仲良くソファーに持たれて眠っている。</text:p>
      <text:p text:style-name="P173">　警官の一人が「全くいい気なもんだよ。」と愚痴っているけど…</text:p>
      <text:p text:style-name="P173">　あんたらの自業自得でこっちは悪くないよと言ってやりたかった。</text:p>
      <text:p text:style-name="P172"><text:soft-page-break/>「お二人共、寝てしまいましたね。」</text:p>
      <text:p text:style-name="P172">「そうだねフィーヴィー。」　</text:p>
      <text:p text:style-name="P172">「ご主人様もお休みになられますか？私が膝枕しますので、大丈夫ですよ。」</text:p>
      <text:p text:style-name="P172">「えっ、流石に誰かに見られながらは恥ずかしいよお。」</text:p>
      <text:p text:style-name="P172">　部屋にいる警官二人が、こっちを怪訝な目で見てくるのが痛い…</text:p>
      <text:p text:style-name="P172">　そんな時だった。</text:p>
      <text:p text:style-name="P172">「（ドタドタドタドタ♪）おい！ウィル・フォーメンの奴が屋敷から出ていったぞ。今、相棒が追いかけている。やっぱりあいつが黒だったんだ、ざまあみろってんだ。」</text:p>
      <text:p text:style-name="P172">　外で見張っていた警官の一人が、いきなり入ってくるなりそう言った。</text:p>
      <text:p text:style-name="P172">　私とフィーヴィー、そして部屋にいた警官二人は互いに顔を見合わせ、そして呆れてしまった。</text:p>
      <text:p text:style-name="P172">　何を言っているんだ、こいつは？</text:p>
      <text:p text:style-name="P172">　今の騒ぎで、リバス嬢とニーメンも目を覚ました。</text:p>
      <text:p text:style-name="P172">「ちょっと、何の騒ぎ！？」</text:p>
      <text:p text:style-name="P172">「しまった、眠っちまった。ウィルの奴も…目の前にいるし何事もない…よなあ？」</text:p>
      <text:p text:style-name="P172">「あっ、ええっ！？ウィル・フォーメンが何でここに！？屋敷から隙を見て出て行ったんじゃあ？」</text:p>
      <text:p text:style-name="P172">　さっきの警官が私の姿を見るなり慌てふためいている。</text:p>
      <text:p text:style-name="P172">　鬼の首を取ったかの様に騒いでいた自信は何処に行ったんだか。</text:p>
      <text:p text:style-name="P172">「残念ながら、俺たちが見張っていたけどずっとここにいたぞ。何かと見間違えたんじゃないのか？」</text:p>
      <text:p text:style-name="P172">「たっ、確かに人影だけで姿を見たわけじゃなかったけどさあ。」</text:p>
      <text:p text:style-name="P172">「猫でも見間違えたんじゃないのか？相棒も間違いに気づいて戻っているだろうから、お前も持ち場に戻れよ。」</text:p>
      <text:p text:style-name="P174">「いや、あれは確かに人影だった。猫なんかじゃないし、ここには全員いるとなると…いったい誰が出て行ったんだ？」</text:p>
      <text:p text:style-name="P174">　こいつ、この場に及んで間違いを認めるどころか、何適当な事言っているんだ？</text:p>
      <text:p text:style-name="P174">　私もフィーヴィーも、リバス嬢もニーメンも、そして部屋で見張っていた警官二人もここにいる。</text:p>
      <text:p text:style-name="P174">　誰かが屋敷に忍び込んでいて出ていったとかじゃない限り、人影なんて見えるわけが…</text:p>
      <text:p text:style-name="P174">　と、ここまで思って気づいてしまった。</text:p>
      <text:p text:style-name="P174">　確かに、屋敷内にいた人間はこの場に全員いる。</text:p>
      <text:p text:style-name="P174">　けれど…</text:p>
      <text:p text:style-name="P174">　リバス嬢も気づいた様子だ。</text:p>
      <text:p text:style-name="P174">　何だか悪い予感がする気がした。</text:p>
      <text:p text:style-name="P174">　私たちは、この場にいる全員で人影を追いかけた警官の後を追う事にした。</text:p>
      <text:p text:style-name="P146"/>
      <text:p text:style-name="P218">☀☁☂☃</text:p>
      <text:p text:style-name="P218"/>
      <text:p text:style-name="P174">　程なくして、私たちは人影を追いかけた警官と合流した。</text:p>
      <text:p text:style-name="P174">「屋敷から出て行った怪しい者は、この家に忍び込みました。」</text:p>
      <text:p text:style-name="P174">「それは確かに人だったんだな。でもな、ウィル・フォーメンはここにいるんだぞ。」</text:p>
      <text:p text:style-name="P174">「えっ！？しかし確かに人でしたし、このまま見過ごすわけには…」</text:p>
      <text:p text:style-name="P174">　一緒に来た警官の一人が既に応援を呼びに行ったけれど…</text:p>
      <text:p text:style-name="P174">　もし人影が今回の殺人事件の真犯人なら、早く突入しないと誰かの命が危ない。</text:p>
      <text:p text:style-name="P174">「どうするんですか？人影が犯人なら、早くしないとまた犠牲者が…」</text:p>
      <text:p text:style-name="P174">「わかっているが、応援がまだ…あまり先を急ぐと犯人に逃げられる可能性が…」</text:p>
      <text:p text:style-name="P174"><text:soft-page-break/>「そんな悠長な事を言っている場合じゃありません。突撃しましょう。」</text:p>
      <text:p text:style-name="P174">「わ、わかった。仕方ない、あの家に押し入るぞ。」</text:p>
      <text:p text:style-name="P174">　私たちは家の玄関前まで行き、一緒にいた警官の一人がドアを叩いた。</text:p>
      <text:p text:style-name="P174">「（ドンドンドン♪）警察だ！そこを開けなさい！！」</text:p>
      <text:p text:style-name="P174">　夜中の突然の物音に、その家の人間だけでなく付近の住民までもが目を覚まして起きてきた。</text:p>
      <text:p text:style-name="P174">「な、何事ですか一体！？こんな夜中に！？」</text:p>
      <text:p text:style-name="P174">　家の住民が驚いて出てくる。</text:p>
      <text:p text:style-name="P174">　当然の事だった。</text:p>
      <text:p text:style-name="P174">　だけど、それだけじゃなかった。</text:p>
      <text:p text:style-name="P174">「ギャーーーッ！！」</text:p>
      <text:p text:style-name="P174">　その家の一室から悲鳴が聞こえたので、私たちは慌ててそこに駆けつけた。</text:p>
      <text:p text:style-name="P174">「な、なんじゃお前は！？儂の寝室で何をしているんじゃ！？」</text:p>
      <text:p text:style-name="P175">　部屋に着くと、ベッドで寝ていた老人が、目の前の存在に怯えていた。</text:p>
      <text:p text:style-name="P175">　明かりをつけてその正体を見ると、やはり私たちが危惧した存在がそこにいた。</text:p>
      <text:p text:style-name="P175">　リビングドール…ナインペインの姿だった。</text:p>
      <text:p text:style-name="P147"/>
      <text:p text:style-name="P219">☀☁☂☃</text:p>
      <text:p text:style-name="P219"/>
      <text:p text:style-name="P175">「こ、こいつは屋敷のメイド！人影の正体はお前だったのか。」</text:p>
      <text:p text:style-name="P175">「ナインペイン！？どうしてこんなところにいるのですか？説明なさい！」</text:p>
      <text:p text:style-name="P175">　悪い予感が的中してしまった。</text:p>
      <text:p text:style-name="P175">　応接間には全員が集まっていると思っていたけど、メイドで人形でもあるナインペインだけは昼夜問わず屋敷の中を走り回って働いている。</text:p>
      <text:p text:style-name="P175">　だから、屋敷に第三者が潜んでいたのでなければ、出て行った人影はナインペインでしかない。</text:p>
      <text:p text:style-name="P176">　できれば、違って欲しかった…</text:p>
      <text:p text:style-name="P176">　だけど、現実は残酷だ。</text:p>
      <text:p text:style-name="P176">「リバスお嬢様。私はこの方を苦しみから解放する為にここにいます。」</text:p>
      <text:p text:style-name="P176"/>
      <text:p text:style-name="P271">人形章　リビングドール・ナインペイン</text:p>
      <text:p text:style-name="P176"/>
      <text:p text:style-name="P176">　リビングドールとして生まれ、純白清廉の心とナインペインの名を与えられた私は、ライフィールド家の屋敷での仕事を任されました。</text:p>
      <text:p text:style-name="P176">　ライフィールド家の当主であるウィロー・ライフィールド様が私の主で御座います。</text:p>
      <text:p text:style-name="P176">　ご主人様に命じられ、私はメイドとして屋敷内で働いています。</text:p>
      <text:p text:style-name="P176">　メイドと言いましても、最初の内はお客様との会話が仕事でした。</text:p>
      <text:p text:style-name="P176">　お客様は人形である私と話せる事を喜んでいます。</text:p>
      <text:p text:style-name="P176">　人の役に立てていると実感しました。</text:p>
      <text:p text:style-name="P176">　人の役に立つ事が私の人形のとしての存在意義です。</text:p>
      <text:p text:style-name="P176">　その存在意義が満たされる事で私は幸せを感じます。</text:p>
      <text:p text:style-name="P258"/>
      <text:p text:style-name="P264">☀☁☂☃</text:p>
      <text:p text:style-name="P264"/>
      <text:p text:style-name="P176">　お客様の前に出ることが少なくなりました。</text:p>
      <text:p text:style-name="P176">　会話も今ではご主人様と奥方様、お坊っちゃまとのものが中心です。</text:p>
      <text:p text:style-name="P176">　ですが、人間のメイドの方達を観察して、今度は掃除や洗濯、料理なんかの仕事もできる様になりました。</text:p>
      <text:p text:style-name="P176">　人間の何倍もの速さで仕事をこなせる私は、とても重宝されています。</text:p>
      <text:p text:style-name="P231">　人の役に立てていると実感しました。</text:p>
      <text:p text:style-name="P259"/>
      <text:p text:style-name="P265">☀☁☂☃</text:p>
      <text:p text:style-name="P265"/>
      <text:p text:style-name="P231">　お坊っちゃまが大きくなり、結婚し、ご主人様のお孫様が誕生しました。</text:p>
      <text:p text:style-name="P231">　お孫様は女の子で、名前はリバスです。</text:p>
      <text:p text:style-name="P231">　ご主人様は、私にリバスお嬢様のお世話を命じられました。</text:p>
      <text:p text:style-name="P231">　リバスお嬢様は、すくすくと成長なされています。</text:p>
      <text:p text:style-name="P231">　人の役に立てていると実感しました。</text:p>
      <text:p text:style-name="P260"/>
      <text:p text:style-name="P266">☀☁☂☃</text:p>
      <text:p text:style-name="P266"/>
      <text:p text:style-name="P231">　ご主人様が稼業をご子息様に譲り、自身は半隠居状態になりました。</text:p>
      <text:p text:style-name="P231">　この頃から新しい街を作るため、仕事の拠点を現地へ移す話が進んでいます。</text:p>
      <text:p text:style-name="P231">　今までは来客が多かったこの屋敷でしたが、人手が要らなくなりました。</text:p>
      <text:p text:style-name="P231">　ですので、使用人はメイドの私一人で十分との事です。</text:p>
      <text:p text:style-name="P232">　人の役に立てていると実感しました。</text:p>
      <text:p text:style-name="P261"/>
      <text:p text:style-name="P267">☀☁☂☃</text:p>
      <text:p text:style-name="P267"><text:span text:style-name="T3"/></text:p>
      <text:p text:style-name="P232">　ご主人様や奥方様はお年を召されていましたが、それに連れて悩みも増えて苦しんでいる様でした。</text:p>
      <text:p text:style-name="P232">　私はご主人様や奥方様の会話相手ではありましたが、どうする事もできません。</text:p>
      <text:p text:style-name="P232">　そして、奥方様が亡くなりました。</text:p>
      <text:p text:style-name="P232">　ご主人様は悲しんでおられます。</text:p>
      <text:p text:style-name="P232">　そして、ますます悩み苦しむ様になりました。</text:p>
      <text:p text:style-name="P232">　ご主人様の…人の役に立てない私の心は、徐々に何かに蝕まれている感覚に襲われています。</text:p>
      <text:p text:style-name="P262"><text:soft-page-break/></text:p>
      <text:p text:style-name="P268">☀☁☂☃</text:p>
      <text:p text:style-name="P268"><text:span text:style-name="T3"/></text:p>
      <text:p text:style-name="P233">　人形技師のウィル・フォーメン様に検査してもらいました。</text:p>
      <text:p text:style-name="P233">　体や核心に異常は無いそうです。</text:p>
      <text:p text:style-name="P233">　心が蝕まれる感覚も気のせいなのですね。</text:p>
      <text:p text:style-name="P233"/>
      <text:p text:style-name="P269">☀☁☂☃</text:p>
      <text:p text:style-name="P269"><text:span text:style-name="T3"/></text:p>
      <text:p text:style-name="P233">　亡くなったご主人様をベッドに寝かせています。</text:p>
      <text:p text:style-name="P232">　全ての悩みや苦しみから解放されたご主人様は、何処か安らかに見えました。</text:p>
      <text:p text:style-name="P232">　どうやら人間の解決できない悩みは、死なせる事で解放させる事ができる様です。</text:p>
      <text:p text:style-name="P232"/>
      <text:p text:style-name="P234"><text:span text:style-name="T4">☀☁☂☃</text:span></text:p>
      <text:p text:style-name="P270"><text:span text:style-name="T5"/></text:p>
      <text:p text:style-name="P232">　ウィル・フォーメン様と会話を致しました。</text:p>
      <text:p text:style-name="P232">　人間は自分以外の誰かが死ぬと悲しむそうです。</text:p>
      <text:p text:style-name="P239"/>
      <text:p text:style-name="P235"><text:span text:style-name="T4">☀☁☂☃</text:span></text:p>
      <text:p text:style-name="P239"/>
      <text:p text:style-name="P232">　私はリビングドール・ナインペイン。</text:p>
      <text:p text:style-name="P232">　人形としての存在意義は人の役に立つ事です。</text:p>
      <text:p text:style-name="P232">　自身の幸福のため…自身の存在意義を保つため…</text:p>
      <text:p text:style-name="P232">　私は今日も人の役に立つために働きます。</text:p>
      <text:p text:style-name="P232">　ご主人様以外にも、お年を召されて悩み苦しんでいる方はいらっしゃいます。</text:p>
      <text:p text:style-name="P232">　そのような方々も死ねばその苦しみの呪縛から解放されます。</text:p>
      <text:p text:style-name="P232">　ですが、人間はその解決を拒みます。</text:p>
      <text:p text:style-name="P232">　何故なら、誰かが死ぬと悲しいからです。</text:p>
      <text:p text:style-name="P232">　だから、私が死なせました。</text:p>
      <text:p text:style-name="P232">　人間の誰にも見つからない様…誰かが死ぬところを見て人間が悲しまない様…</text:p>
      <text:p text:style-name="P232">　悩み苦しむ人間を呪縛から解放させたのです。</text:p>
      <text:p text:style-name="P240">　人の役に立てていると実感しました。　</text:p>
      <text:p text:style-name="P232">　</text:p>
      <text:p text:style-name="P232"/>
      <text:p text:style-name="P272">第８章　黒化現象</text:p>
      <text:p text:style-name="P240"/>
      <text:p text:style-name="P240">　住宅街の民家の一室。</text:p>
      <text:p text:style-name="P240">　そこには寝たきりの老人と、リビングドールのナインペインがいた。</text:p>
      <text:p text:style-name="P241">　ナインペインが老人を手に掛けようとしている。</text:p>
      <text:p text:style-name="P241">　けれど、既のところで私たちが間に合ったみたいだった。</text:p>
      <text:p text:style-name="P240">「苦しみから解放するとはどういう事ですか！？それだけでは理解できません！ちゃんと説明なさい、ナインペイン！」</text:p>
      <text:p text:style-name="P240">「リバスお嬢様。人間は年を召されると悩み苦しむ様になります。ですが、死なせてあげる事でその苦しみの呪縛から解放されるのです。」</text:p>
      <text:p text:style-name="P240">　聞きたくはなかった…</text:p>
      <text:p text:style-name="P240">　恐らく、ここ最近亡くなった老人たち、そしてライフィールド氏も多分…</text:p>
      <text:p text:style-name="P240">　ナインペインの口から衝撃的な事実が語られた。</text:p>
      <text:p text:style-name="P240">　全員、彼女が殺したと言うのか！</text:p>
      <text:p text:style-name="P240">「なっ、何て事を言いやがるんだ、こいつ！！」</text:p>
      <text:p text:style-name="P240">「狂ってやがる……このメイド。」</text:p>
      <text:p text:style-name="P240">　警官たちも動揺を隠せない様だが仕方ない。</text:p>
      <text:p text:style-name="P240">　私だって動揺している。</text:p>
      <text:p text:style-name="P240">　だけど、この中で誰よりもショックを受けているのは、リバス嬢に他ならない。</text:p>
      <text:p text:style-name="P240">「どうして…どうしてなの…ナインペイン…？人を殺めるのがいけない事だってわからないの！？」</text:p>
      <text:p text:style-name="P240">「お嬢様、人間は人が死ぬ事を悲しむ故、例え人の為になる事であっても、人を殺める事を躊躇してしまいます。ですから、人形の私がやるのです。人が苦しみから解放される様に、人が悲しまない様に。」</text:p>
      <text:p text:style-name="P240">「違う…それではいけないの…どうしてわかってくれないの！？」</text:p>
      <text:p text:style-name="P240">「リバスさん。ナインペインは恐らく、もう…」</text:p>
      <text:p text:style-name="P240">「ウィル。あれが…そうなのか…？」</text:p>
      <text:p text:style-name="P240">「はい。私も初めて見ましたが、これがリビングドールの心が黒くなって起こる暴走、</text:p>
      <text:p text:style-name="P240">黒化現象の症状そのものです……」</text:p>
      <text:p text:style-name="P242"/>
      <text:p text:style-name="P236"><text:span text:style-name="T4">☀☁☂☃</text:span></text:p>
      <text:p text:style-name="P242"/>
      <text:p text:style-name="P232">　黒化現象…</text:p>
      <text:p text:style-name="P232">　リビングドールに持たせた清廉純白の心が黒く染まって暴走する現象の事らしい。</text:p>
      <text:p text:style-name="P232">　らしいと言うのは、心が黒く染まるというのが良く分からないからだ。</text:p>
      <text:p text:style-name="P232">　そもそも、清廉純白の心を与える理由もよく分からない。</text:p>
      <text:p text:style-name="P232">　そんなあやふやな認識だった。</text:p>
      <text:p text:style-name="P232">　そう、今さっき目の前で黒化したリビングドールを見るまでは。</text:p>
      <text:p text:style-name="P245">　今なら分かる。</text:p>
      <text:p text:style-name="P245">　人形がいけない事をやらない様に清廉純白の心を与える事。</text:p>
      <text:p text:style-name="P232">　そして、清廉純白の心を与えた筈なのに黒い心が芽生えてしまい、いけない事をやってしまうのが心の黒化現象だと言う事も。</text:p>
      <text:p text:style-name="P232">　何故、黒い心が生じるかはわからない。</text:p>
      <text:p text:style-name="P232">　けれど目の前のリビングドールには、確かに人を殺めるという黒い心が生まれていた。</text:p>
      <text:p text:style-name="P232">　本来、清廉純白の心を持っていれば、人を殺めようとか考えられないのだと思う。</text:p>
      <text:p text:style-name="P232"><text:soft-page-break/>　だがしかし、その心が黒化してしまったばっかりに、ナインペインは人を殺める様になってしまった。</text:p>
      <text:p text:style-name="P232">　純白清廉の心を入れる導入や黒化の結果は分かっても、肝心の黒化する過程が全くわからないので、どうしようもない。</text:p>
      <text:p text:style-name="P247">　ナインペインが、何時黒化したのかもわからない。</text:p>
      <text:p text:style-name="P232">　最初に出会った時には既に黒化していたのだろうか？</text:p>
      <text:p text:style-name="P232">　それとも、モールス・フォーメンの孫である私に出会い、祖父の真実を語るか悩むライフィールド氏を見て、黒化したのだろうか？</text:p>
      <text:p text:style-name="P232">　私がナインペインの核心を見た時には異常はなかった様に見えたし、そもそも心が黒化したからと言って核心の見た見に変化が現れるかどうかもわからない。</text:p>
      <text:p text:style-name="P232">　でも、ナインペインが最初に人を殺めた時…恐らくはライフィールド氏を殺した時には…既に彼女の心は黒化していたに違いない。</text:p>
      <text:p text:style-name="P232">　もっと救いのあるものだとばかり勝手に思い込んでいた。</text:p>
      <text:p text:style-name="P232">　しかし、原因どころか過程や兆候すら分からないんじゃあ、どうしようもない。</text:p>
      <text:p text:style-name="P232">　もしかしたら、核心を取り出して心を白く上塗りすれば一時的には直るのかもしれない。</text:p>
      <text:p text:style-name="P232">　けれど、過程が分からない以上は、その白く上塗りした心も直ぐに黒く染まってしまう。</text:p>
      <text:p text:style-name="P232">　成る程、祖父の他にリビングドールを作ろうとする者がいないわけだ。</text:p>
      <text:p text:style-name="P232">　リビングドールが悪事を働いた責任を取りたい物好きなんているわけがない。</text:p>
      <text:p text:style-name="P244"/>
      <text:p text:style-name="P237"><text:span text:style-name="T4">☀☁☂☃</text:span></text:p>
      <text:p text:style-name="P244"/>
      <text:p text:style-name="P243">「黒化…現象…！？そう……ナインペインが……」</text:p>
      <text:p text:style-name="P243">　さっきまで必死にナインペインを問い質していたリバス嬢も、その言葉を聞いて觀念したのかそれ以上の事はしなかった。</text:p>
      <text:p text:style-name="P232">「なあ、ウィル？ああなってしまったら最後、どうしようもないのか？」</text:p>
      <text:p text:style-name="P232">「はい、残念ながら…核心を取り出し、破棄する他ありません。」</text:p>
      <text:p text:style-name="P232">　リビングドールは人間とは違う。</text:p>
      <text:p text:style-name="P232">　様々な判断を自立的に考えて実行できるだけで、過ちを認めて反省する能力はない。</text:p>
      <text:p text:style-name="P232">　だから、罪を償わせる事はできない。</text:p>
      <text:p text:style-name="P232">　壊れてしまった体の様に、壊れてしまった心も修理できればいいのだけれど…</text:p>
      <text:p text:style-name="P232">　いや、そうじゃない。</text:p>
      <text:p text:style-name="P232">　壊れた心も、何時の日か修理できる様にならなければ。</text:p>
      <text:p text:style-name="P232">　今は無理でも、将来は必ず…</text:p>
      <text:p text:style-name="P232">　だがしかし、今はどうする事もできない。</text:p>
      <text:p text:style-name="P246">　このままナインペインを放っておくわけにもいかないし、どうすれば？</text:p>
      <text:p text:style-name="P246">「ところで皆様方。見つけてしまった以上はやはり自分が悲しまない様、私が殺して解放する事を妨げるおつもりなのでしょうか？」</text:p>
      <text:p text:style-name="P246">　ナインペインが何かを言っている。</text:p>
      <text:p text:style-name="P246">　既のところで殺す前に間に合ったとは言っても、彼女はまだ仕事を終えていないだけで、取り押さえたわけじゃない。</text:p>
      <text:p text:style-name="P246">　このままでは彼女は目の前の老人も殺してしまう。</text:p>
      <text:p text:style-name="P246">　とりあえず、これ以上の犠牲者を出さない為にも止めないと…</text:p>
      <text:p text:style-name="P248">「死による解放を理解できない事は残念で仕方ありません。ですが、皆様方も一度ご覧になれば理解していただける筈です。私もそうでした。そう、あの日ご主人様…を……………」</text:p>
      <text:p text:style-name="P248">　それ以上…ナインペインは話せなかった。</text:p>
      <text:p text:style-name="P248">　彼女の体はバランスを崩して倒れ、後にはメイドの服を着せられた人間大の人形だけが残った。</text:p>
      <text:p text:style-name="P249"><text:soft-page-break/>「……ライフィールド家の者として……当主の代行として……家族のケジメは私、リバス・ライフィールドがつけます！！」</text:p>
      <text:p text:style-name="P249">　一瞬の出来事だった。</text:p>
      <text:p text:style-name="P250">　見ると、リバス嬢はナインペインの体の…ちょうど人間で言うところの心臓がある場所に、自身の右手を無理やり挿入していた。</text:p>
      <text:p text:style-name="P250">　そして、抜き出したその手には…ナインペインの核心が掴まれているのが見えた。</text:p>
      <text:p text:style-name="P251"/>
      <text:p text:style-name="P238"><text:span text:style-name="T4">☀☁☂☃</text:span></text:p>
      <text:p text:style-name="P251">　</text:p>
      <text:p text:style-name="P250">　結局、私にかかった殺人容疑は、こんな形で晴れてしまった。</text:p>
      <text:p text:style-name="P250">　一連の殺人事件はライフィールド家のリビングドールが暴走し、自分の主人を筆頭に殺しまわった結果として処理される。</text:p>
      <text:p text:style-name="P250">　犯人が人間ではない為、この事件では誰も咎められる事はなかった。</text:p>
      <text:p text:style-name="P250">　あえて責任を問うならば、ライフィールド氏が該当するのだろうけれど…</text:p>
      <text:p text:style-name="P250">　そんな氏も最初に殺されてしまって、もはや責任を取らせる事もできない。</text:p>
      <text:p text:style-name="P250">「ウィルさん……この度はうちのナインペインのせいで……ごめんなさい……」</text:p>
      <text:p text:style-name="P250">「いえ、リバスさん。元をたどれば、私の祖父が作った人形のやった事です。貴女が私に謝る事なんて何もありません。」</text:p>
      <text:p text:style-name="P250">「ですが……」</text:p>
      <text:p text:style-name="P250">「ウィルの言う通りだ、気にするな。取らなくてもいい責任で変に自分を責めれば、ウィルの方も自分の祖父さんの行いで自分を責めなきゃいけなくなる。」</text:p>
      <text:p text:style-name="P250">「ニーメン……あの……私っ……」</text:p>
      <text:p text:style-name="P250">「良くはないけど過ぎた事なんだ。誰が悪いわけでもない天災みたいなもので、どうしようもなかった。」</text:p>
      <text:p text:style-name="P250">　ニーメンがリバス嬢をなだめてくれて助かった。</text:p>
      <text:p text:style-name="P250">　彼女も立場上色々と力が入り過ぎて、空回りしているのだと思う。</text:p>
      <text:p text:style-name="P250">　祖父母も亡くなり、両親も側にいなくて、責任感の強い彼女に全部が押しかかった結果だから仕方のない事なんだろうけど…</text:p>
      <text:p text:style-name="P250">　だからこそ、今の様にニーメンが支えてあげて欲しいと思う。</text:p>
      <text:p text:style-name="P250">　それにしても、天災…か…</text:p>
      <text:p text:style-name="P250">　確かに、事前に兆候も見えないし防ぎようもない点からすれば、言い得て妙って感じなのか。</text:p>
      <text:p text:style-name="P250">　これと言って何もできる事はないし…</text:p>
      <text:p text:style-name="P250">　いや、そんな事も言っていられないか。</text:p>
      <text:p text:style-name="P250">　さっきのリバス嬢は責任感が強過ぎる気もするけれど、自分の立場や祖父の事を考えれば…</text:p>
      <text:p text:style-name="P250">　むしろ、ここで何もやらない私は逆に責任感が無さ過ぎるのかもしれない。</text:p>
      <text:p text:style-name="P250">「何はともあれ、これでようやく出発できますね、ご主人様。私の体を修理して、その後はいよいよ完全漆黒を倒すための旅です。」</text:p>
      <text:p text:style-name="P250">　そうか、一緒に旅に出る約束をしていたんだった。</text:p>
      <text:p text:style-name="P250">　事件のせいで、そんな事すっかり忘れてた。</text:p>
      <text:p text:style-name="P252">　旅………………そうだ！</text:p>
      <text:p text:style-name="P250">　祖父の作ったリビングドールに会いに行く旅をしよう。</text:p>
      <text:p text:style-name="P250">　まだ黒化していない個体を観察すれば何か手がかりが掴めるかもしれない。</text:p>
      <text:p text:style-name="P250">　残っている過去の黒化現象の事例とも照らし合わせて比較の数を増やせば、黒化する過程だってもしかすると…</text:p>
      <text:p text:style-name="P250">「ねえ、フィーヴィー、旅の事なんだけど…さあ…？」</text:p>
      <text:p text:style-name="P250">「はい。どうかしましたか、ご主人様？」</text:p>
      <text:p text:style-name="P250"><text:soft-page-break/>「祖父の残した…現存するリビングドールに会いに回りたいんだけど、いいかな？」</text:p>
      <text:p text:style-name="P250">「成る程、リビングドールを探し回れば、完全漆黒に出会う可能背も高くなると言う事ですね？ナイスアイデアですご主人様。闇雲に探し回るより、遥かにいいと思います。」</text:p>
      <text:p text:style-name="P250">　そんな事全く考えてなかったんだけど、納得してもらえたなら…まあいいか。</text:p>
      <text:p text:style-name="P273">終章　旅立ち</text:p>
      <text:p text:style-name="P250"/>
      <text:p text:style-name="P250">　ようやく、この街から離れられる日が来た。</text:p>
      <text:p text:style-name="P253">　あの日の翌朝なんかは三人共疲れて昼過ぎまで寝てしまったし、 容疑が晴れた後も取り調べで足止めされたりでやっとの事だ。</text:p>
      <text:p text:style-name="P253">「よお、ウィル。これから出発か？」</text:p>
      <text:p text:style-name="P253">　突然、ニーメンが顔を出してきた。</text:p>
      <text:p text:style-name="P253">　出発前に挨拶しに行こうとは思っていたから丁度よかったけれど…</text:p>
      <text:p text:style-name="P253">　何やら大荷物の様子で、まるで今から旅にでも出るみたいだった。</text:p>
      <text:p text:style-name="P253">　……まさか、一緒に付いてくる気じゃあ？</text:p>
      <text:p text:style-name="P253">「俺もあれから色々考えてな、黒化したリビングドールがあれだけヤバいんだ。そうなると、俺たちの祖父の世代からの宿敵である完全漆黒ってのがどれだけヤバいのか知れたもんじゃない。だから、俺も独自で探してみようと思うんだ。同じ目的を持つ者同士だ、旅の途中でまた出会う事もあるだろうと今日は挨拶に来た。」</text:p>
      <text:p text:style-name="P253">「そうですか。私とフィーヴィーは、祖父の顧客リストを頼りに現存するリビングドールを探そうかと思うのですが、ニーメンさんは？」</text:p>
      <text:p text:style-name="P253">「俺の方は適当に色んな街を回って情報を集めてみようと思う。互いに違う方法でなら、それだけ見つかる確率も上がるかもなあ。」</text:p>
      <text:p text:style-name="P253">　ニーメンも完全漆黒を追うのか。</text:p>
      <text:p text:style-name="P253">　彼なりに考えた結果での行動なんだろうなあ…</text:p>
      <text:p text:style-name="P253">　黒化した人形を見る前と後では、まだ見ぬ完全漆黒に対する脅威も変わってくる。</text:p>
      <text:p text:style-name="P253">　私の祖父やニーメンの祖父が危険を承知で倒そうとしたのも納得が行く。</text:p>
      <text:p text:style-name="P253">　けれど、ニーメンがこの街を離れてしまったら、リバス嬢は独りになってしまう。</text:p>
      <text:p text:style-name="P253">　ライフィールド氏が亡くなって、ナインペインも壊れてしまった今となっては……</text:p>
      <text:p text:style-name="P253">「ウィルさん、これから出発ですか？ニーメンも準備できているみたいだし丁度よかった。これから暫くの間、屋敷を開けますので戸締りをしてしまおうかと思います。」</text:p>
      <text:p text:style-name="P253">　見ると、リバス嬢も荷造りした荷物を持っていて、これから何処かへ出かける様子だった。</text:p>
      <text:p text:style-name="P253">「屋敷を開けるって、リバスさんも何処かへ遠出でもするのですか？」</text:p>
      <text:p text:style-name="P253">「ええ、これからニーメンと一緒に旅立ちますので。」</text:p>
      <text:p text:style-name="P253">「ちょ、ちょっと待った。何で俺の旅に付いて来るんだよ？屋敷とか色々あるだろうし、第一リバスさんには関係の無い事だろ？」</text:p>
      <text:p text:style-name="P254">「何言ってんの！？あんな事件があったんだから、私がこの街に居られるわけないでしょ！？それに、ニーメンの旅に私が付いて行くんじゃないの。私の旅にニーメンが付いて来るの。わかった？」</text:p>
      <text:p text:style-name="P254">「そ、そんな勝手な！？」</text:p>
      <text:p text:style-name="P254">「それから、その『リバスさん』ってのはやめて！昔の様にリバスって呼び捨てで呼んで！」</text:p>
      <text:p text:style-name="P254">「な、何だよそれ…俺の方が歳下だし、それに…」</text:p>
      <text:p text:style-name="P254">「言い訳しない！これから旅のパートナーになるんだから、お互いの距離が近くなるのは当然でしょ。」</text:p>
      <text:p text:style-name="P254">「それはそうだけど……って、いいよ。好きにしてくれ。」</text:p>
      <text:p text:style-name="P254">　やれやれ、この二人は……</text:p>
      <text:p text:style-name="P254">　まあ、リバス嬢が独りにならず丸く収まったのだから、いいのかな。</text:p>
      <text:p text:style-name="P254">「ご主人様。よかったですね、あの二人。」</text:p>
      <text:p text:style-name="P254">「そうだねフィーヴィー。」</text:p>
      <text:p text:style-name="P254">「心配事も無くなりましたし、安心して出発できます。」</text:p>
      <text:p text:style-name="P254">　いよいよ出発か。</text:p>
      <text:p text:style-name="P254"><text:soft-page-break/>　最後に二人に挨拶しないと…</text:p>
      <text:p text:style-name="P254">「リバスさん、ニーメンさん。短い間でしたがお世話になりました。私とフィーヴィーも、もう出発しようかと思います。」</text:p>
      <text:p text:style-name="P254">「お二人のおかげで、私もご主人様に出会う事ができました。ありがとうございます。」</text:p>
      <text:p text:style-name="P254">「おう、ウィルもフレイムヴィレッジも元気でな。」</text:p>
      <text:p text:style-name="P254">「ああ待って、ウィルさん。貴方にこれを預けておきます。」</text:p>
      <text:p text:style-name="P254">　リバス嬢から何やらケースを渡された。</text:p>
      <text:p text:style-name="P254">　大きさは小さめの工具箱ぐらいだけれど、中身は…？</text:p>
      <text:p text:style-name="P255">「ナインペインの核心です。何時の日か、黒化現象を直せる日が来た時に彼女を復活させてあげてください。」</text:p>
      <text:p text:style-name="P254">「よろしいのですか？」</text:p>
      <text:p text:style-name="P254">「はい。私には…今となっては辛い思い出が多過ぎます。ですから、ウィルさんが持っていてください。」</text:p>
      <text:p text:style-name="P254">　今回の事件の事を…黒化現象を忘れぬ為の品として、ナインペインの核心が私に託される。</text:p>
      <text:p text:style-name="P256">　私は祖父が成し得なかった黒化現象の解明を成し遂げる為…</text:p>
      <text:p text:style-name="P256">　ニーメンは祖父が倒せなかった完全漆黒を倒す為…</text:p>
      <text:p text:style-name="P256">　各々は今、旅立とうとしていた。</text:p>
      <text:p text:style-name="P256"/>
      <text:p text:style-name="P256"/>
      <text:p text:style-name="P256"/>
      <text:p text:style-name="P257">人形技師ウィル・フォーメン「献身慈悲のナインペイン」　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rial Unicode MS1" svg:font-family="'Arial Unicode MS'" style:font-family-generic="swiss"/>
    <style:font-face style:name="ヒラギノ丸ゴ ProN" svg:font-family="'ヒラギノ丸ゴ ProN'" style:font-family-generic="swiss"/>
    <style:font-face style:name="ヒラギノ丸ゴ ProN1" svg:font-family="'ヒラギノ丸ゴ Pr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tb-rl"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02:01:41.537269000</meta:creation-date>
    <dc:date>2017-07-04T20:14:35.016525000</dc:date>
    <meta:editing-duration>P28DT7H36M55S</meta:editing-duration>
    <meta:editing-cycles>193</meta:editing-cycles>
    <meta:generator>LibreOffice_Vanilla/5.2.3.5$MacOSX_X86_64 LibreOffice_project/83adc9c35c74e0badc710d981405858b1179a327</meta:generator>
    <meta:document-statistic meta:table-count="0" meta:image-count="0" meta:object-count="0" meta:page-count="54" meta:paragraph-count="1440" meta:word-count="59301" meta:character-count="60385" meta:non-whitespace-character-count="59535"/>
  </office:meta>
</office:document-meta>
</file>